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e5e5e5"/>
    </style:style>
    <style:style style:name="gr4" style:family="graphic" style:parent-style-name="standard">
      <style:graphic-properties draw:stroke="solid" svg:stroke-width="0cm" svg:stroke-color="#000000" draw:marker-start-width="0.177cm" draw:marker-end-width="0.177cm" draw:stroke-linejoin="miter" svg:stroke-linecap="butt" draw:fill="none" fo:padding-top="-0.001cm" fo:padding-bottom="-0.001cm" fo:padding-left="-0.001cm" fo:padding-right="-0.001cm"/>
    </style:style>
    <style:style style:name="gr5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6" style:family="graphic" style:parent-style-name="standard">
      <style:graphic-properties draw:stroke="none" svg:stroke-width="0cm" draw:marker-start-width="0.2cm" draw:marker-end-width="0.2cm" draw:fill="solid" draw:fill-color="#ffffff"/>
    </style:style>
    <style:style style:name="gr7" style:family="graphic" style:parent-style-name="standard">
      <style:graphic-properties draw:stroke="solid" svg:stroke-width="0cm" svg:stroke-color="#5e5e5e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8" style:family="graphic" style:parent-style-name="standard">
      <style:graphic-properties draw:stroke="none" svg:stroke-width="0cm" draw:marker-start-width="0.2cm" draw:marker-end-width="0.2cm" draw:fill="solid" draw:fill-color="#333333"/>
    </style:style>
    <style:style style:name="gr9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none" fo:padding-top="0cm" fo:padding-bottom="0cm" fo:padding-left="0cm" fo:padding-right="0cm"/>
    </style:style>
    <style:style style:name="gr10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solid" draw:fill-color="#000000" fo:padding-top="0cm" fo:padding-bottom="0cm" fo:padding-left="0cm" fo:padding-right="0cm"/>
    </style:style>
    <style:style style:name="gr11" style:family="graphic" style:parent-style-name="standard">
      <style:graphic-properties draw:stroke="solid" svg:stroke-width="0cm" svg:stroke-color="#000000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12" style:family="graphic" style:parent-style-name="standard">
      <style:graphic-properties draw:stroke="none" svg:stroke-width="0cm" draw:marker-start-width="0.2cm" draw:marker-end-width="0.2cm" draw:fill="solid" draw:fill-color="#999999"/>
    </style:style>
    <style:style style:name="gr13" style:family="graphic" style:parent-style-name="standard">
      <style:graphic-properties draw:stroke="solid" svg:stroke-width="0cm" svg:stroke-color="#000000" draw:marker-start-width="0.154cm" draw:marker-end-width="0.154cm" svg:stroke-opacity="0%" draw:stroke-linejoin="miter" svg:stroke-linecap="butt" draw:fill="none" fo:padding-top="0cm" fo:padding-bottom="0cm" fo:padding-left="0cm" fo:padding-right="0cm"/>
    </style:style>
    <style:style style:name="gr14" style:family="graphic" style:parent-style-name="standard">
      <style:graphic-properties draw:stroke="none" svg:stroke-width="0cm" draw:fill="solid" draw:fill-color="#e5e5e5" draw:opacity="75%"/>
    </style:style>
    <style:style style:name="gr15" style:family="graphic" style:parent-style-name="standard">
      <style:graphic-properties draw:stroke="solid" svg:stroke-width="0cm" svg:stroke-color="#000000" draw:marker-start-width="0.178cm" draw:marker-end-width="0.178cm" draw:stroke-linejoin="miter" svg:stroke-linecap="butt" draw:fill="none" fo:padding-top="0cm" fo:padding-bottom="0cm" fo:padding-left="0cm" fo:padding-right="0cm"/>
    </style:style>
    <style:style style:name="gr16" style:family="graphic" style:parent-style-name="standard">
      <style:graphic-properties draw:stroke="none" svg:stroke-width="0cm" draw:fill="solid" draw:fill-color="#000000"/>
    </style:style>
    <style:style style:name="gr17" style:family="graphic" style:parent-style-name="standard">
      <style:graphic-properties draw:stroke="none" svg:stroke-width="0cm" draw:fill="solid" draw:fill-color="#ffffff"/>
    </style:style>
    <style:style style:name="gr18" style:family="graphic" style:parent-style-name="standard">
      <style:graphic-properties draw:stroke="none" svg:stroke-width="0cm" draw:fill="solid" draw:fill-color="#333333"/>
    </style:style>
    <style:style style:name="gr19" style:family="graphic" style:parent-style-name="standard">
      <style:graphic-properties draw:stroke="none" svg:stroke-width="0cm" draw:fill="solid" draw:fill-color="#b2b2b2"/>
    </style:style>
    <style:style style:name="gr20" style:family="graphic" style:parent-style-name="standard">
      <style:graphic-properties draw:stroke="none" svg:stroke-width="0cm" draw:fill="solid" draw:fill-color="#e5e5e5"/>
    </style:style>
    <style:style style:name="gr21" style:family="graphic" style:parent-style-name="standard">
      <style:graphic-properties draw:stroke="solid" svg:stroke-width="0cm" svg:stroke-color="#000000" draw:marker-start-width="0.13cm" draw:marker-end-width="0.13cm" svg:stroke-opacity="0%" draw:stroke-linejoin="miter" svg:stroke-linecap="butt" draw:fill="none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d0d0d0" style:font-name="Liberation Sans1" fo:font-size="8pt" fo:font-weight="bold" fo:background-color="#7f7f7f" style:font-size-asian="8pt" style:font-weight-asian="bold" style:font-size-complex="8pt" style:font-weight-complex="bold"/>
    </style:style>
    <style:style style:name="P5" style:family="paragraph">
      <loext:graphic-properties draw:fill="solid" draw:fill-color="#e5e5e5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solid" draw:fill-color="#999999"/>
    </style:style>
    <style:style style:name="P11" style:family="paragraph">
      <loext:graphic-properties draw:fill="solid" draw:fill-color="#e5e5e5" draw:opacity="75%"/>
    </style:style>
    <style:style style:name="P12" style:family="paragraph">
      <loext:graphic-properties draw:fill="solid" draw:fill-color="#b2b2b2"/>
    </style:style>
    <style:style style:name="P13" style:family="paragraph">
      <style:text-properties fo:color="#ffffff" fo:font-size="6pt" style:font-size-asian="6pt" style:font-size-complex="6pt"/>
    </style:style>
    <style:style style:name="P14" style:family="paragraph">
      <loext:graphic-properties draw:fill="none" draw:fill-color="#ffffff"/>
      <style:text-properties fo:color="#ffffff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ffffff" fo:font-size="6pt" style:font-size-asian="6pt" style:font-size-complex="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fo:font-size="6pt" style:font-size-asian="6pt" style:font-size-complex="6pt"/>
    </style:style>
    <style:style style:name="P18" style:family="paragraph"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9" style:family="paragraph">
      <loext:graphic-properties draw:fill="none" draw:fill-color="#ffffff"/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DejaVu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MAC Design: </text:span><text:span text:style-name="T1">Standard Floating-</text:span><text:span text:style-name="T1">Point vs. Hybrid </text:span><text:span text:style-name="T1">Logarithmic 4-bit</text:span></text:p>
          </draw:text-box>
        </draw:frame>
        <draw:frame draw:style-name="gr2" draw:text-style-name="P4" draw:layer="layout" svg:width="9.286cm" svg:height="0.319cm" svg:x="1.5cm" svg:y="0.962cm">
          <draw:text-box>
            <text:p text:style-name="P3"><text:span text:style-name="T2">Sta</text:span><text:span text:style-name="T2">nd</text:span><text:span text:style-name="T2">ard </text:span><text:span text:style-name="T2">flo</text:span><text:span text:style-name="T2">ati</text:span><text:span text:style-name="T2">ng</text:span><text:span text:style-name="T2">-</text:span><text:span text:style-name="T2">poi</text:span><text:span text:style-name="T2">nt <text:s text:c="2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4"/></text:span><text:span text:style-name="T3">Hy</text:span><text:span text:style-name="T3">bri</text:span><text:span text:style-name="T3">d </text:span><text:span text:style-name="T3">log</text:span><text:span text:style-name="T3">arit</text:span><text:span text:style-name="T3">hm</text:span><text:span text:style-name="T3">ic </text:span><text:span text:style-name="T3">4-</text:span><text:span text:style-name="T3">bit</text:span></text:p>
          </draw:text-box>
        </draw:frame>
        <draw:path draw:style-name="gr3" draw:text-style-name="P5" draw:layer="layout" svg:width="0.209cm" svg:height="0.196cm" svg:x="0.973cm" svg:y="2.999cm" svg:viewBox="0 0 210 197" svg:d="M0 197v-158c0-21 18-39 39-39h171v197z">
          <text:p/>
        </draw:path>
        <draw:path draw:style-name="gr4" draw:text-style-name="P6" draw:layer="layout" svg:width="0.209cm" svg:height="0.196cm" svg:x="0.973cm" svg:y="2.999cm" svg:viewBox="0 0 210 197" svg:d="M0 92v-53l3-15 8-12 13-9 15-3h57M153 0h57v66M210 132v65h-70M70 197h-70v-52">
          <text:p/>
        </draw:path>
        <draw:polygon draw:style-name="gr3" draw:text-style-name="P5" draw:layer="layout" svg:width="0.209cm" svg:height="0.196cm" svg:x="0.973cm" svg:y="3.196cm" svg:viewBox="0 0 210 197" draw:points="0,0 210,0 210,197 0,197">
          <text:p/>
        </draw:polygon>
        <draw:path draw:style-name="gr4" draw:text-style-name="P6" draw:layer="layout" svg:width="0.209cm" svg:height="0.196cm" svg:x="0.973cm" svg:y="3.196cm" svg:viewBox="0 0 210 197" svg:d="M140 0h70v66M210 132v65h-70M70 197h-70v-65M0 66v-66h70">
          <text:p/>
        </draw:path>
        <draw:polygon draw:style-name="gr3" draw:text-style-name="P5" draw:layer="layout" svg:width="0.209cm" svg:height="0.196cm" svg:x="0.973cm" svg:y="3.393cm" svg:viewBox="0 0 210 197" draw:points="0,0 210,0 210,197 0,197">
          <text:p/>
        </draw:polygon>
        <draw:path draw:style-name="gr4" draw:text-style-name="P6" draw:layer="layout" svg:width="0.209cm" svg:height="0.196cm" svg:x="0.973cm" svg:y="3.39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59cm" svg:viewBox="0 0 210 197" draw:points="0,0 210,0 210,197 0,197">
          <text:p/>
        </draw:polygon>
        <draw:path draw:style-name="gr4" draw:text-style-name="P6" draw:layer="layout" svg:width="0.209cm" svg:height="0.196cm" svg:x="0.973cm" svg:y="3.59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786cm" svg:viewBox="0 0 210 197" draw:points="0,0 210,0 210,197 0,197">
          <text:p/>
        </draw:polygon>
        <draw:path draw:style-name="gr4" draw:text-style-name="P6" draw:layer="layout" svg:width="0.209cm" svg:height="0.196cm" svg:x="0.973cm" svg:y="3.786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983cm" svg:viewBox="0 0 210 197" draw:points="0,0 210,0 210,197 0,197">
          <text:p/>
        </draw:polygon>
        <draw:path draw:style-name="gr4" draw:text-style-name="P6" draw:layer="layout" svg:width="0.209cm" svg:height="0.196cm" svg:x="0.973cm" svg:y="3.98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18cm" svg:viewBox="0 0 210 197" draw:points="0,0 210,0 210,197 0,197">
          <text:p/>
        </draw:polygon>
        <draw:path draw:style-name="gr4" draw:text-style-name="P6" draw:layer="layout" svg:width="0.209cm" svg:height="0.196cm" svg:x="0.973cm" svg:y="4.1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377cm" svg:viewBox="0 0 210 197" draw:points="0,0 210,0 210,197 0,197">
          <text:p/>
        </draw:polygon>
        <draw:path draw:style-name="gr4" draw:text-style-name="P6" draw:layer="layout" svg:width="0.209cm" svg:height="0.196cm" svg:x="0.973cm" svg:y="4.37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574cm" svg:viewBox="0 0 210 197" draw:points="0,0 210,0 210,197 0,197">
          <text:p/>
        </draw:polygon>
        <draw:path draw:style-name="gr4" draw:text-style-name="P6" draw:layer="layout" svg:width="0.209cm" svg:height="0.196cm" svg:x="0.973cm" svg:y="4.57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771cm" svg:viewBox="0 0 210 197" draw:points="0,0 210,0 210,197 0,197">
          <text:p/>
        </draw:polygon>
        <draw:path draw:style-name="gr4" draw:text-style-name="P6" draw:layer="layout" svg:width="0.209cm" svg:height="0.196cm" svg:x="0.973cm" svg:y="4.77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967cm" svg:viewBox="0 0 210 197" draw:points="0,0 210,0 210,197 0,197">
          <text:p/>
        </draw:polygon>
        <draw:path draw:style-name="gr4" draw:text-style-name="P6" draw:layer="layout" svg:width="0.209cm" svg:height="0.196cm" svg:x="0.973cm" svg:y="4.96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164cm" svg:viewBox="0 0 210 197" draw:points="0,0 210,0 210,197 0,197">
          <text:p/>
        </draw:polygon>
        <draw:path draw:style-name="gr4" draw:text-style-name="P6" draw:layer="layout" svg:width="0.209cm" svg:height="0.196cm" svg:x="0.973cm" svg:y="5.16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361cm" svg:viewBox="0 0 210 197" draw:points="0,0 210,0 210,197 0,197">
          <text:p/>
        </draw:polygon>
        <draw:path draw:style-name="gr4" draw:text-style-name="P6" draw:layer="layout" svg:width="0.209cm" svg:height="0.196cm" svg:x="0.973cm" svg:y="5.36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558cm" svg:viewBox="0 0 210 197" draw:points="0,0 210,0 210,197 0,197">
          <text:p/>
        </draw:polygon>
        <draw:path draw:style-name="gr4" draw:text-style-name="P6" draw:layer="layout" svg:width="0.209cm" svg:height="0.196cm" svg:x="0.973cm" svg:y="5.55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755cm" svg:viewBox="0 0 210 197" draw:points="0,0 210,0 210,197 0,197">
          <text:p/>
        </draw:polygon>
        <draw:path draw:style-name="gr4" draw:text-style-name="P6" draw:layer="layout" svg:width="0.209cm" svg:height="0.196cm" svg:x="0.973cm" svg:y="5.755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951cm" svg:viewBox="0 0 210 197" draw:points="0,0 210,0 210,197 0,197">
          <text:p/>
        </draw:polygon>
        <draw:path draw:style-name="gr4" draw:text-style-name="P6" draw:layer="layout" svg:width="0.209cm" svg:height="0.196cm" svg:x="0.973cm" svg:y="5.95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148cm" svg:viewBox="0 0 210 197" draw:points="0,0 210,0 210,197 0,197">
          <text:p/>
        </draw:polygon>
        <draw:path draw:style-name="gr4" draw:text-style-name="P6" draw:layer="layout" svg:width="0.209cm" svg:height="0.196cm" svg:x="0.973cm" svg:y="6.14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345cm" svg:viewBox="0 0 210 197" draw:points="0,0 210,0 210,197 0,197">
          <text:p/>
        </draw:polygon>
        <draw:path draw:style-name="gr4" draw:text-style-name="P6" draw:layer="layout" svg:width="0.209cm" svg:height="0.196cm" svg:x="0.973cm" svg:y="6.345cm" svg:viewBox="0 0 210 197" svg:d="M140 0h70v66M210 131v66h-70M70 197h-70v-66M0 66v-66h70">
          <text:p/>
        </draw:path>
        <draw:path draw:style-name="gr3" draw:text-style-name="P5" draw:layer="layout" svg:width="0.209cm" svg:height="0.699cm" svg:x="0.973cm" svg:y="6.542cm" svg:viewBox="0 0 210 700" svg:d="M210 700h-171c-21 0-39-17-39-39v-661h210z">
          <text:p/>
        </draw:path>
        <draw:path draw:style-name="gr4" draw:text-style-name="P6" draw:layer="layout" svg:width="0.209cm" svg:height="0.699cm" svg:x="0.973cm" svg:y="6.542cm" svg:viewBox="0 0 210 700" svg:d="M96 700h-57l-15-3-13-9-8-12-3-15v-55M0 550v-110M0 385v-110M0 220v-110M0 55v-55h70M140 0h70v46M210 93v94M210 233v93M210 373v94M210 513v94M210 653v47h-57">
          <text:p/>
        </draw:path>
        <draw:path draw:style-name="gr4" draw:text-style-name="P6" draw:layer="layout" svg:width="4.021cm" svg:height="0.196cm" svg:x="1.183cm" svg:y="2.999cm" svg:viewBox="0 0 4022 197" svg:d="M98 0h99M246 0h98M393 0h99M541 0h97M688 0h98M835 0h99M983 0h98M1131 0h98M1278 0h98M1426 0h98M1573 0h99M1721 0h98M1868 0h98M2016 0h98M2163 0h99M2310 0h99M2458 0h98M2605 0h99M2753 0h98M2900 0h99M3048 0h98M3196 0h98M3343 0h98M3490 0h99M3638 0h98M3785 0h99M3933 0h49l15 3 13 9 8 12 4 15v53M4022 145v52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49">
          <text:p/>
        </draw:path>
        <draw:path draw:style-name="gr4" draw:text-style-name="P6" draw:layer="layout" svg:width="4.021cm" svg:height="0.196cm" svg:x="1.183cm" svg:y="3.19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2v65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50">
          <text:p/>
        </draw:path>
        <draw:path draw:style-name="gr4" draw:text-style-name="P6" draw:layer="layout" svg:width="4.021cm" svg:height="0.196cm" svg:x="1.183cm" svg:y="3.39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59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78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98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1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37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57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77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96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16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36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55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75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95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14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34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699cm" svg:x="1.183cm" svg:y="6.542cm" svg:viewBox="0 0 4022 700" svg:d="M4022 110v110M4022 275v110M4022 440v110M4022 606v55l-4 15-8 12-13 9-15 3h-49M3884 700h-99M3736 700h-98M3589 700h-99M3441 700h-98M3294 700h-98M3146 700h-98M2999 700h-99M2851 700h-98M2704 700h-99M2556 700h-98M2409 700h-99M2262 700h-99M2114 700h-98M1966 700h-98M1819 700h-98M1672 700h-99M1524 700h-98M1376 700h-98M1229 700h-98M1081 700h-98M934 700h-99M786 700h-98M638 700h-97M492 700h-99M344 700h-98M197 700h-99M49 700h-49v-47M0 607v-94M0 467v-94M0 326v-93M0 187v-94M0 46v-46h50M99 0h99M248 0h99M397 0h99M546 0h99M695 0h99M844 0h99M993 0h99M1142 0h99M1291 0h99M1440 0h99M1588 0h100M1738 0h99M1887 0h99M2035 0h100M2185 0h99M2334 0h99M2483 0h99M2631 0h100M2780 0h100M2929 0h99M3078 0h99M3227 0h99M3376 0h99M3525 0h99M3674 0h99M3823 0h99M3972 0h50v55">
          <text:p/>
        </draw:path>
        <draw:path draw:style-name="gr5" draw:text-style-name="P7" draw:layer="layout" svg:width="0.054cm" svg:height="0.088cm" svg:x="1.051cm" svg:y="3.037cm" svg:viewBox="0 0 55 89" svg:d="M28 0c21 0 27 19 27 44s-4 45-28 45c-21 0-27-20-27-45 0-24 6-44 28-44zM27 84c17-2 17-21 17-40 0-18 0-37-17-39-16 2-16 21-16 39s0 38 16 40z">
          <text:p/>
        </draw:path>
        <draw:polygon draw:style-name="gr5" draw:text-style-name="P7" draw:layer="layout" svg:width="0.045cm" svg:height="0.086cm" svg:x="1.058cm" svg:y="3.234cm" svg:viewBox="0 0 46 87" draw:points="29,82 46,84 46,85 46,87 0,87 0,85 0,84 17,82 17,47 17,11 0,18 0,16 0,14 25,0 29,0 29,41">
          <text:p/>
        </draw:polygon>
        <draw:path draw:style-name="gr5" draw:text-style-name="P7" draw:layer="layout" svg:width="0.052cm" svg:height="0.086cm" svg:x="1.052cm" svg:y="3.431cm" svg:viewBox="0 0 53 87" svg:d="M3 3c24-8 57 0 47 29-8 22-27 31-42 45h45v5 5h-53v-5-4l22-20c9-9 17-17 17-35s-17-22-30-14l-2 11h-4v-9z">
          <text:p/>
        </draw:path>
        <draw:path draw:style-name="gr5" draw:text-style-name="P7" draw:layer="layout" svg:width="0.054cm" svg:height="0.087cm" svg:x="1.052cm" svg:y="3.628cm" svg:viewBox="0 0 55 88" svg:d="M32 42c14 1 22 8 23 21 0 27-31 28-54 22l-1-18h4c1 10 6 16 19 16 14 0 20-7 20-20 1-16-12-18-28-19v-2-3c14 0 24-2 24-17 0-17-17-21-30-13l-2 10h-5v-8-9c19-4 50-4 49 19-1 12-8 19-19 21z">
          <text:p/>
        </draw:path>
        <draw:path draw:style-name="gr5" draw:text-style-name="P7" draw:layer="layout" svg:width="0.06cm" svg:height="0.086cm" svg:x="1.048cm" svg:y="3.825cm" svg:viewBox="0 0 61 87" svg:d="M50 68v9 10h-12v-10-9h-38v-4-5l42-59h8v29 30h11v4 5zM38 59v-44l-31 44z">
          <text:p/>
        </draw:path>
        <draw:path draw:style-name="gr5" draw:text-style-name="P7" draw:layer="layout" svg:width="0.052cm" svg:height="0.087cm" svg:x="1.054cm" svg:y="4.022cm" svg:viewBox="0 0 53 88" svg:d="M42 62c1-20-17-24-33-19h-6v-22-21h43v5 5h-37v14 14c22-4 44-1 44 23 0 26-29 31-52 24l-1-18h4c1 10 5 15 18 15 14 0 18-7 20-20z">
          <text:p/>
        </draw:path>
        <draw:path draw:style-name="gr5" draw:text-style-name="P7" draw:layer="layout" svg:width="0.055cm" svg:height="0.088cm" svg:x="1.052cm" svg:y="4.218cm" svg:viewBox="0 0 56 89" svg:d="M12 41c17-10 44-6 44 20 0 18-9 28-26 28-23 0-29-20-30-44-1-32 19-52 51-43v8 7h-4c0-15-24-14-29-3-3 7-6 16-6 27zM12 45c1 18 1 39 18 39 12 0 13-10 14-22 2-22-17-23-32-17z">
          <text:p/>
        </draw:path>
        <draw:polygon draw:style-name="gr5" draw:text-style-name="P7" draw:layer="layout" svg:width="0.053cm" svg:height="0.085cm" svg:x="1.055cm" svg:y="4.416cm" svg:viewBox="0 0 54 86" draw:points="4,20 0,20 0,10 0,0 54,0 54,2 54,5 15,86 7,86 45,10 6,10">
          <text:p/>
        </draw:polygon>
        <draw:path draw:style-name="gr5" draw:text-style-name="P7" draw:layer="layout" svg:width="0.055cm" svg:height="0.088cm" svg:x="1.051cm" svg:y="4.611cm" svg:viewBox="0 0 56 89" svg:d="M28 0c15 0 25 7 25 22 0 11-5 16-13 20 9 3 16 10 16 22 0 18-11 25-29 25-17 0-27-7-27-25-1-12 7-19 15-22-7-4-12-9-12-20 0-15 9-22 25-22zM27 84c13 0 17-8 17-20s-4-19-17-19c-12 0-16 7-16 19s4 20 16 20zM27 39c11 0 15-6 15-17 0-10-4-17-15-17-10 0-13 7-13 17 0 11 3 17 13 17z">
          <text:p/>
        </draw:path>
        <draw:path draw:style-name="gr5" draw:text-style-name="P7" draw:layer="layout" svg:width="0.055cm" svg:height="0.087cm" svg:x="1.05cm" svg:y="4.809cm" svg:viewBox="0 0 56 88" svg:d="M44 47c-17 11-46 6-44-20 2-18 10-27 28-27 24 0 28 19 28 44 0 33-20 51-52 42v-7-8h4c-2 15 24 15 29 4 4-7 7-16 7-28zM44 43c-1-18 0-38-16-38-12 0-16 9-16 22 0 12 4 19 15 19 7 0 12-1 17-3z">
          <text:p/>
        </draw:path>
        <draw:polygon draw:style-name="gr5" draw:text-style-name="P7" draw:layer="layout" svg:width="0.045cm" svg:height="0.086cm" svg:x="1.025cm" svg:y="5.005cm" svg:viewBox="0 0 46 87" draw:points="29,82 46,84 46,85 46,87 0,87 0,85 0,84 18,82 18,46 18,11 0,18 0,16 0,14 25,0 29,0 29,41">
          <text:p/>
        </draw:polygon>
        <draw:path draw:style-name="gr5" draw:text-style-name="P7" draw:layer="layout" svg:width="0.054cm" svg:height="0.088cm" svg:x="1.084cm" svg:y="5.005cm" svg:viewBox="0 0 55 89" svg:d="M28 0c21 0 27 19 27 44s-4 45-27 45c-22 0-28-20-28-45 0-24 6-44 28-44zM28 84c16-2 16-21 16-40 0-18 0-37-16-39-17 2-16 21-16 39s-1 38 16 40z">
          <text:p/>
        </draw:path>
        <draw:polygon draw:style-name="gr5" draw:text-style-name="P7" draw:layer="layout" svg:width="0.045cm" svg:height="0.086cm" svg:x="1.027cm" svg:y="5.202cm" svg:viewBox="0 0 46 87" draw:points="29,82 46,84 46,85 46,87 0,87 0,85 0,84 18,82 18,47 18,11 0,18 0,16 0,14 25,0 29,0 29,41">
          <text:p/>
        </draw:polygon>
        <draw:polygon draw:style-name="gr5" draw:text-style-name="P7" draw:layer="layout" svg:width="0.045cm" svg:height="0.086cm" svg:x="1.088cm" svg:y="5.202cm" svg:viewBox="0 0 46 87" draw:points="29,82 46,84 46,85 46,87 0,87 0,85 0,84 17,82 17,47 17,11 0,18 0,16 0,14 25,0 29,0 29,41">
          <text:p/>
        </draw:polygon>
        <draw:polygon draw:style-name="gr5" draw:text-style-name="P7" draw:layer="layout" svg:width="0.045cm" svg:height="0.086cm" svg:x="1.025cm" svg:y="5.3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6cm" svg:x="1.085cm" svg:y="5.399cm" svg:viewBox="0 0 53 87" svg:d="M3 3c24-8 57 0 47 29-8 22-27 31-42 45h45v5 5h-53v-5-4l21-20c10-9 18-17 18-36 0-17-18-21-30-13l-2 10h-4v-8z">
          <text:p/>
        </draw:path>
        <draw:polygon draw:style-name="gr5" draw:text-style-name="P7" draw:layer="layout" svg:width="0.045cm" svg:height="0.086cm" svg:x="1.025cm" svg:y="5.596cm" svg:viewBox="0 0 46 87" draw:points="29,82 46,83 46,85 46,87 0,87 0,85 0,83 18,82 18,46 18,11 0,18 0,16 0,14 25,0 29,0 29,41">
          <text:p/>
        </draw:polygon>
        <draw:path draw:style-name="gr5" draw:text-style-name="P7" draw:layer="layout" svg:width="0.054cm" svg:height="0.087cm" svg:x="1.085cm" svg:y="5.596cm" svg:viewBox="0 0 55 88" svg:d="M32 42c14 1 22 8 23 21 0 27-31 28-54 22l-1-18h4c1 11 6 16 19 16 14 0 20-7 20-20 0-16-13-18-28-18v-3-3c14 0 24-2 24-17 0-17-18-21-30-13l-2 10h-5v-8-9c19-4 50-4 49 19-1 12-8 19-19 21z">
          <text:p/>
        </draw:path>
        <draw:polygon draw:style-name="gr5" draw:text-style-name="P7" draw:layer="layout" svg:width="0.045cm" svg:height="0.086cm" svg:x="1.025cm" svg:y="5.793cm" svg:viewBox="0 0 46 87" draw:points="29,82 46,84 46,85 46,87 0,87 0,85 0,84 18,82 18,46 18,11 0,18 0,16 0,14 25,0 29,0 29,41">
          <text:p/>
        </draw:polygon>
        <draw:path draw:style-name="gr5" draw:text-style-name="P7" draw:layer="layout" svg:width="0.06cm" svg:height="0.086cm" svg:x="1.081cm" svg:y="5.793cm" svg:viewBox="0 0 61 87" svg:d="M50 68v9 10h-11v-10-9h-39v-4-5l42-59h8v29 30h11v4 5zM39 59l-1-44-30 44z">
          <text:p/>
        </draw:path>
        <draw:polygon draw:style-name="gr5" draw:text-style-name="P7" draw:layer="layout" svg:width="0.045cm" svg:height="0.086cm" svg:x="1.025cm" svg:y="5.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7cm" svg:x="1.087cm" svg:y="5.99cm" svg:viewBox="0 0 53 88" svg:d="M42 61c1-19-17-23-33-18h-6v-22-21h43v5 5h-37v14 13c22-4 44 0 44 23 0 27-29 32-52 25l-1-19h4c1 11 5 16 17 16 15 0 19-7 21-21z">
          <text:p/>
        </draw:path>
        <draw:polygon draw:style-name="gr5" draw:text-style-name="P7" draw:layer="layout" svg:width="0.045cm" svg:height="0.086cm" svg:x="1.025cm" svg:y="6.186cm" svg:viewBox="0 0 46 87" draw:points="29,82 46,84 46,85 46,87 0,87 0,85 0,84 18,82 18,47 18,11 0,18 0,16 0,15 25,0 29,0 29,41">
          <text:p/>
        </draw:polygon>
        <draw:path draw:style-name="gr5" draw:text-style-name="P7" draw:layer="layout" svg:width="0.055cm" svg:height="0.088cm" svg:x="1.084cm" svg:y="6.186cm" svg:viewBox="0 0 56 89" svg:d="M12 41c17-10 44-6 44 20 0 18-9 28-26 28-23 0-29-20-30-44-1-32 19-52 51-43v8 7h-4c1-16-24-14-29-3-3 8-6 16-6 27zM12 45c1 18 1 39 18 39 12 0 14-10 15-22 2-22-18-23-33-17z">
          <text:p/>
        </draw:path>
        <draw:polygon draw:style-name="gr5" draw:text-style-name="P7" draw:layer="layout" svg:width="0.045cm" svg:height="0.086cm" svg:x="1.025cm" svg:y="6.383cm" svg:viewBox="0 0 46 87" draw:points="29,82 46,84 46,85 46,87 0,87 0,85 0,84 18,82 18,46 18,11 0,18 0,16 0,14 25,0 29,0 29,41">
          <text:p/>
        </draw:polygon>
        <draw:polygon draw:style-name="gr5" draw:text-style-name="P7" draw:layer="layout" svg:width="0.053cm" svg:height="0.085cm" svg:x="1.087cm" svg:y="6.384cm" svg:viewBox="0 0 54 86" draw:points="4,20 0,20 0,10 0,0 54,0 54,2 54,5 15,86 7,86 45,10 6,10">
          <text:p/>
        </draw:polygon>
        <draw:polygon draw:style-name="gr5" draw:text-style-name="P7" draw:layer="layout" svg:width="0.045cm" svg:height="0.086cm" svg:x="1.025cm" svg:y="6.833cm" svg:viewBox="0 0 46 87" draw:points="29,82 46,84 46,85 46,87 0,87 0,85 0,84 18,82 18,46 18,12 0,18 0,16 0,14 25,0 29,0 29,41">
          <text:p/>
        </draw:polygon>
        <draw:path draw:style-name="gr5" draw:text-style-name="P7" draw:layer="layout" svg:width="0.055cm" svg:height="0.088cm" svg:x="1.084cm" svg:y="6.833cm" svg:viewBox="0 0 56 89" svg:d="M28 0c15 0 25 7 25 22 0 10-5 16-13 20 9 2 16 10 16 22 0 17-11 25-28 25-18 0-28-8-28-25-1-12 7-19 15-22-7-4-12-10-12-20 0-15 9-22 25-22zM28 84c12 0 16-8 16-20s-4-20-16-20c-13 0-16 8-16 20-1 12 4 20 16 20zM28 38c10 0 13-5 13-16s-3-17-13-17c-11 0-14 6-14 17s3 16 14 16z">
          <text:p/>
        </draw:path>
        <draw:path draw:style-name="gr6" draw:text-style-name="P8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7" draw:text-style-name="P6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5" draw:text-style-name="P7" draw:layer="layout" svg:width="0.068cm" svg:height="0.085cm" svg:x="1.56cm" svg:y="3.077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1.641cm" svg:y="3.101cm" svg:viewBox="0 0 56 64" svg:d="M28 0c19 0 28 11 28 32 0 19-9 32-28 32s-28-13-28-32c0-20 9-32 28-32zM28 59c14 0 17-13 17-27 0-15-3-27-17-27s-16 12-16 27c0 14 2 26 16 27z">
          <text:p/>
        </draw:path>
        <draw:path draw:style-name="gr5" draw:text-style-name="P7" draw:layer="layout" svg:width="0.051cm" svg:height="0.062cm" svg:x="1.706cm" svg:y="3.102cm" svg:viewBox="0 0 52 63" svg:d="M7 2c15-3 38-5 38 15v20 20c2 2 8 0 7 5h-16l-2-6c-8 11-37 11-34-11-1-18 17-18 34-19 2-13-2-25-15-20-3 1-5 1-6 2-2 3 0 9-6 7v-6zM11 45c0 15 15 12 23 8v-11-11c-13 1-23 0-23 14z">
          <text:p/>
        </draw:path>
        <draw:path draw:style-name="gr5" draw:text-style-name="P7" draw:layer="layout" svg:width="0.059cm" svg:height="0.092cm" svg:x="1.764cm" svg:y="3.072cm" svg:viewBox="0 0 60 93" svg:d="M0 61c0-25 17-36 42-31v-26l-11-1v-2-1h21v43 44c3 1 9-1 8 4h-18v-4c-18 13-42 4-42-26zM28 34c-13 1-16 12-17 27 0 15 4 25 17 25 5 0 10-1 14-3v-24-23c-4-1-9-2-14-2z">
          <text:p/>
        </draw:path>
        <draw:path draw:style-name="gr6" draw:text-style-name="P8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7" draw:text-style-name="P6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5" draw:text-style-name="P7" draw:layer="layout" svg:width="0.068cm" svg:height="0.085cm" svg:x="2.715cm" svg:y="3.295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2.797cm" svg:y="3.319cm" svg:viewBox="0 0 56 64" svg:d="M28 0c19 0 28 12 28 32s-9 32-28 32-28-13-28-32c0-20 9-32 28-32zM28 59c14 0 17-13 17-27s-3-27-17-27c-14 1-16 13-16 27s2 26 16 27z">
          <text:p/>
        </draw:path>
        <draw:path draw:style-name="gr5" draw:text-style-name="P7" draw:layer="layout" svg:width="0.051cm" svg:height="0.062cm" svg:x="2.862cm" svg:y="3.32cm" svg:viewBox="0 0 52 63" svg:d="M7 2c15-3 38-5 38 14v21 20c2 1 8-1 7 5h-16l-2-6c-8 11-37 11-34-11-1-18 17-18 34-19 2-13-2-25-15-20-3 1-5 1-6 2-2 3 0 8-6 7v-6zM11 45c0 15 15 11 23 7v-10-11c-12 0-23 0-23 14z">
          <text:p/>
        </draw:path>
        <draw:path draw:style-name="gr5" draw:text-style-name="P7" draw:layer="layout" svg:width="0.059cm" svg:height="0.092cm" svg:x="2.92cm" svg:y="3.29cm" svg:viewBox="0 0 60 93" svg:d="M0 62c0-26 17-37 42-31v-27l-11-1v-1-2h21v44 43c3 1 9-1 8 4h-18v-4c-17 13-42 4-42-25zM28 35c-13 0-16 12-16 27 0 14 3 24 16 24 5 0 10-1 14-3v-23-24c-4 0-9-1-14-1z">
          <text:p/>
        </draw:path>
        <draw:path draw:style-name="gr6" draw:text-style-name="P8" draw:layer="layout" svg:width="0.321cm" svg:height="0.092cm" svg:x="2.329cm" svg:y="3.043cm" svg:viewBox="0 0 322 93" svg:d="M1 29c-4-16 6-29 22-29h276c16 0 26 13 22 29l-10 35c-4 16-20 29-37 29h-226c-16 0-33-13-37-29z">
          <text:p/>
        </draw:path>
        <draw:path draw:style-name="gr7" draw:text-style-name="P6" draw:layer="layout" svg:width="0.321cm" svg:height="0.092cm" svg:x="2.329cm" svg:y="3.043cm" svg:viewBox="0 0 322 93" svg:d="M1 29c-4-16 6-29 22-29h276c16 0 26 13 22 29l-10 35c-4 16-20 29-37 29h-226c-16 0-33-13-37-29z">
          <text:p/>
        </draw:path>
        <draw:polygon draw:style-name="gr8" draw:text-style-name="P9" draw:layer="layout" svg:width="0.06cm" svg:height="0.06cm" svg:x="2.46cm" svg:y="3.06cm" svg:viewBox="0 0 61 61" draw:points="34,34 34,48 34,61 27,61 27,48 27,34 0,34 0,31 0,28 27,28 27,14 27,0 34,0 34,14 34,28 61,28 61,31 61,34">
          <text:p/>
        </draw:polygon>
        <draw:path draw:style-name="gr6" draw:text-style-name="P8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7" draw:text-style-name="P6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6" draw:text-style-name="P8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7" draw:text-style-name="P6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9" draw:text-style-name="P6" draw:layer="layout" svg:width="0.567cm" svg:height="0.208cm" svg:x="1.812cm" svg:y="2.436cm" svg:viewBox="0 0 568 209" svg:d="M0 0h538c16 0 30 13 30 30v179">
          <text:p/>
        </draw:path>
        <draw:polygon draw:style-name="gr5" draw:text-style-name="P7" draw:layer="layout" svg:width="0.004cm" svg:height="0.009cm" svg:x="1.807cm" svg:y="2.431cm" svg:viewBox="0 0 5 10" draw:points="5,10 0,10 0,0 5,0">
          <text:p/>
        </draw:polygon>
        <draw:polygon draw:style-name="gr10" draw:text-style-name="P7" draw:layer="layout" svg:width="0.045cm" svg:height="0.069cm" svg:x="2.356cm" svg:y="2.65cm" svg:viewBox="0 0 46 70" draw:points="23,70 0,0 46,0">
          <text:p/>
        </draw:polygon>
        <draw:line draw:style-name="gr9" draw:text-style-name="P6" draw:layer="layout" svg:x1="1.762cm" svg:y1="2.565cm" svg:x2="1.762cm" svg:y2="2.607cm">
          <text:p/>
        </draw:line>
        <draw:polygon draw:style-name="gr5" draw:text-style-name="P7" draw:layer="layout" svg:width="0.009cm" svg:height="0.005cm" svg:x="1.757cm" svg:y="2.56cm" svg:viewBox="0 0 10 6" draw:points="10,6 0,6 0,0 10,0">
          <text:p/>
        </draw:polygon>
        <draw:polygon draw:style-name="gr10" draw:text-style-name="P7" draw:layer="layout" svg:width="0.045cm" svg:height="0.07cm" svg:x="1.74cm" svg:y="2.61cm" svg:viewBox="0 0 46 71" draw:points="21,71 0,0 46,1">
          <text:p/>
        </draw:polygon>
        <draw:path draw:style-name="gr9" draw:text-style-name="P6" draw:layer="layout" svg:width="0.004cm" svg:height="0.102cm" svg:x="2.6cm" svg:y="2.542cm" svg:viewBox="0 0 5 103" svg:d="M0 0v92c0 1 1 3 3 3 1 0 2 1 2 2v6">
          <text:p/>
        </draw:path>
        <draw:polygon draw:style-name="gr5" draw:text-style-name="P7" draw:layer="layout" svg:width="0.009cm" svg:height="0.004cm" svg:x="2.595cm" svg:y="2.537cm" svg:viewBox="0 0 10 5" draw:points="10,5 0,5 0,0 10,0">
          <text:p/>
        </draw:polygon>
        <draw:polygon draw:style-name="gr10" draw:text-style-name="P7" draw:layer="layout" svg:width="0.045cm" svg:height="0.07cm" svg:x="2.582cm" svg:y="2.65cm" svg:viewBox="0 0 46 71" draw:points="23,71 0,0 46,0">
          <text:p/>
        </draw:polygon>
        <draw:path draw:style-name="gr5" draw:text-style-name="P7" draw:layer="layout" svg:width="0.095cm" svg:height="0.066cm" svg:x="2.449cm" svg:y="3.462cm" svg:viewBox="0 0 96 67" svg:d="M65 1l-11 42c-1 3-2 6-2 10 0 5 3 8 9 8 15 0 23-16 27-29 2-3 3-7 3-10 0-11-9-10-9-16 0-5 4-6 8-6 6 0 6 8 6 12 0 21-14 55-39 55-10 0-16-4-16-14 0-7 2-13 4-18-7 12-18 32-34 32-8 0-11-5-11-12 0-5 1-10 2-14l7-26c1-1 1-2 1-3 0-4-6-4-8-4v-2c8-1 15-3 22-6h1l-12 44c0 2-1 7-1 11 0 3 1 6 3 6 9 0 19-16 23-21 8-12 11-23 15-39z">
          <text:p/>
        </draw:path>
        <draw:path draw:style-name="gr5" draw:text-style-name="P7" draw:layer="layout" svg:width="0.038cm" svg:height="0.08cm" svg:x="2.547cm" svg:y="3.487cm" svg:viewBox="0 0 39 81" svg:d="M39 5c0 2-2 4-5 4s-5-2-5-4c0-3 2-5 5-5s5 2 5 5zM37 18l-11 42c-2 9-8 21-19 21-5 0-7-4-7-7 0-1 1-5 4-5s4 2 4 4-1 2-1 4v1c5 0 8-8 11-18l9-36c0-1-1-3-3-3-1 0-2 0-3 1v-2z">
          <text:p/>
        </draw:path>
        <draw:path draw:style-name="gr5" draw:text-style-name="P7" draw:layer="layout" svg:width="0.111cm" svg:height="0.055cm" svg:x="2.651cm" svg:y="3.463cm" svg:viewBox="0 0 112 56" svg:d="M112 33h-86c-1 0-3 2-3 3 0 2 1 2 2 4 4 4 8 9 12 14l-3 2c-10-10-20-21-34-27v-1c14-6 24-17 34-28l3 3c-4 4-8 9-12 14-1 1-2 2-2 4 0 1 1 2 4 2h85z">
          <text:p/>
        </draw:path>
        <draw:path draw:style-name="gr5" draw:text-style-name="P7" draw:layer="layout" svg:width="0.147cm" svg:height="0.095cm" svg:x="2.821cm" svg:y="3.434cm" svg:viewBox="0 0 148 96" svg:d="M148 0v2c-9 1-16 7-19 12l-63 82h-4v-63h-1l-43 63h-4v-81c0-9-4-13-12-13h-2l1-2h41l-1 2h-1c-5 0-11 0-11 11v54h1l32-47v-10c0-4-2-8-12-8h-1l1-2h41l-1 2h-3c-9 0-10 6-10 11v56h1l40-53c2-2 5-7 5-10 0-2-1-4-7-4h-3l1-2z">
          <text:p/>
        </draw:path>
        <draw:path draw:style-name="gr5" draw:text-style-name="P7" draw:layer="layout" svg:width="0.036cm" svg:height="0.121cm" svg:x="2.976cm" svg:y="3.431cm" svg:viewBox="0 0 37 122" svg:d="M37 119l-2 3c-23-14-35-37-35-62 0-26 12-47 35-60l2 2c-20 17-25 31-25 58 0 26 5 43 25 59z">
          <text:p/>
        </draw:path>
        <draw:path draw:style-name="gr5" draw:text-style-name="P7" draw:layer="layout" svg:width="0.048cm" svg:height="0.063cm" svg:x="3.024cm" svg:y="3.465cm" svg:viewBox="0 0 49 64" svg:d="M49 0l-4 21h-2c0-9-5-17-13-17-3 0-7 2-7 8 0 8 19 21 19 34 0 9-7 18-19 18-5 0-15-3-16-3s-3 1-5 3h-2l4-22h2c0 9 6 19 15 19 8 0 10-7 10-13 0-12-18-19-18-33 0-11 8-15 16-15 6 0 9 2 13 2 2 0 3 0 4-2z">
          <text:p/>
        </draw:path>
        <draw:path draw:style-name="gr5" draw:text-style-name="P7" draw:layer="layout" svg:width="0.023cm" svg:height="0.057cm" svg:x="3.084cm" svg:y="3.492cm" svg:viewBox="0 0 24 58" svg:d="M24 13l-1 3h-7l-8 33v1c0 1 0 1 2 1 0 0 2 0 5-5l2 1c-2 3-7 11-13 11-4 0-4-3-4-5s0-3 0-4l8-33h-8l1-2c8-2 14-5 18-14h1l-3 13z">
          <text:p/>
        </draw:path>
        <draw:polygon draw:style-name="gr5" draw:text-style-name="P7" draw:layer="layout" svg:width="0.009cm" svg:height="0.124cm" svg:x="3.143cm" svg:y="3.429cm" svg:viewBox="0 0 10 125" draw:points="10,125 0,125 0,0 10,0">
          <text:p/>
        </draw:polygon>
        <draw:path draw:style-name="gr5" draw:text-style-name="P7" draw:layer="layout" svg:width="0.054cm" svg:height="0.114cm" svg:x="3.168cm" svg:y="3.44cm" svg:viewBox="0 0 55 115" svg:d="M55 7c0 4-3 7-6 7-4 0-7-3-7-7s3-7 7-7c3 0 6 3 6 7zM52 25l-15 61c-3 12-11 29-26 29-8 0-11-5-11-9s2-7 7-7c3 0 5 1 5 5 0 2-2 2-2 4 0 1 0 2 1 2 7 0 12-11 14-24l14-52c0-2-2-3-5-3-1 0-3 0-4 1v-3z">
          <text:p/>
        </draw:path>
        <draw:path draw:style-name="gr5" draw:text-style-name="P7" draw:layer="layout" svg:width="0.036cm" svg:height="0.121cm" svg:x="3.23cm" svg:y="3.431cm" svg:viewBox="0 0 37 122" svg:d="M0 2l2-2c22 13 35 37 35 61 0 26-13 47-36 61l-1-3c20-16 25-29 25-57 0-27-4-44-25-60z">
          <text:p/>
        </draw:path>
        <draw:path draw:style-name="gr5" draw:text-style-name="P7" draw:layer="layout" svg:width="0.061cm" svg:height="0.096cm" svg:x="1.39cm" svg:y="3.208cm" svg:viewBox="0 0 62 97" svg:d="M60 80l2 2c-4 4-11 15-18 15-3 0-6-2-6-6 0-2 0-4 9-38 0-1 1-5 1-7 0-3-1-5-3-5-6 0-15 12-20 19-5 8-9 15-9 17l-5 18h-11l22-85c0-1 0-1 0-2s-1-3-5-3c-1 0-3 1-4 1v-3l23-3-16 60h1c7-9 18-28 30-28 7 0 9 5 9 10 0 3-1 6-2 9l-8 33c0 1 0 1 0 2 0 0 0 1 1 1 4 0 7-5 9-7z">
          <text:p/>
        </draw:path>
        <draw:path draw:style-name="gr5" draw:text-style-name="P7" draw:layer="layout" svg:width="0.038cm" svg:height="0.08cm" svg:x="1.455cm" svg:y="3.263cm" svg:viewBox="0 0 39 81" svg:d="M39 5c0 3-2 5-5 5s-5-2-5-5c0-2 2-5 5-5s5 3 5 5zM37 18l-11 43c-2 9-8 20-19 20-5 0-7-4-7-6s1-5 4-5 4 1 4 3-1 3-1 4v1c5 0 8-8 11-17l9-37c0-1-1-2-3-2-1 0-2 0-3 0v-1z">
          <text:p/>
        </draw:path>
        <draw:path draw:style-name="gr5" draw:text-style-name="P7" draw:layer="layout" svg:width="0.111cm" svg:height="0.055cm" svg:x="1.56cm" svg:y="3.239cm" svg:viewBox="0 0 112 56" svg:d="M112 33h-85c-2 0-4 2-4 3s1 2 2 4c4 4 9 9 12 13l-3 3c-10-11-20-21-34-27v-2c14-6 24-16 34-27l3 3c-3 4-8 9-12 13-1 2-1 3-1 4 0 2 0 3 3 3h85z">
          <text:p/>
        </draw:path>
        <draw:path draw:style-name="gr5" draw:text-style-name="P7" draw:layer="layout" svg:width="0.061cm" svg:height="0.096cm" svg:x="1.727cm" svg:y="3.208cm" svg:viewBox="0 0 62 97" svg:d="M60 80l2 2c-4 4-11 15-19 15-3 0-6-2-6-6 0-2 0-4 9-38 1-1 1-5 1-7 0-3-1-5-3-5-5 0-15 12-19 19-5 8-9 15-10 17l-4 18h-11l21-85c1-1 1-1 1-2s-2-3-5-3c-1 0-3 1-4 1v-3l22-3-15 60c8-9 18-28 31-28 6 0 8 5 8 10 0 3 0 6-1 9l-8 33c-1 1-1 1-1 2 0 0 1 1 2 1 3 0 7-5 9-7z">
          <text:p/>
        </draw:path>
        <draw:path draw:style-name="gr5" draw:text-style-name="P7" draw:layer="layout" svg:width="0.051cm" svg:height="0.06cm" svg:x="1.796cm" svg:y="3.282cm" svg:viewBox="0 0 52 61" svg:d="M52 0l-9 34c0 2-1 3-1 4 0 0 1 1 3 1s4-2 5-4h2c-2 5-9 11-14 11-3 0-4-1-4-4 0-4 1-10 3-18-9 15-14 19-19 19-2 0-4-1-4-2-4 14-4 18-7 20h-7c1-2 3-5 4-11l13-50h8l-7 30c0 1-1 2-1 3 0 3 2 4 6 4 5 0 18-22 19-30l3-7z">
          <text:p/>
        </draw:path>
        <draw:path draw:style-name="gr5" draw:text-style-name="P7" draw:layer="layout" svg:width="0.036cm" svg:height="0.12cm" svg:x="1.873cm" svg:y="3.207cm" svg:viewBox="0 0 37 121" svg:d="M37 119l-2 2c-23-13-35-37-35-61 0-26 12-47 35-60l2 2c-20 17-25 30-25 58 0 26 4 42 25 59z">
          <text:p/>
        </draw:path>
        <draw:path draw:style-name="gr5" draw:text-style-name="P7" draw:layer="layout" svg:width="0.054cm" svg:height="0.113cm" svg:x="1.91cm" svg:y="3.216cm" svg:viewBox="0 0 55 114" svg:d="M55 7c0 4-3 7-7 7s-6-3-6-7 2-7 6-7 7 3 7 7zM52 24l-15 61c-3 12-11 29-27 29-7 0-10-5-10-8 0-4 2-8 7-8 2 0 5 2 5 5s-3 3-3 5c0 1 1 2 2 2 7 0 11-11 14-25l14-52c0-1-1-3-5-3-1 0-2 1-4 1v-2z">
          <text:p/>
        </draw:path>
        <draw:path draw:style-name="gr5" draw:text-style-name="P7" draw:layer="layout" svg:width="0.036cm" svg:height="0.12cm" svg:x="1.972cm" svg:y="3.207cm" svg:viewBox="0 0 37 121" svg:d="M0 2l2-2c22 13 35 36 35 61 0 26-13 47-36 60l-1-2c20-17 24-30 24-58 0-27-3-43-24-59z">
          <text:p/>
        </draw:path>
        <draw:path draw:style-name="gr5" draw:text-style-name="P7" draw:layer="layout" svg:width="0.081cm" svg:height="0.169cm" svg:x="1.721cm" svg:y="2.376cm" svg:viewBox="0 0 82 170" svg:d="M82 10c0 5-5 10-10 10-6 0-11-5-11-10s5-10 11-10c5 0 10 5 10 10zM78 37l-23 90c-5 19-17 43-40 43-11 0-15-7-15-13 0-5 2-11 10-11 4 0 7 3 7 8 0 3-3 4-3 7 0 1 1 3 2 3 9 0 17-17 22-37l19-77c0-3-2-5-6-5-2 0-5 1-6 1l-1-3z">
          <text:p/>
        </draw:path>
        <draw:path draw:style-name="gr5" draw:text-style-name="P7" draw:layer="layout" svg:width="0.072cm" svg:height="0.096cm" svg:x="2.545cm" svg:y="2.389cm" svg:viewBox="0 0 73 97" svg:d="M73 0l-5 32h-4c0-14-7-26-19-26-6 0-11 3-11 13 0 11 28 31 28 51 0 13-10 27-28 27-8 0-22-5-24-5s-4 1-7 5h-3l6-33h2c0 13 9 27 23 27 13 0 15-10 15-19 0-17-27-28-27-48 0-18 12-24 24-24 10 0 14 4 20 4 2 0 5-2 6-4z">
          <text:p/>
        </draw:path>
        <draw:path draw:style-name="gr5" draw:text-style-name="P7" draw:layer="layout" svg:width="0.036cm" svg:height="0.086cm" svg:x="2.634cm" svg:y="2.43cm" svg:viewBox="0 0 37 87" svg:d="M37 20l-2 5h-11l-11 48c0 1-1 2-1 3 0 0 1 1 3 1 0 0 3 0 9-8l2 2c-4 5-11 16-20 16-5 0-6-4-6-8 0-2 0-3 0-6l13-48h-12l1-5c11-1 21-7 27-20h1l-4 20z">
          <text:p/>
        </draw:path>
        <draw:path draw:style-name="gr6" draw:text-style-name="P8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7" draw:text-style-name="P6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5" draw:text-style-name="P7" draw:layer="layout" svg:width="0.055cm" svg:height="0.085cm" svg:x="1.517cm" svg:y="3.839cm" svg:viewBox="0 0 56 86" svg:d="M56 42c0 22-8 44-28 44-21 0-28-24-28-44 0-22 8-42 29-42 16 0 27 17 27 42zM44 43c0-26-5-40-16-40s-16 15-16 40 5 39 16 39 16-14 16-39z">
          <text:p/>
        </draw:path>
        <draw:polygon draw:style-name="gr5" draw:text-style-name="P7" draw:layer="layout" svg:width="0.069cm" svg:height="0.068cm" svg:x="1.617cm" svg:y="3.856cm" svg:viewBox="0 0 70 69" draw:points="70,69 0,35 0,34 70,0 70,8 16,34 70,61">
          <text:p/>
        </draw:polygon>
        <draw:path draw:style-name="gr5" draw:text-style-name="P7" draw:layer="layout" svg:width="0.054cm" svg:height="0.083cm" svg:x="1.734cm" svg:y="3.84cm" svg:viewBox="0 0 55 84" svg:d="M53 69l2 2c-4 4-10 13-17 13-3 0-5-1-5-5 0-2 0-3 8-33 0-1 0-4 0-6s0-4-3-4c-4 0-12 10-16 16-4 7-8 13-8 15l-4 16h-10l19-75v-1c0-1-1-2-4-2-1 0-2 0-3 0v-2l19-3-13 51c6-7 15-23 27-23 6 0 7 4 7 9 0 2-1 5-1 7l-8 29c0 1 0 1 0 1 0 1 0 2 2 2s6-4 8-7z">
          <text:p/>
        </draw:path>
        <draw:path draw:style-name="gr5" draw:text-style-name="P7" draw:layer="layout" svg:width="0.033cm" svg:height="0.069cm" svg:x="1.79cm" svg:y="3.887cm" svg:viewBox="0 0 34 70" svg:d="M34 4c0 2-2 4-4 4-3 0-4-2-4-4s1-4 4-4c2 0 4 2 4 4zM32 15l-9 37c-3 8-8 18-17 18-5 0-6-3-6-5s1-5 4-5c2 0 3 1 3 4 0 1-1 1-1 3 5 0 7-6 9-15l9-31c0-2-1-2-4-2 0 0-1 0-2 0v-1z">
          <text:p/>
        </draw:path>
        <draw:path draw:style-name="gr6" draw:text-style-name="P8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7" draw:text-style-name="P6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5" draw:text-style-name="P7" draw:layer="layout" svg:width="0.085cm" svg:height="0.058cm" svg:x="2.358cm" svg:y="3.66cm" svg:viewBox="0 0 86 59" svg:d="M58 2l-10 36c-1 3-2 6-2 9 0 5 3 7 8 7 14 0 21-14 24-25 2-3 3-6 3-9 0-10-8-9-8-14s4-6 7-6c5 0 6 7 6 11 0 18-14 48-35 48-9 0-15-3-15-12 0-5 2-11 3-16-5 11-15 28-29 28-7 0-10-4-10-11 0-4 2-7 2-11l6-23c1-1 1-2 1-4 0-3-5-3-7-3v-1c7-2 14-3 20-6l-10 39c0 2-1 6-1 9 0 4 0 6 3 6 8 0 16-14 19-18 7-11 10-21 14-34z">
          <text:p/>
        </draw:path>
        <draw:path draw:style-name="gr5" draw:text-style-name="P7" draw:layer="layout" svg:width="0.034cm" svg:height="0.071cm" svg:x="2.445cm" svg:y="3.682cm" svg:viewBox="0 0 35 72" svg:d="M35 5c0 2-2 3-4 3-3 0-5-1-5-3 0-3 2-5 5-5 2 0 4 2 4 5zM33 16l-9 37c-3 8-8 19-17 19-5 0-7-3-7-6 0-2 1-4 4-4 2 0 3 1 3 3 0 1-1 2-1 3l1 1c4 0 7-7 9-16l8-32c0-1 0-2-3-2 0 0-1 0-2 1v-2z">
          <text:p/>
        </draw:path>
        <draw:path draw:style-name="gr5" draw:text-style-name="P7" draw:layer="layout" svg:width="0.074cm" svg:height="0.033cm" svg:x="2.534cm" svg:y="3.669cm" svg:viewBox="0 0 75 34" svg:d="M75 8h-75v-8h75zM75 34h-75v-9h75z">
          <text:p/>
        </draw:path>
        <draw:path draw:style-name="gr5" draw:text-style-name="P7" draw:layer="layout" svg:width="0.085cm" svg:height="0.081cm" svg:x="2.654cm" svg:y="3.635cm" svg:viewBox="0 0 86 82" svg:d="M86 0l-5 20h-2c1-1 1-3 1-4-1-10-9-12-15-12h-18l-8 32h11c7 0 13-2 16-12h2l-8 30h-1c0-1 0-5 0-7 0-6-5-7-9-7h-12l-8 33c-1 0-1 1-1 2 0 3 3 6 10 6h4v1h-43l1-1h1c10 0 13-4 14-8l16-63c0-1 0-2 0-3 0-3-2-5-9-5h-3l1-2z">
          <text:p/>
        </draw:path>
        <draw:path draw:style-name="gr5" draw:text-style-name="P7" draw:layer="layout" svg:width="0.029cm" svg:height="0.084cm" svg:x="2.746cm" svg:y="3.634cm" svg:viewBox="0 0 30 85" svg:d="M30 0l-19 74c0 0 0 1 0 2s0 1 1 1c3 0 7-4 8-6l2 1c-4 5-10 13-17 13-4 0-5-3-5-6 0-2 0-3 1-5l16-64c0-1 0-3 0-3 0-1-1-3-4-3 0 0-2 1-3 1v-2z">
          <text:p/>
        </draw:path>
        <draw:path draw:style-name="gr5" draw:text-style-name="P7" draw:layer="layout" svg:width="0.049cm" svg:height="0.056cm" svg:x="2.785cm" svg:y="3.662cm" svg:viewBox="0 0 50 57" svg:d="M50 19c0 18-14 38-33 38-13 0-17-11-17-20 0-17 13-37 31-37 11 0 19 6 19 19zM40 16c0-5-2-12-9-12-10 0-21 19-21 36 0 4 1 13 8 13 13 0 22-28 22-37z">
          <text:p/>
        </draw:path>
        <draw:path draw:style-name="gr5" draw:text-style-name="P7" draw:layer="layout" svg:width="0.053cm" svg:height="0.056cm" svg:x="2.843cm" svg:y="3.662cm" svg:viewBox="0 0 54 57" svg:d="M54 2l-11 44h-1c0 2 2 3 3 3s2-1 7-7l2 1c-3 7-10 14-16 14-5 0-6-3-6-7 0-2 1-4 2-6h-1c-9 11-17 13-22 13-8 0-11-7-11-15 0-17 16-42 35-42 5 0 7 3 8 6l2-4zM41 13c0-6-1-9-6-9-9 0-16 11-20 21-3 6-4 12-4 16 0 6 4 9 8 9 8 0 17-12 20-25 1-3 2-8 2-12z">
          <text:p/>
        </draw:path>
        <draw:path draw:style-name="gr5" draw:text-style-name="P7" draw:layer="layout" svg:width="0.03cm" svg:height="0.072cm" svg:x="2.906cm" svg:y="3.646cm" svg:viewBox="0 0 31 73" svg:d="M31 16l-2 5h-8l-10 40c-1 1-1 1-1 2s1 1 2 1c0 0 3 0 8-6l2 1c-3 4-10 14-17 14-4 0-5-3-5-7 0-1 0-3 1-5l10-40h-10l1-4c9-1 17-6 22-17h2l-4 16z">
          <text:p/>
        </draw:path>
        <draw:path draw:style-name="gr5" draw:text-style-name="P7" draw:layer="layout" svg:width="0.049cm" svg:height="0.086cm" svg:x="2.946cm" svg:y="3.633cm" svg:viewBox="0 0 50 87" svg:d="M2 21l-1-1c3-12 11-20 24-20 12 0 20 7 20 17 0 6-3 12-12 17 6 3 8 4 11 7 3 4 6 10 6 16 0 7-3 14-6 18-6 8-18 12-30 12-9 0-14-3-14-7 0-3 2-5 6-5 1 0 3 1 7 3 5 4 7 4 11 4 9 0 17-8 17-19 0-9-5-16-14-18-3-1-5-2-13-2v-1c5-2 8-3 10-5 7-3 11-9 11-17s-6-13-13-13c-8 0-14 5-20 14z">
          <text:p/>
        </draw:path>
        <draw:path draw:style-name="gr5" draw:text-style-name="P7" draw:layer="layout" svg:width="0.055cm" svg:height="0.084cm" svg:x="3.007cm" svg:y="3.633cm" svg:viewBox="0 0 56 85" svg:d="M56 68l-6 17h-50v-1l23-24c12-13 16-22 16-33 0-12-7-18-18-18-9 0-13 4-18 16h-3c3-15 11-25 26-25s24 10 24 22c0 10-5 20-17 31l-20 22h30c5 0 8-1 12-8z">
          <text:p/>
        </draw:path>
        <draw:path draw:style-name="gr5" draw:text-style-name="P7" draw:layer="layout" svg:width="0.03cm" svg:height="0.154cm" svg:x="3.105cm" svg:y="3.609cm" svg:viewBox="0 0 31 155" svg:d="M31 151v4c-18-17-31-43-31-77s13-61 31-78v3c-11 15-20 36-20 75 0 38 9 59 20 73z">
          <text:p/>
        </draw:path>
        <draw:path draw:style-name="gr5" draw:text-style-name="P7" draw:layer="layout" svg:width="0.085cm" svg:height="0.058cm" svg:x="3.155cm" svg:y="3.66cm" svg:viewBox="0 0 86 59" svg:d="M59 2l-11 36c0 3-1 6-1 9 0 5 2 7 7 7 14 0 21-14 25-25 1-3 2-6 2-9 0-10-8-9-8-14s4-6 7-6c5 0 6 7 6 11 0 18-14 48-35 48-9 0-14-3-14-12 0-5 1-11 3-16-5 11-16 28-30 28-7 0-10-4-10-11 0-4 2-7 2-11l6-23c1-1 1-2 1-4 0-3-4-3-7-3v-1c7-2 13-3 20-6l-10 39c0 2-1 6-1 9 0 4 0 6 3 6 8 0 17-14 20-18 7-11 10-21 14-34z">
          <text:p/>
        </draw:path>
        <draw:path draw:style-name="gr5" draw:text-style-name="P7" draw:layer="layout" svg:width="0.034cm" svg:height="0.071cm" svg:x="3.242cm" svg:y="3.682cm" svg:viewBox="0 0 35 72" svg:d="M35 5c0 2-2 3-5 3-2 0-4-1-4-3 0-3 2-5 4-5 3 0 5 2 5 5zM33 16l-9 37c-2 8-7 19-17 19-5 0-7-3-7-6 0-2 1-4 4-4 2 0 4 1 4 3 0 1-2 2-2 3l1 1c4 0 7-7 9-16l8-32c0-1 0-2-2-2-1 0-2 0-3 1v-2z">
          <text:p/>
        </draw:path>
        <draw:path draw:style-name="gr5" draw:text-style-name="P7" draw:layer="layout" svg:width="0.03cm" svg:height="0.154cm" svg:x="3.302cm" svg:y="3.609cm" svg:viewBox="0 0 31 155" svg:d="M0 3v-3c18 17 31 43 31 78 0 33-13 60-31 77v-4c11-14 20-35 20-73 0-39-9-60-20-75z">
          <text:p/>
        </draw:path>
        <draw:path draw:style-name="gr3" draw:text-style-name="P5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11" draw:text-style-name="P6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5" draw:text-style-name="P7" draw:layer="layout" svg:width="0.064cm" svg:height="0.085cm" svg:x="4.018cm" svg:y="4.859cm" svg:viewBox="0 0 65 86" svg:d="M24 48v16 17l14 2v2 1h-37v-1-2l11-2v-38-38l-12-1v-2-2h65v10 11h-4l-2-14c-10-1-23-1-35-1v18 18h25l2-10h4v13 13h-4l-2-10z">
          <text:p/>
        </draw:path>
        <draw:polygon draw:style-name="gr5" draw:text-style-name="P7" draw:layer="layout" svg:width="0.031cm" svg:height="0.09cm" svg:x="4.09cm" svg:y="4.854cm" svg:viewBox="0 0 32 91" draw:points="21,87 32,89 32,90 32,91 0,91 0,90 0,89 11,87 11,46 11,5 0,3 0,2 0,0 21,0 21,43">
          <text:p/>
        </draw:polygon>
        <draw:path draw:style-name="gr5" draw:text-style-name="P7" draw:layer="layout" svg:width="0.055cm" svg:height="0.063cm" svg:x="4.129cm" svg:y="4.884cm" svg:viewBox="0 0 56 64" svg:d="M28 0c18 0 28 11 28 32 0 19-10 32-29 32-18 0-27-13-27-32 0-20 9-32 28-32zM27 59c15 0 17-13 17-27 0-15-2-27-17-27-14 0-16 12-16 27 0 14 2 26 16 27z">
          <text:p/>
        </draw:path>
        <draw:path draw:style-name="gr5" draw:text-style-name="P7" draw:layer="layout" svg:width="0.052cm" svg:height="0.062cm" svg:x="4.193cm" svg:y="4.884cm" svg:viewBox="0 0 53 63" svg:d="M7 2c15-3 38-5 38 15v20 20c3 2 9 0 7 5h-16l-2-6c-8 11-37 11-34-11 0-18 17-18 34-19 1-13-2-25-15-20-3 1-5 1-6 2-2 3 0 9-6 7v-6zM11 44c0 16 15 13 23 9v-11-11c-12 0-23 0-23 13z">
          <text:p/>
        </draw:path>
        <draw:path draw:style-name="gr5" draw:text-style-name="P7" draw:layer="layout" svg:width="0.034cm" svg:height="0.074cm" svg:x="4.248cm" svg:y="4.872cm" svg:viewBox="0 0 35 75" svg:d="M18 60c0 9 9 10 17 8v2 2c-11 6-27 5-27-11v-21-21h-8c-1-5 5-4 8-5l6-14h4v7 7h14v2 3h-14v21z">
          <text:p/>
        </draw:path>
        <draw:path draw:style-name="gr5" draw:text-style-name="P7" draw:layer="layout" svg:width="0.051cm" svg:height="0.062cm" svg:x="4.321cm" svg:y="4.884cm" svg:viewBox="0 0 52 63" svg:d="M7 2c15-3 38-5 38 15v20 20c2 2 8 0 7 5h-16l-2-6c-8 11-37 11-34-11-1-18 16-18 34-19 1-13-2-25-15-20-3 1-5 1-7 2-1 3 0 9-5 7v-6zM11 44c0 16 15 13 23 9v-11-11c-12 0-23 0-23 13z">
          <text:p/>
        </draw:path>
        <draw:path draw:style-name="gr5" draw:text-style-name="P7" draw:layer="layout" svg:width="0.059cm" svg:height="0.092cm" svg:x="4.379cm" svg:y="4.854cm" svg:viewBox="0 0 60 93" svg:d="M0 62c0-26 17-37 42-31v-26l-11-2v-1-2h21v44 43c3 1 9-1 8 4h-17l-1-4c-18 13-42 4-42-25zM28 35c-13 0-16 12-16 27 0 14 3 24 16 24 5 0 10-1 14-2v-24-24c-4 0-9-1-14-1z">
          <text:p/>
        </draw:path>
        <draw:path draw:style-name="gr5" draw:text-style-name="P7" draw:layer="layout" svg:width="0.059cm" svg:height="0.092cm" svg:x="4.444cm" svg:y="4.854cm" svg:viewBox="0 0 60 93" svg:d="M0 62c0-26 17-37 42-31v-26l-11-2v-1-2h21v44 43c3 1 9-1 8 4h-17l-1-4c-17 13-42 4-42-25zM29 35c-14 0-17 12-17 27 0 14 3 24 17 24 4 0 9-1 13-2v-24-24c-4 0-9-1-13-1z">
          <text:p/>
        </draw:path>
        <draw:path draw:style-name="gr5" draw:text-style-name="P7" draw:layer="layout" svg:width="0.048cm" svg:height="0.063cm" svg:x="4.51cm" svg:y="4.884cm" svg:viewBox="0 0 49 64" svg:d="M25 0c19 0 25 12 24 32h-37c-3 22 13 29 35 23v2 2c-5 2-13 5-20 5-20 0-27-13-27-32 0-21 8-32 25-32zM38 26c4-20-21-29-26-8 0 2 0 5 0 8z">
          <text:p/>
        </draw:path>
        <draw:path draw:style-name="gr5" draw:text-style-name="P7" draw:layer="layout" svg:width="0.039cm" svg:height="0.061cm" svg:x="4.565cm" svg:y="4.884cm" svg:viewBox="0 0 40 62" svg:d="M18 9c6-4 13-9 22-9v8 8c-6 1-2-11-14-6l-8 2v23 23l11 1v2 1h-29v-1-2l8-1v-26-26c-3-1-9 1-8-4h18z">
          <text:p/>
        </draw:path>
        <draw:path draw:style-name="gr7" draw:text-style-name="P6" draw:layer="layout" svg:width="1.344cm" svg:height="0.174cm" svg:x="2.172cm" svg:y="4.781cm" svg:viewBox="0 0 1345 175" svg:d="M0 30c0-17 13-30 29-30h1286c16 0 30 13 30 30v116c0 16-14 29-30 29h-1286c-16 0-29-13-29-29z">
          <text:p/>
        </draw:path>
        <draw:path draw:style-name="gr5" draw:text-style-name="P7" draw:layer="layout" svg:width="0.055cm" svg:height="0.087cm" svg:x="3.193cm" svg:y="4.859cm" svg:viewBox="0 0 56 88" svg:d="M56 62c0 29-34 30-56 22v-10-10h4c1 13 8 19 22 19 19 0 26-22 12-30-14-9-38-8-38-31 0-25 31-24 52-19v9 8h-4l-2-10c-12-10-45-3-33 15 10 16 43 9 43 37z">
          <text:p/>
        </draw:path>
        <draw:path draw:style-name="gr5" draw:text-style-name="P7" draw:layer="layout" svg:width="0.034cm" svg:height="0.074cm" svg:x="3.259cm" svg:y="4.872cm" svg:viewBox="0 0 35 75" svg:d="M18 60c0 9 9 10 17 8v2 2c-10 6-27 5-27-11v-21-21h-8c-1-5 5-4 8-5l6-14h4v7 7h14v2 3h-14v21z">
          <text:p/>
        </draw:path>
        <draw:path draw:style-name="gr5" draw:text-style-name="P7" draw:layer="layout" svg:width="0.055cm" svg:height="0.063cm" svg:x="3.299cm" svg:y="4.884cm" svg:viewBox="0 0 56 64" svg:d="M28 0c19 0 28 11 28 32 0 19-9 32-29 32-18 0-27-13-27-32 0-20 9-32 28-32zM27 59c15 0 17-13 17-27 0-15-2-27-17-27-14 0-16 12-16 27 0 14 3 26 16 27z">
          <text:p/>
        </draw:path>
        <draw:path draw:style-name="gr5" draw:text-style-name="P7" draw:layer="layout" svg:width="0.039cm" svg:height="0.061cm" svg:x="3.362cm" svg:y="4.884cm" svg:viewBox="0 0 40 62" svg:d="M18 9c6-4 13-9 22-9v8 8c-6 1-2-11-14-6l-8 2v23 23l11 1v2 1h-29v-1-2l8-1v-26-26c-3-1-9 1-8-4h18z">
          <text:p/>
        </draw:path>
        <draw:path draw:style-name="gr5" draw:text-style-name="P7" draw:layer="layout" svg:width="0.048cm" svg:height="0.063cm" svg:x="3.408cm" svg:y="4.884cm" svg:viewBox="0 0 49 64" svg:d="M25 0c19 0 25 12 24 32h-38c-2 22 14 29 36 23v2 2c-5 2-13 5-20 5-20 0-27-13-27-32 0-21 8-32 25-32zM38 26c4-20-21-29-26-8 0 2-1 5-1 8z">
          <text:p/>
        </draw:path>
        <draw:path draw:style-name="gr5" draw:text-style-name="P7" draw:layer="layout" svg:width="0.054cm" svg:height="0.085cm" svg:x="2.214cm" svg:y="4.811cm" svg:viewBox="0 0 55 86" svg:d="M53 71l2 2c-4 4-9 13-16 13-3 0-6-1-6-5 0-2 1-4 9-35 0 0 0-3 0-5s0-4-3-4c-4 0-13 11-17 17s-8 13-8 15l-4 16h-10l19-76c0-1 0-1 0-2s-1-3-4-3c-1 0-2 1-3 1l-1-2 21-3-14 52c7-7 16-23 28-23 5 0 7 4 7 8 0 3-1 6-2 9l-7 29v1c0 1 1 2 2 2 2 0 6-5 7-7z">
          <text:p/>
        </draw:path>
        <draw:path draw:style-name="gr5" draw:text-style-name="P7" draw:layer="layout" svg:width="0.046cm" svg:height="0.053cm" svg:x="2.275cm" svg:y="4.877cm" svg:viewBox="0 0 47 54" svg:d="M47 0l-8 30c0 1-1 3-1 3 0 1 1 1 2 1 2 0 4-1 5-4l1 1c-1 4-7 10-11 10-3 0-4-1-4-4s1-8 3-15c-9 12-14 17-17 17-2 0-4-1-5-2-3 12-3 15-5 17h-7c2-1 3-4 4-9l11-45h8l-7 26c0 1 0 2 0 3 0 2 1 4 4 4 5 0 17-20 18-27l2-6z">
          <text:p/>
        </draw:path>
        <draw:path draw:style-name="gr5" draw:text-style-name="P7" draw:layer="layout" svg:width="0.032cm" svg:height="0.107cm" svg:x="2.343cm" svg:y="4.81cm" svg:viewBox="0 0 33 108" svg:d="M33 106l-2 2c-20-11-31-32-31-54 0-24 11-42 31-54l2 2c-18 15-22 27-22 51s4 38 22 53z">
          <text:p/>
        </draw:path>
        <draw:path draw:style-name="gr5" draw:text-style-name="P7" draw:layer="layout" svg:width="0.025cm" svg:height="0.078cm" svg:x="2.385cm" svg:y="4.818cm" svg:viewBox="0 0 26 79" svg:d="M26 6c0 3-3 6-6 6-4 0-6-3-6-6s2-6 6-6c3 0 6 3 6 6zM22 22l-12 46c0 0 0 1 0 2s1 1 2 1c3 0 4-1 8-6l2 1c-5 6-11 13-17 13-3 0-5-2-5-6 0-1 0-3 10-42 0-1 0-1 0-2 0-2-1-3-4-3-1 0-3 1-4 1v-2z">
          <text:p/>
        </draw:path>
        <draw:path draw:style-name="gr5" draw:text-style-name="P7" draw:layer="layout" svg:width="0.032cm" svg:height="0.107cm" svg:x="2.422cm" svg:y="4.81cm" svg:viewBox="0 0 33 108" svg:d="M0 2l2-2c20 12 31 33 31 54 0 24-11 42-31 54l-2-2c19-15 22-26 22-51 0-24-3-38-22-53z">
          <text:p/>
        </draw:path>
        <draw:path draw:style-name="gr5" draw:text-style-name="P7" draw:layer="layout" svg:width="0.13cm" svg:height="0.084cm" svg:x="2.468cm" svg:y="4.813cm" svg:viewBox="0 0 131 85" svg:d="M131 0v2c-8 0-14 5-17 10l-56 73h-3v-56h-1l-39 56h-3v-72c0-7-4-11-11-11h-1v-2h36v2h-1c-5 0-10 0-10 9v48h1l29-42v-8c0-4-3-7-11-7h-1l1-2h36l-1 2h-2c-8 0-9 5-9 9v50h1l35-47c2-3 5-7 5-9s-1-3-6-3h-3v-2z">
          <text:p/>
        </draw:path>
        <draw:path draw:style-name="gr5" draw:text-style-name="P7" draw:layer="layout" svg:width="0.032cm" svg:height="0.107cm" svg:x="2.605cm" svg:y="4.81cm" svg:viewBox="0 0 33 108" svg:d="M33 106l-1 2c-21-11-32-32-32-54 0-24 11-42 32-54l1 2c-18 15-22 27-22 51s4 38 22 53z">
          <text:p/>
        </draw:path>
        <draw:path draw:style-name="gr5" draw:text-style-name="P7" draw:layer="layout" svg:width="0.042cm" svg:height="0.056cm" svg:x="2.647cm" svg:y="4.84cm" svg:viewBox="0 0 43 57" svg:d="M43 0l-3 19h-2c0-9-4-16-11-16-3 0-7 2-7 8 0 7 17 18 17 30 0 8-6 16-17 16-4 0-13-2-14-2s-3 0-4 2h-2l3-20h2c0 9 5 17 13 17s10-6 10-11c0-11-17-17-17-29 0-10 8-14 15-14 5 0 8 3 11 3 2 0 3-2 4-3z">
          <text:p/>
        </draw:path>
        <draw:path draw:style-name="gr5" draw:text-style-name="P7" draw:layer="layout" svg:width="0.021cm" svg:height="0.051cm" svg:x="2.7cm" svg:y="4.864cm" svg:viewBox="0 0 22 52" svg:d="M22 12l-1 3h-6l-7 29v1c0 1 0 1 1 1 0 0 2 0 6-5v1c-1 3-6 10-11 10-3 0-4-2-4-5 0-1 0-2 0-3l8-29h-7l1-3c6-1 12-4 15-12h2l-3 12z">
          <text:p/>
        </draw:path>
        <draw:polygon draw:style-name="gr5" draw:text-style-name="P7" draw:layer="layout" svg:width="0.008cm" svg:height="0.11cm" svg:x="2.753cm" svg:y="4.809cm" svg:viewBox="0 0 9 111" draw:points="9,111 0,111 0,0 9,0">
          <text:p/>
        </draw:polygon>
        <draw:path draw:style-name="gr5" draw:text-style-name="P7" draw:layer="layout" svg:width="0.025cm" svg:height="0.078cm" svg:x="2.784cm" svg:y="4.818cm" svg:viewBox="0 0 26 79" svg:d="M26 6c0 3-2 6-6 6-3 0-6-3-6-6s3-6 6-6c4 0 6 3 6 6zM23 22l-12 46c0 0 0 1 0 2s1 1 2 1c2 0 3-1 7-6l2 1c-4 6-10 13-17 13-3 0-5-2-5-6 0-1 0-3 10-42 0-1 1-1 1-2 0-2-2-3-4-3s-4 1-5 1v-2z">
          <text:p/>
        </draw:path>
        <draw:path draw:style-name="gr5" draw:text-style-name="P7" draw:layer="layout" svg:width="0.032cm" svg:height="0.107cm" svg:x="2.821cm" svg:y="4.81cm" svg:viewBox="0 0 33 108" svg:d="M0 2l2-2c18 12 31 33 31 54 0 24-12 42-32 54l-1-2c18-15 22-26 22-51 0-24-4-38-22-53z">
          <text:p/>
        </draw:path>
        <draw:path draw:style-name="gr5" draw:text-style-name="P7" draw:layer="layout" svg:width="0.098cm" svg:height="0.049cm" svg:x="2.903cm" svg:y="4.838cm" svg:viewBox="0 0 99 50" svg:d="M99 29h-75c-2 0-4 2-4 4 0 0 0 1 2 2 3 4 7 8 11 13l-3 2c-9-10-18-19-30-24v-2c12-4 21-14 30-24l3 2c-4 5-7 9-11 13-1 1-2 3-2 4s1 2 4 2h75z">
          <text:p/>
        </draw:path>
        <draw:path draw:style-name="gr5" draw:text-style-name="P7" draw:layer="layout" svg:width="0.058cm" svg:height="0.078cm" svg:x="3.05cm" svg:y="4.84cm" svg:viewBox="0 0 59 79" svg:d="M31 17l3 29c8-10 12-18 15-23 2-5 3-7 3-9 0-3-6-4-6-9 0-3 2-5 6-5s7 3 7 8c0 10-21 40-26 47-9 11-18 24-26 24-5 0-7-4-7-7 0-4 3-5 5-5 5 0 5 4 7 4s9-8 13-13l-5-40c0-6-2-13-9-13-1 0-3 0-4 0l-1-2 20-3c3 4 3 7 5 17z">
          <text:p/>
        </draw:path>
        <draw:path draw:style-name="gr5" draw:text-style-name="P7" draw:layer="layout" svg:width="0.034cm" svg:height="0.071cm" svg:x="3.107cm" svg:y="4.859cm" svg:viewBox="0 0 35 72" svg:d="M35 5c0 2-2 4-5 4-2 0-4-2-4-4 0-3 2-5 4-5 3 0 5 2 5 5zM33 16l-9 38c-2 8-7 18-17 18-5 0-7-3-7-5s2-5 4-5 4 1 4 3-2 2-2 4h1c4 0 7-6 9-15l8-33c0-1 0-2-2-2-1 0-2 1-3 1v-2z">
          <text:p/>
        </draw:path>
        <draw:path draw:style-name="gr5" draw:text-style-name="P7" draw:layer="layout" svg:width="0.081cm" svg:height="0.114cm" svg:x="3.826cm" svg:y="5.586cm" svg:viewBox="0 0 82 115" svg:d="M82 0l-25 101c0 1 0 2 0 2 0 1 1 2 3 2 3 0 8-6 10-10l2 2c-5 8-14 18-22 18-5 0-7-3-7-7 0-3 1-5 2-11h-1c-13 16-23 18-29 18-13 0-15-12-15-21 0-18 18-56 44-56 10 0 13 5 13 9h1l9-36c0 0 0-1 0-2 0-2-1-3-6-3-1 0-3 1-4 1l-1-3zM55 56c0-9-3-12-9-12-17 0-31 33-31 50 0 8 5 11 9 11 12 0 23-16 28-32 2-5 3-12 3-17z">
          <text:p/>
        </draw:path>
        <draw:path draw:style-name="gr5" draw:text-style-name="P7" draw:layer="layout" svg:width="0.067cm" svg:height="0.076cm" svg:x="3.916cm" svg:y="5.624cm" svg:viewBox="0 0 68 77" svg:d="M68 26c0 24-19 51-45 51-18 0-23-16-23-28 0-22 17-49 42-49 14 0 26 8 26 26zM54 20c0-6-3-15-12-15-14 0-28 25-28 48 0 6 0 19 10 19 17 0 30-39 30-52z">
          <text:p/>
        </draw:path>
        <draw:path draw:style-name="gr5" draw:text-style-name="P7" draw:layer="layout" svg:width="0.04cm" svg:height="0.097cm" svg:x="3.994cm" svg:y="5.603cm" svg:viewBox="0 0 41 98" svg:d="M41 22l-1 7h-12l-14 54c0 0 0 1 0 2s0 2 3 2c0 0 3-1 10-9l2 2c-4 5-13 18-22 18-6 0-7-4-7-9 0-2 0-4 1-6l13-54h-12v-5c13-3 23-9 31-24h2l-6 22z">
          <text:p/>
        </draw:path>
        <draw:path draw:style-name="gr5" draw:text-style-name="P7" draw:layer="layout" svg:width="0.099cm" svg:height="0.044cm" svg:x="4.095cm" svg:y="5.634cm" svg:viewBox="0 0 100 45" svg:d="M100 11h-100v-11h100zM100 45h-100v-12h100z">
          <text:p/>
        </draw:path>
        <draw:path draw:style-name="gr5" draw:text-style-name="P7" draw:layer="layout" svg:width="0.081cm" svg:height="0.114cm" svg:x="4.256cm" svg:y="5.586cm" svg:viewBox="0 0 82 115" svg:d="M82 0l-25 101c0 1 0 2 0 2 0 1 1 2 3 2 3 0 8-6 10-10l2 2c-6 8-14 18-22 18-6 0-7-3-7-7 0-3 0-5 2-11h-1c-12 16-23 18-29 18-13 0-15-12-15-21 0-18 17-56 43-56 10 0 14 5 14 9h1l8-36c0 0 1-1 1-2 0-2-2-3-6-3-1 0-3 1-4 1l-1-3zM55 56c0-9-3-12-10-12-16 0-30 33-30 50 0 8 4 11 9 11 12 0 23-16 28-32 2-5 3-12 3-17z">
          <text:p/>
        </draw:path>
        <draw:path draw:style-name="gr5" draw:text-style-name="P7" draw:layer="layout" svg:width="0.067cm" svg:height="0.076cm" svg:x="4.347cm" svg:y="5.624cm" svg:viewBox="0 0 68 77" svg:d="M68 26c0 24-19 51-45 51-17 0-23-16-23-28 0-22 18-49 43-49 13 0 25 8 25 26zM54 20c0-6-3-15-12-15-13 0-28 25-28 48 0 6 0 19 10 19 18 0 30-39 30-52z">
          <text:p/>
        </draw:path>
        <draw:path draw:style-name="gr5" draw:text-style-name="P7" draw:layer="layout" svg:width="0.04cm" svg:height="0.097cm" svg:x="4.424cm" svg:y="5.603cm" svg:viewBox="0 0 41 98" svg:d="M41 22l-1 7h-12l-13 54c0 0-1 1-1 2s1 2 3 2c0 0 4-1 10-9l2 2c-4 5-12 18-22 18-6 0-7-4-7-9 0-2 0-4 1-6l14-54h-13v-5c13-3 23-9 31-24h2l-6 22z">
          <text:p/>
        </draw:path>
        <draw:polygon draw:style-name="gr5" draw:text-style-name="P7" draw:layer="layout" svg:width="0.099cm" svg:height="0.099cm" svg:x="4.516cm" svg:y="5.606cm" svg:viewBox="0 0 100 100" draw:points="100,55 55,55 55,100 45,100 45,55 0,55 0,44 45,44 45,0 55,0 55,44 100,44">
          <text:p/>
        </draw:polygon>
        <draw:path draw:style-name="gr5" draw:text-style-name="P7" draw:layer="layout" svg:width="0.078cm" svg:height="0.104cm" svg:x="4.667cm" svg:y="5.624cm" svg:viewBox="0 0 79 105" svg:d="M40 23l5 40c11-15 17-25 21-32 3-6 4-9 4-12 0-4-9-6-9-12 0-4 3-7 8-7 6 0 10 4 10 10 0 14-28 55-35 63-12 16-23 32-35 32-6 0-9-4-9-9s4-7 7-7c7 0 7 6 9 6 3 0 13-11 17-18l-6-53c-1-8-3-18-12-18-2 0-5 1-6 1l-1-3 26-4c4 5 5 10 6 23z">
          <text:p/>
        </draw:path>
        <draw:path draw:style-name="gr5" draw:text-style-name="P7" draw:layer="layout" svg:width="0.046cm" svg:height="0.096cm" svg:x="4.744cm" svg:y="5.65cm" svg:viewBox="0 0 47 97" svg:d="M47 7c0 2-3 5-6 5s-6-3-6-5c0-4 3-7 6-7s6 3 6 7zM44 21l-13 51c-2 11-9 25-22 25-7 0-9-4-9-8 0-3 2-6 6-6 2 0 4 2 4 4s-2 3-2 5l1 1c6 0 10-9 13-21l11-43c0-2-1-3-4-3-1 0-2 0-3 1l-1-3z">
          <text:p/>
        </draw:path>
        <draw:path draw:style-name="gr6" draw:text-style-name="P8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7" draw:text-style-name="P6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5" draw:text-style-name="P7" draw:layer="layout" svg:width="0.06cm" svg:height="0.126cm" svg:x="3.732cm" svg:y="6.611cm" svg:viewBox="0 0 61 127" svg:d="M61 8c0 4-3 7-7 7s-8-3-8-7 4-8 8-8 7 4 7 8zM58 28l-17 67c-3 13-12 32-30 32-8 0-11-5-11-10 0-3 2-8 7-8 3 0 6 3 6 6s-3 3-3 6c0 0 1 1 2 1 7 0 12-12 16-27l15-58c0-1-1-3-5-3-1 0-3 0-4 1l-1-3z">
          <text:p/>
        </draw:path>
        <draw:path draw:style-name="gr5" draw:text-style-name="P7" draw:layer="layout" svg:width="0.092cm" svg:height="0.041cm" svg:x="3.847cm" svg:y="6.648cm" svg:viewBox="0 0 93 42" svg:d="M93 11h-93v-11h93zM93 42h-93v-10h93z">
          <text:p/>
        </draw:path>
        <draw:path draw:style-name="gr5" draw:text-style-name="P7" draw:layer="layout" svg:width="0.06cm" svg:height="0.126cm" svg:x="3.989cm" svg:y="6.611cm" svg:viewBox="0 0 61 127" svg:d="M61 8c0 4-3 7-7 7-5 0-8-3-8-7s3-8 8-8c4 0 7 4 7 8zM58 28l-17 67c-3 13-12 32-30 32-8 0-11-5-11-10 0-3 2-8 7-8 3 0 6 3 6 6s-3 3-3 6c0 0 1 1 2 1 8 0 12-12 17-27l14-58c0-1-2-3-5-3-1 0-3 0-4 1l-1-3z">
          <text:p/>
        </draw:path>
        <draw:polygon draw:style-name="gr5" draw:text-style-name="P7" draw:layer="layout" svg:width="0.092cm" svg:height="0.092cm" svg:x="4.096cm" svg:y="6.622cm" svg:viewBox="0 0 93 93" draw:points="93,51 51,51 51,93 41,93 41,51 0,51 0,41 41,41 41,0 51,0 51,41 93,41">
          <text:p/>
        </draw:polygon>
        <draw:path draw:style-name="gr5" draw:text-style-name="P7" draw:layer="layout" svg:width="0.044cm" svg:height="0.106cm" svg:x="4.249cm" svg:y="6.602cm" svg:viewBox="0 0 45 107" svg:d="M45 107h-44v-2c12-1 15-4 15-13v-71c0-5-1-8-5-8-1 0-4 1-6 2l-5 2v-3l28-14 2 1v94c0 7 3 10 15 10z">
          <text:p/>
        </draw:path>
        <draw:path draw:style-name="gr5" draw:text-style-name="P7" draw:layer="layout" svg:width="2.244cm" svg:height="2.795cm" svg:x="1.277cm" svg:y="3.881cm" svg:viewBox="0 0 2245 2796" svg:d="M10 2761l3 12 9 9 13 4h2210v10h-2211l-17-5-13-12-4-17v-2264h10zM82 10h-47l-13 3-9 9-3 14v305h-10v-307l4-17 13-12 17-5h48z">
          <text:p/>
        </draw:path>
        <draw:polygon draw:style-name="gr5" draw:text-style-name="P7" draw:layer="layout" svg:width="0.005cm" svg:height="0.009cm" svg:x="1.358cm" svg:y="3.881cm" svg:viewBox="0 0 6 10" draw:points="6,10 0,10 0,0 6,0">
          <text:p/>
        </draw:polygon>
        <draw:polygon draw:style-name="gr5" draw:text-style-name="P7" draw:layer="layout" svg:width="0.07cm" svg:height="0.045cm" svg:x="3.527cm" svg:y="6.649cm" svg:viewBox="0 0 71 46" draw:points="71,23 0,46 0,0">
          <text:p/>
        </draw:polygon>
        <draw:path draw:style-name="gr5" draw:text-style-name="P7" draw:layer="layout" svg:width="0.09cm" svg:height="0.058cm" svg:x="3.522cm" svg:y="6.642cm" svg:viewBox="0 0 91 59" svg:d="M91 29l-91 30v-59zM10 46l50-17-50-15z">
          <text:p/>
        </draw:path>
        <draw:polygon draw:style-name="gr8" draw:text-style-name="P9" draw:layer="layout" svg:width="0.087cm" svg:height="0.085cm" svg:x="1.206cm" svg:y="4.241cm" svg:viewBox="0 0 88 86" draw:points="71,5 59,4 59,2 59,0 88,0 88,2 88,4 77,5 77,46 77,86 71,86 18,9 18,45 18,82 29,83 29,85 29,86 0,86 0,85 0,83 11,82 11,43 11,5 0,4 0,2 0,0 26,0 71,64 71,35">
          <text:p/>
        </draw:polygon>
        <draw:path draw:style-name="gr8" draw:text-style-name="P9" draw:layer="layout" svg:width="0.055cm" svg:height="0.063cm" svg:x="1.301cm" svg:y="4.265cm" svg:viewBox="0 0 56 64" svg:d="M28 0c19 0 28 12 28 32s-9 32-28 32-28-13-28-32c0-20 9-32 28-32zM28 59c14 0 16-13 16-27s-2-27-16-27c-15 1-17 13-17 27s3 26 17 27z">
          <text:p/>
        </draw:path>
        <draw:path draw:style-name="gr6" draw:text-style-name="P8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7" draw:text-style-name="P6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5" draw:text-style-name="P7" draw:layer="layout" svg:width="0.052cm" svg:height="0.107cm" svg:x="3.836cm" svg:y="7.004cm" svg:viewBox="0 0 53 108" svg:d="M53 6c0 4-3 7-7 7s-6-3-6-7c0-3 2-6 6-6s7 3 7 6zM50 23l-15 57c-3 12-11 28-25 28-8 0-10-4-10-9 0-2 2-6 7-6 2 0 4 2 4 5 0 1-2 2-2 5 0 0 1 1 2 1 5 0 10-10 13-24l13-48c0-2-2-3-5-3-1 0-2 0-3 1l-1-3z">
          <text:p/>
        </draw:path>
        <draw:polygon draw:style-name="gr5" draw:text-style-name="P7" draw:layer="layout" svg:width="0.076cm" svg:height="0.074cm" svg:x="3.935cm" svg:y="7.015cm" svg:viewBox="0 0 77 75" draw:points="77,75 0,38 0,37 77,0 77,9 18,38 77,67">
          <text:p/>
        </draw:polygon>
        <draw:path draw:style-name="gr5" draw:text-style-name="P7" draw:layer="layout" svg:width="0.116cm" svg:height="0.087cm" svg:x="4.062cm" svg:y="6.999cm" svg:viewBox="0 0 117 88" svg:d="M117 0l-1 2h-3c-10 0-13 3-14 8l-20 78h-3l-37-71h-1l-14 60c0 1 0 2 0 4s2 4 10 4h3l-1 3h-36l1-3h2c10 0 13-3 14-8l17-68c-2-6-8-7-12-7h-3l1-2h27l31 63h1l13-53c1-1 1-2 1-3 0-3-2-5-11-5h-2v-2z">
          <text:p/>
        </draw:path>
        <draw:path draw:style-name="gr5" draw:text-style-name="P7" draw:layer="layout" svg:width="3.22cm" svg:height="4.203cm" svg:x="1.891cm" svg:y="2.855cm" svg:viewBox="0 0 3221 4204" svg:d="M2594 4204h-100v-10h100zM3204 5l12 12 5 17v4136l-5 17-12 12-17 5h-404v-10h403l13-3 9-9 3-13v-4133l-3-14-9-8-13-4h-3151l-13 4-9 8-3 14v10h-10v-12l5-17 12-12 16-5h3154z">
          <text:p/>
        </draw:path>
        <draw:polygon draw:style-name="gr5" draw:text-style-name="P7" draw:layer="layout" svg:width="0.004cm" svg:height="0.009cm" svg:x="4.38cm" svg:y="7.049cm" svg:viewBox="0 0 5 10" draw:points="5,10 0,10 0,0 5,0">
          <text:p/>
        </draw:polygon>
        <draw:polygon draw:style-name="gr5" draw:text-style-name="P7" draw:layer="layout" svg:width="0.045cm" svg:height="0.069cm" svg:x="1.873cm" svg:y="2.906cm" svg:viewBox="0 0 46 70" draw:points="23,70 0,0 46,0">
          <text:p/>
        </draw:polygon>
        <draw:path draw:style-name="gr5" draw:text-style-name="P7" draw:layer="layout" svg:width="0.059cm" svg:height="0.09cm" svg:x="1.866cm" svg:y="2.901cm" svg:viewBox="0 0 60 91" svg:d="M30 91l-30-91h60zM13 10l17 49 16-49z">
          <text:p/>
        </draw:path>
        <draw:polygon draw:style-name="gr8" draw:text-style-name="P9" draw:layer="layout" svg:width="0.089cm" svg:height="0.085cm" svg:x="4.485cm" svg:y="6.994cm" svg:viewBox="0 0 90 86" draw:points="52,52 52,67 52,81 66,83 66,85 66,86 26,86 26,85 26,83 40,81 40,67 40,53 10,5 0,4 0,2 0,0 37,0 37,2 37,4 25,5 50,45 73,5 62,4 62,2 62,0 90,0 90,2 90,4 81,5">
          <text:p/>
        </draw:polygon>
        <draw:path draw:style-name="gr8" draw:text-style-name="P9" draw:layer="layout" svg:width="0.048cm" svg:height="0.063cm" svg:x="4.57cm" svg:y="7.018cm" svg:viewBox="0 0 49 64" svg:d="M25 0c19 0 25 12 24 32h-38c-2 22 14 29 36 23v2 2c-5 3-13 5-20 5-20 0-27-12-27-32-1-20 8-32 25-32zM38 27c4-21-21-30-26-9 0 2-1 6-1 9z">
          <text:p/>
        </draw:path>
        <draw:path draw:style-name="gr8" draw:text-style-name="P9" draw:layer="layout" svg:width="0.04cm" svg:height="0.062cm" svg:x="4.628cm" svg:y="7.018cm" svg:viewBox="0 0 41 63" svg:d="M10 14c2 18 31 9 31 31 0 21-25 21-41 15v-7-8c7 0 3 11 11 12 13 7 29-10 15-18-9-7-26-5-26-22 0-18 21-19 37-15v7 6c-7 0-3-9-11-9-7-3-18-1-16 8z">
          <text:p/>
        </draw:path>
        <draw:path draw:style-name="gr5" draw:text-style-name="P7" draw:layer="layout" svg:width="0.064cm" svg:height="0.081cm" svg:x="0.976cm" svg:y="2.897cm" svg:viewBox="0 0 65 82" svg:d="M58 60l3 2c-10 11-21 20-36 20-18 0-25-14-25-28 0-25 22-54 47-54 10 0 18 5 18 14 0 7-3 13-10 13-4 0-7-4-7-7 0-5 6-7 6-11 0-2-2-3-7-3-21 0-32 32-32 46 0 16 10 20 18 20 10 0 19-6 25-12z">
          <text:p/>
        </draw:path>
        <draw:path draw:style-name="gr5" draw:text-style-name="P7" draw:layer="layout" svg:width="0.041cm" svg:height="0.121cm" svg:x="1.051cm" svg:y="2.856cm" svg:viewBox="0 0 42 122" svg:d="M42 0l-27 107c0 0 0 1 0 2s1 2 2 2c4 0 10-7 12-10l3 3c-7 7-15 18-25 18-5 0-7-4-7-8 0-3 1-5 1-7l23-93c1-2 1-3 1-3 0-3-1-4-6-4-1 0-3 0-5 0v-3z">
          <text:p/>
        </draw:path>
        <draw:path draw:style-name="gr5" draw:text-style-name="P7" draw:layer="layout" svg:width="0.086cm" svg:height="0.122cm" svg:x="1.109cm" svg:y="2.856cm" svg:viewBox="0 0 87 123" svg:d="M87 43l-1 3c-11 1-17 4-24 10l-19 17 12 27c2 7 5 11 9 11 6 0 9-8 14-13l3 2c-3 4-11 23-24 23-8 0-12-10-14-14l-11-27-10 9-8 30h-14l27-107c0-1 0-2 0-3 0-3-2-4-6-4-1 0-3 0-4 0l-1-2 28-5-20 83 31-28c1-1 3-3 3-6 0-2-3-3-5-3h-2l1-3z">
          <text:p/>
        </draw:path>
        <draw:path draw:style-name="gr12" draw:text-style-name="P10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11" draw:text-style-name="P6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5" draw:text-style-name="P7" draw:layer="layout" svg:width="0.064cm" svg:height="0.085cm" svg:x="2.482cm" svg:y="3.876cm" svg:viewBox="0 0 65 86" svg:d="M24 47v17 17l14 2v2 1h-37v-1-2l10-2v-38-38l-11-2v-1-2h65v10 11h-4l-2-14c-11-2-24-1-35-1v18 18h25l2-11h4v14 13h-4l-2-11z">
          <text:p/>
        </draw:path>
        <draw:polygon draw:style-name="gr5" draw:text-style-name="P7" draw:layer="layout" svg:width="0.031cm" svg:height="0.09cm" svg:x="2.554cm" svg:y="3.871cm" svg:viewBox="0 0 32 91" draw:points="21,87 32,89 32,90 32,91 0,91 0,90 0,89 11,87 11,46 11,4 0,3 0,2 0,0 21,0 21,43">
          <text:p/>
        </draw:polygon>
        <draw:path draw:style-name="gr5" draw:text-style-name="P7" draw:layer="layout" svg:width="0.055cm" svg:height="0.063cm" svg:x="2.593cm" svg:y="3.9cm" svg:viewBox="0 0 56 64" svg:d="M28 0c19 0 28 12 28 32 0 19-9 32-29 32-18 0-27-13-27-32 0-20 9-32 28-32zM27 58c15 0 17-12 17-26s-2-27-17-27c-14 1-16 13-16 27s2 26 16 26z">
          <text:p/>
        </draw:path>
        <draw:path draw:style-name="gr5" draw:text-style-name="P7" draw:layer="layout" svg:width="0.052cm" svg:height="0.062cm" svg:x="2.658cm" svg:y="3.9cm" svg:viewBox="0 0 53 63" svg:d="M7 2c16-3 38-5 38 14v21 21c3 1 9-1 7 4h-16l-1-6c-9 11-38 11-35-11 0-18 17-18 34-19 2-13-1-25-15-20-2 0-4 1-6 2-2 2 0 8-6 7v-6zM11 45c0 15 15 12 23 8v-11-11c-12 0-23 0-23 14z">
          <text:p/>
        </draw:path>
        <draw:path draw:style-name="gr5" draw:text-style-name="P7" draw:layer="layout" svg:width="0.034cm" svg:height="0.075cm" svg:x="2.713cm" svg:y="3.888cm" svg:viewBox="0 0 35 76" svg:d="M18 60c0 10 9 10 17 8v2 2c-10 6-27 6-27-10v-21-21h-8c-1-5 5-4 8-6l6-14h4v7 7h14v3 3h-14v20z">
          <text:p/>
        </draw:path>
        <draw:path draw:style-name="gr5" draw:text-style-name="P7" draw:layer="layout" svg:width="0.096cm" svg:height="0.061cm" svg:x="2.784cm" svg:y="3.9cm" svg:viewBox="0 0 97 62" svg:d="M43 19c2-14-15-12-25-10v25 23l9 2v1 2h-27c-1-5 5-4 8-5v-25-26c-3-1-9 0-8-5h18v5c8-5 28-11 34 1 11-8 38-13 38 11v20 19c3 1 8 0 7 5h-27v-2-1l9-2v-19-19c1-15-16-12-26-9 2 14 0 32 1 47l9 2v1 2h-28v-2-1l8-2v-19z">
          <text:p/>
        </draw:path>
        <draw:path draw:style-name="gr5" draw:text-style-name="P7" draw:layer="layout" svg:width="0.061cm" svg:height="0.06cm" svg:x="2.885cm" svg:y="3.902cm" svg:viewBox="0 0 62 61" svg:d="M44 55c-13 8-36 11-36-11v-20-20c-3-1-9 1-8-4h19v21 22c-1 13 15 12 25 9v-24-24l-9-1v-1-2h19v28 28c3 1 10-1 8 4h-17z">
          <text:p/>
        </draw:path>
        <draw:polygon draw:style-name="gr5" draw:text-style-name="P7" draw:layer="layout" svg:width="0.031cm" svg:height="0.09cm" svg:x="2.951cm" svg:y="3.871cm" svg:viewBox="0 0 32 91" draw:points="22,87 32,89 32,90 32,91 0,91 0,90 0,89 10,87 10,46 10,4 0,3 0,2 0,0 22,0 22,43">
          <text:p/>
        </draw:polygon>
        <draw:path draw:style-name="gr5" draw:text-style-name="P7" draw:layer="layout" svg:width="0.034cm" svg:height="0.075cm" svg:x="2.986cm" svg:y="3.888cm" svg:viewBox="0 0 35 76" svg:d="M18 60c0 10 9 10 17 8v2 2c-10 6-27 6-27-10v-21-21h-8c-1-5 5-4 8-6l6-14h4v7 7h15v3 3h-15v20z">
          <text:p/>
        </draw:path>
        <draw:path draw:style-name="gr5" draw:text-style-name="P7" draw:layer="layout" svg:width="0.03cm" svg:height="0.086cm" svg:x="3.024cm" svg:y="3.875cm" svg:viewBox="0 0 31 87" svg:d="M14 14c-8 0-9-14 0-14 5 0 7 2 8 7-1 4-3 7-8 7zM21 83l10 1v2 1h-31v-1-2l10-1v-26-26l-9-2v-1-1h20v28z">
          <text:p/>
        </draw:path>
        <draw:path draw:style-name="gr5" draw:text-style-name="P7" draw:layer="layout" svg:width="0.058cm" svg:height="0.09cm" svg:x="3.06cm" svg:y="3.9cm" svg:viewBox="0 0 59 91" svg:d="M59 31c1 25-17 37-41 31v24l11 1v2 2h-29v-2-2l8-1v-40-40c-3-1-8 1-7-4h16l1 3c4-3 9-5 16-5 18 1 24 13 25 31zM18 58c20 5 31-6 29-27 3-19-12-29-29-22v24z">
          <text:p/>
        </draw:path>
        <draw:polygon draw:style-name="gr5" draw:text-style-name="P7" draw:layer="layout" svg:width="0.031cm" svg:height="0.09cm" svg:x="3.126cm" svg:y="3.871cm" svg:viewBox="0 0 32 91" draw:points="21,87 32,89 32,90 32,91 0,91 0,90 0,89 10,87 10,46 10,4 0,3 0,2 0,0 21,0 21,43">
          <text:p/>
        </draw:polygon>
        <draw:path draw:style-name="gr5" draw:text-style-name="P7" draw:layer="layout" svg:width="0.063cm" svg:height="0.088cm" svg:x="3.161cm" svg:y="3.902cm" svg:viewBox="0 0 64 89" svg:d="M57 4l-27 70c-4 11-13 18-28 14v-7-7c6 0 2 9 10 8 11-1 14-12 17-21l-23-57c-2-1-7 0-6-4h28v2 1l-9 1 16 43 16-43-9-1v-1-2h22v2 1z">
          <text:p/>
        </draw:path>
        <draw:path draw:style-name="gr5" draw:text-style-name="P7" draw:layer="layout" svg:width="0.078cm" svg:height="0.105cm" svg:x="2.512cm" svg:y="4.258cm" svg:viewBox="0 0 79 106" svg:d="M41 22l5 40c10-14 16-24 20-31 3-7 4-10 4-13s-9-5-9-11c0-4 4-7 9-7s9 4 9 10c0 14-27 54-34 63-12 16-23 33-35 33-6 0-10-6-10-10 0-5 5-7 7-7 8 0 7 5 10 5s12-10 17-17l-6-53c-1-8-3-18-12-18-2 0-5 1-7 1v-3l25-4c4 5 6 10 7 22z">
          <text:p/>
        </draw:path>
        <draw:path draw:style-name="gr5" draw:text-style-name="P7" draw:layer="layout" svg:width="0.045cm" svg:height="0.095cm" svg:x="2.589cm" svg:y="4.285cm" svg:viewBox="0 0 46 96" svg:d="M46 6c0 3-2 5-5 5s-6-2-6-5 3-6 6-6 5 3 5 6zM44 21l-13 51c-2 10-9 24-22 24-7 0-9-4-9-7s2-7 6-7c2 0 4 2 4 5 0 2-2 2-2 4 0 1 1 1 1 1 6 0 10-9 13-20l11-44c0-1-1-2-4-2-1 0-3 0-3 0l-1-2z">
          <text:p/>
        </draw:path>
        <draw:path draw:style-name="gr5" draw:text-style-name="P7" draw:layer="layout" svg:width="0.099cm" svg:height="0.045cm" svg:x="2.709cm" svg:y="4.267cm" svg:viewBox="0 0 100 46" svg:d="M100 12h-100v-12h100zM100 46h-100v-12h100z">
          <text:p/>
        </draw:path>
        <draw:path draw:style-name="gr5" draw:text-style-name="P7" draw:layer="layout" svg:width="0.073cm" svg:height="0.114cm" svg:x="2.871cm" svg:y="4.22cm" svg:viewBox="0 0 74 115" svg:d="M72 95l2 2c-5 6-13 18-23 18-2 0-6-2-6-7 0-2 0-5 10-45 1-2 2-5 2-8s-2-6-4-6c-6 0-18 15-23 23-6 9-11 17-11 20l-6 21h-13l26-102v-1c0-3-2-4-5-4-2 0-4 0-5 1l-1-3 28-4-19 70h1c8-10 21-32 36-32 7 0 10 6 10 12 0 4-1 7-2 11l-9 39c0 1-1 1-1 2s1 2 2 2c4 0 8-6 11-9z">
          <text:p/>
        </draw:path>
        <draw:path draw:style-name="gr5" draw:text-style-name="P7" draw:layer="layout" svg:width="0.045cm" svg:height="0.095cm" svg:x="2.949cm" svg:y="4.285cm" svg:viewBox="0 0 46 96" svg:d="M46 6c0 3-3 5-5 5-4 0-6-2-6-5s2-6 6-6c2 0 5 3 5 6zM44 21l-14 51c-2 10-9 24-22 24-6 0-8-4-8-7s1-7 5-7c3 0 4 2 4 5 0 2-1 2-1 4 0 1 0 1 1 1 5 0 9-9 12-20l11-44c0-1-1-2-4-2-1 0-2 0-3 0l-1-2z">
          <text:p/>
        </draw:path>
        <draw:path draw:style-name="gr5" draw:text-style-name="P7" draw:layer="layout" svg:width="0.113cm" svg:height="0.078cm" svg:x="3.026cm" svg:y="4.255cm" svg:viewBox="0 0 114 79" svg:d="M77 1l-13 50c-1 3-2 7-2 12 0 6 3 10 10 10 18 0 27-20 33-34 2-4 3-9 3-14 0-12-10-10-11-18 0-6 5-7 10-7 6 0 7 9 7 14 0 25-17 65-46 65-12 0-19-5-19-16 0-8 2-15 4-21-7 14-21 37-40 37-9 0-13-6-13-14 0-6 2-11 3-17l8-29c1-2 1-4 1-5 0-4-7-4-9-4v-3c9-1 17-4 26-7l-13 52c0 3-2 8-2 13 0 4 1 8 5 8 10 0 22-20 26-26 9-13 13-27 19-46z">
          <text:p/>
        </draw:path>
        <draw:path draw:style-name="gr5" draw:text-style-name="P7" draw:layer="layout" svg:width="0.045cm" svg:height="0.095cm" svg:x="3.142cm" svg:y="4.285cm" svg:viewBox="0 0 46 96" svg:d="M46 6c0 3-2 5-5 5s-6-2-6-5 3-6 6-6 5 3 5 6zM44 21l-13 51c-2 10-9 24-22 24-7 0-9-4-9-7s2-7 6-7c2 0 4 2 4 5 0 2-2 2-2 4 0 1 0 1 1 1 6 0 10-9 13-20l11-44c0-1-2-2-4-2-1 0-3 0-3 0l-1-2z">
          <text:p/>
        </draw:path>
        <draw:polyline draw:style-name="gr9" draw:text-style-name="P6" draw:layer="layout" svg:width="0cm" svg:height="0.295cm" svg:x="1.69cm" svg:y="3.405cm" svg:viewBox="0 0 0 296" draw:points="0,0 0,191 0,296">
          <text:p/>
        </draw:polyline>
        <draw:polygon draw:style-name="gr5" draw:text-style-name="P7" draw:layer="layout" svg:width="0.009cm" svg:height="0.004cm" svg:x="1.685cm" svg:y="3.4cm" svg:viewBox="0 0 10 5" draw:points="10,5 0,5 0,0 10,0">
          <text:p/>
        </draw:polygon>
        <draw:polygon draw:style-name="gr10" draw:text-style-name="P7" draw:layer="layout" svg:width="0.045cm" svg:height="0.07cm" svg:x="1.668cm" svg:y="3.706cm" svg:viewBox="0 0 46 71" draw:points="23,71 0,0 46,0">
          <text:p/>
        </draw:polygon>
        <draw:line draw:style-name="gr9" draw:text-style-name="P6" draw:layer="layout" svg:x1="4.014cm" svg:y1="6.802cm" svg:x2="4.014cm" svg:y2="6.836cm">
          <text:p/>
        </draw:line>
        <draw:polygon draw:style-name="gr5" draw:text-style-name="P7" draw:layer="layout" svg:width="0.009cm" svg:height="0.005cm" svg:x="4.009cm" svg:y="6.797cm" svg:viewBox="0 0 10 6" draw:points="10,6 0,6 0,0 10,0">
          <text:p/>
        </draw:polygon>
        <draw:polygon draw:style-name="gr10" draw:text-style-name="P7" draw:layer="layout" svg:width="0.045cm" svg:height="0.07cm" svg:x="3.991cm" svg:y="6.842cm" svg:viewBox="0 0 46 71" draw:points="23,71 0,0 46,0">
          <text:p/>
        </draw:polygon>
        <draw:path draw:style-name="gr5" draw:text-style-name="P7" draw:layer="layout" svg:width="0.01cm" svg:height="0.248cm" svg:x="4.013cm" svg:y="7.19cm" svg:viewBox="0 0 11 249" svg:d="M10 249h-10l1-25h10zM11 0v67h-10v-67z">
          <text:p/>
        </draw:path>
        <draw:polygon draw:style-name="gr5" draw:text-style-name="P7" draw:layer="layout" svg:width="0.009cm" svg:height="0.005cm" svg:x="4.014cm" svg:y="7.185cm" svg:viewBox="0 0 10 6" draw:points="10,1 10,6 0,6 0,0">
          <text:p/>
        </draw:polygon>
        <draw:polygon draw:style-name="gr5" draw:text-style-name="P7" draw:layer="layout" svg:width="0.045cm" svg:height="0.069cm" svg:x="3.996cm" svg:y="7.444cm" svg:viewBox="0 0 46 70" draw:points="46,0 23,70 0,0">
          <text:p/>
        </draw:polygon>
        <draw:path draw:style-name="gr5" draw:text-style-name="P7" draw:layer="layout" svg:width="0.059cm" svg:height="0.09cm" svg:x="3.989cm" svg:y="7.439cm" svg:viewBox="0 0 60 91" svg:d="M60 0l-30 91-30-91zM30 59l16-49h-32z">
          <text:p/>
        </draw:path>
        <draw:polygon draw:style-name="gr8" draw:text-style-name="P9" draw:layer="layout" svg:width="0.087cm" svg:height="0.085cm" svg:x="3.942cm" svg:y="7.276cm" svg:viewBox="0 0 88 86" draw:points="71,5 59,3 59,2 59,0 88,0 88,2 88,3 77,5 77,46 77,86 71,86 18,9 18,45 18,81 29,83 29,85 29,86 0,86 0,85 0,83 11,81 11,43 11,5 0,3 0,2 0,0 26,0 71,64 71,35">
          <text:p/>
        </draw:polygon>
        <draw:path draw:style-name="gr8" draw:text-style-name="P9" draw:layer="layout" svg:width="0.055cm" svg:height="0.063cm" svg:x="4.038cm" svg:y="7.299cm" svg:viewBox="0 0 56 64" svg:d="M28 0c19 0 28 12 28 32s-9 32-29 32c-18 0-27-13-27-32 0-20 9-32 28-32zM27 59c15 0 17-13 17-27s-2-27-17-27c-14 1-16 13-16 27s3 26 16 27z">
          <text:p/>
        </draw:path>
        <draw:path draw:style-name="gr6" draw:text-style-name="P8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ath draw:style-name="gr7" draw:text-style-name="P6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olygon draw:style-name="gr6" draw:text-style-name="P8" draw:layer="layout" svg:width="1.274cm" svg:height="0.25cm" svg:x="4.243cm" svg:y="7.338cm" svg:viewBox="0 0 1275 251" draw:points="0,0 1275,0 1275,251 0,251">
          <text:p/>
        </draw:polygon>
        <draw:path draw:style-name="gr5" draw:text-style-name="P7" draw:layer="layout" svg:width="0.127cm" svg:height="0.162cm" svg:x="4.252cm" svg:y="7.387cm" svg:viewBox="0 0 128 163" svg:d="M128 115l-8 48h-120l63-81-59-82h119v40h-4c-3-22-9-30-31-30h-51l47 63-54 70h66c18 0 24-11 27-28z">
          <text:p/>
        </draw:path>
        <draw:path draw:style-name="gr5" draw:text-style-name="P7" draw:layer="layout" svg:width="0.097cm" svg:height="0.073cm" svg:x="4.393cm" svg:y="7.356cm" svg:viewBox="0 0 98 74" svg:d="M98 0v2h-3c-8 0-10 3-11 8l-17 64h-3l-31-59-13 50c0 1 0 2 0 4s2 4 9 4h2l-1 1h-30l1-1h1c9 0 12-4 13-8l14-57c-2-5-7-6-10-6h-3l1-2h22l27 53h1l11-43c0-2 1-3 1-3 0-3-2-5-9-5h-3l1-2z">
          <text:p/>
        </draw:path>
        <draw:polygon draw:style-name="gr5" draw:text-style-name="P7" draw:layer="layout" svg:width="0.062cm" svg:height="0.007cm" svg:x="4.498cm" svg:y="7.398cm" svg:viewBox="0 0 63 8" draw:points="63,8 0,8 0,0 63,0">
          <text:p/>
        </draw:polygon>
        <draw:path draw:style-name="gr5" draw:text-style-name="P7" draw:layer="layout" svg:width="0.031cm" svg:height="0.076cm" svg:x="4.581cm" svg:y="7.354cm" svg:viewBox="0 0 32 77" svg:d="M32 77h-31v-2c9 0 11-3 11-9v-51c0-4-1-5-3-5-1 0-3 0-5 1l-4 1v-1l20-11 2 1v67c0 5 2 7 10 7z">
          <text:p/>
        </draw:path>
        <draw:path draw:style-name="gr5" draw:text-style-name="P7" draw:layer="layout" svg:width="0.043cm" svg:height="0.09cm" svg:x="4.387cm" svg:y="7.486cm" svg:viewBox="0 0 44 91" svg:d="M44 6c0 2-2 5-5 5-4 0-6-3-6-5 0-3 2-6 6-6 3 0 5 3 5 6zM42 20l-13 48c-2 10-8 23-21 23-6 0-8-4-8-7 0-2 2-6 6-6 1 0 4 2 4 5 0 2-3 2-3 3s1 1 1 1c6 0 10-8 12-19l11-41c0-1-1-3-4-3-1 0-2 1-3 1v-2z">
          <text:p/>
        </draw:path>
        <draw:path draw:style-name="gr5" draw:text-style-name="P7" draw:layer="layout" svg:width="0.066cm" svg:height="0.029cm" svg:x="4.439cm" svg:y="7.513cm" svg:viewBox="0 0 67 30" svg:d="M67 7h-67v-7h67zM67 30h-67v-7h67z">
          <text:p/>
        </draw:path>
        <draw:path draw:style-name="gr5" draw:text-style-name="P7" draw:layer="layout" svg:width="0.05cm" svg:height="0.078cm" svg:x="4.513cm" svg:y="7.479cm" svg:viewBox="0 0 51 79" svg:d="M51 39c0 20-7 40-25 40-20 0-26-22-26-41s8-38 26-38c15 0 25 16 25 39zM41 40c0-24-6-37-16-37-9 0-14 13-14 36s5 37 15 37c9 0 15-14 15-36z">
          <text:p/>
        </draw:path>
        <draw:path draw:style-name="gr5" draw:text-style-name="P7" draw:layer="layout" svg:width="0.069cm" svg:height="0.108cm" svg:x="4.675cm" svg:y="7.402cm" svg:viewBox="0 0 70 109" svg:d="M68 90l2 2c-4 5-12 17-21 17-3 0-7-2-7-7 0-2 0-4 10-43 0-1 2-5 2-7 0-3-2-6-4-6-6 0-17 14-21 22-6 8-11 16-11 19l-6 20h-12l24-96v-1c0-3-1-4-4-4-2 0-4 0-5 0v-2l25-4-17 67c9-10 20-31 35-31 6 0 9 6 9 11 0 4-1 7-2 11l-9 37v1c0 1 0 2 2 2 3 0 8-5 10-8z">
          <text:p/>
        </draw:path>
        <draw:path draw:style-name="gr5" draw:text-style-name="P7" draw:layer="layout" svg:width="0.058cm" svg:height="0.068cm" svg:x="4.753cm" svg:y="7.484cm" svg:viewBox="0 0 59 69" svg:d="M59 0l-10 38c0 3-1 4-1 5s1 1 2 1c3 0 5-2 6-5l2 1c-2 4-9 12-14 12-4 0-6-2-6-5s2-10 4-19c-10 16-17 21-22 21-1 0-4-1-4-3-4 17-5 21-8 23h-8c2-2 3-6 5-13l14-56h9l-8 34c0 1 0 2 0 3 0 3 1 5 5 5 7 0 21-24 23-34l2-8z">
          <text:p/>
        </draw:path>
        <draw:path draw:style-name="gr5" draw:text-style-name="P7" draw:layer="layout" svg:width="0.04cm" svg:height="0.135cm" svg:x="4.838cm" svg:y="7.4cm" svg:viewBox="0 0 41 136" svg:d="M41 134l-2 2c-25-14-39-41-39-68 0-30 14-53 40-68l1 2c-22 19-27 34-27 66 0 29 5 47 27 66z">
          <text:p/>
        </draw:path>
        <draw:path draw:style-name="gr5" draw:text-style-name="P7" draw:layer="layout" svg:width="0.061cm" svg:height="0.127cm" svg:x="4.882cm" svg:y="7.41cm" svg:viewBox="0 0 62 128" svg:d="M62 8c0 4-3 7-8 7-4 0-7-3-7-7s3-8 7-8c5 0 8 4 8 8zM59 28l-18 67c-3 15-12 33-30 33-8 0-11-5-11-9s2-9 7-9c3 0 6 3 6 7 0 2-3 3-3 5 0 0 1 1 2 1 7 0 12-12 17-28l14-57c0-2-2-4-5-4-1 0-3 1-4 1l-1-2z">
          <text:p/>
        </draw:path>
        <draw:path draw:style-name="gr5" draw:text-style-name="P7" draw:layer="layout" svg:width="0.04cm" svg:height="0.135cm" svg:x="4.951cm" svg:y="7.4cm" svg:viewBox="0 0 41 136" svg:d="M0 2l1-2c25 15 40 41 40 68 0 31-14 53-40 68l-1-2c23-19 27-34 27-65 0-30-4-49-27-67z">
          <text:p/>
        </draw:path>
        <draw:path draw:style-name="gr5" draw:text-style-name="P7" draw:layer="layout" svg:width="0.166cm" svg:height="0.106cm" svg:x="5.009cm" svg:y="7.404cm" svg:viewBox="0 0 167 107" svg:d="M167 0l-1 2c-11 1-18 8-22 13l-69 92h-5v-71h-2l-47 71h-5v-91c0-9-5-14-14-14h-2l1-2h46l-1 2h-1c-6 0-12 0-12 12v60l37-52v-10c0-5-4-10-13-10h-2l1-2h46l-1 2h-3c-10 0-11 6-11 12v63h1l44-59c3-3 7-8 7-11s-2-5-9-5h-3l1-2z">
          <text:p/>
        </draw:path>
        <draw:path draw:style-name="gr5" draw:text-style-name="P7" draw:layer="layout" svg:width="0.04cm" svg:height="0.135cm" svg:x="5.183cm" svg:y="7.4cm" svg:viewBox="0 0 41 136" svg:d="M41 134l-2 2c-26-14-39-41-39-68 0-30 14-53 40-68l1 2c-22 19-28 34-28 66 0 29 6 47 28 66z">
          <text:p/>
        </draw:path>
        <draw:path draw:style-name="gr5" draw:text-style-name="P7" draw:layer="layout" svg:width="0.054cm" svg:height="0.072cm" svg:x="5.237cm" svg:y="7.438cm" svg:viewBox="0 0 55 73" svg:d="M55 0l-4 24h-3c0-10-6-19-15-19-4 0-8 2-8 9 0 9 21 23 21 39 0 9-7 20-21 20-5 0-16-4-18-4-1 0-3 1-5 4h-2l4-25h3c0 10 6 21 16 21s11-8 11-14c0-14-20-22-20-37 0-13 9-18 18-18 7 0 10 3 15 3 2 0 4-1 5-3z">
          <text:p/>
        </draw:path>
        <draw:path draw:style-name="gr5" draw:text-style-name="P7" draw:layer="layout" svg:width="0.027cm" svg:height="0.065cm" svg:x="5.303cm" svg:y="7.468cm" svg:viewBox="0 0 28 66" svg:d="M28 15l-1 5h-8l-9 35c0 1 0 1 0 2 0 0 0 1 1 1 0 0 3 0 7-6l2 1c-3 4-9 13-15 13-4 0-5-3-5-6 0-2 1-3 1-5l9-35h-9l1-4c9-2 15-6 20-16h2l-4 15z">
          <text:p/>
        </draw:path>
        <draw:polygon draw:style-name="gr5" draw:text-style-name="P7" draw:layer="layout" svg:width="0.01cm" svg:height="0.14cm" svg:x="5.371cm" svg:y="7.398cm" svg:viewBox="0 0 11 141" draw:points="11,141 0,141 0,0 11,0">
          <text:p/>
        </draw:polygon>
        <draw:path draw:style-name="gr5" draw:text-style-name="P7" draw:layer="layout" svg:width="0.061cm" svg:height="0.127cm" svg:x="5.399cm" svg:y="7.41cm" svg:viewBox="0 0 62 128" svg:d="M62 8c0 4-3 7-7 7-5 0-8-3-8-7s3-8 8-8c4 0 7 4 7 8zM60 28l-18 67c-4 15-13 33-30 33-9 0-12-5-12-9s2-9 8-9c3 0 5 3 5 7 0 2-2 3-2 5 0 0 0 1 1 1 8 0 13-12 17-28l15-57c0-2-2-4-6-4-1 0-2 1-4 1l-1-2z">
          <text:p/>
        </draw:path>
        <draw:path draw:style-name="gr5" draw:text-style-name="P7" draw:layer="layout" svg:width="0.04cm" svg:height="0.135cm" svg:x="5.469cm" svg:y="7.4cm" svg:viewBox="0 0 41 136" svg:d="M0 2l2-2c24 15 39 41 39 68 0 31-14 53-39 68l-2-2c23-19 27-34 27-65 0-30-4-49-27-67z">
          <text:p/>
        </draw:path>
        <draw:path draw:style-name="gr8" draw:text-style-name="P9" draw:layer="layout" svg:width="0.085cm" svg:height="0.086cm" svg:x="3.881cm" svg:y="7.582cm" svg:viewBox="0 0 86 87" svg:d="M24 80c32 5 49-7 49-38 0-28-19-38-49-36v37zM86 43c0 45-39 46-86 43v-2-1l11-2v-38-38l-11-1v-2-2h39c30 0 47 13 47 43z">
          <text:p/>
        </draw:path>
        <draw:path draw:style-name="gr8" draw:text-style-name="P9" draw:layer="layout" svg:width="0.054cm" svg:height="0.063cm" svg:x="3.977cm" svg:y="7.607cm" svg:viewBox="0 0 55 64" svg:d="M28 0c19 0 27 11 27 32 0 20-8 32-28 32-18 0-27-13-27-32 0-20 9-32 28-32zM27 59c15 0 17-13 17-27 0-15-2-27-17-27-14 0-16 12-16 27 0 14 2 26 16 27z">
          <text:p/>
        </draw:path>
        <draw:path draw:style-name="gr8" draw:text-style-name="P9" draw:layer="layout" svg:width="0.061cm" svg:height="0.061cm" svg:x="4.04cm" svg:y="7.607cm" svg:viewBox="0 0 62 62" svg:d="M43 18c1-13-15-12-25-9v24 24l8 2v1 2h-26c-1-5 5-4 8-5v-25-26c-3-2-9 0-8-5h17l1 5c11-8 36-11 36 11v20 20c3 1 8 0 7 5h-26v-2-1l8-2v-19z">
          <text:p/>
        </draw:path>
        <draw:path draw:style-name="gr8" draw:text-style-name="P9" draw:layer="layout" svg:width="0.048cm" svg:height="0.063cm" svg:x="4.108cm" svg:y="7.607cm" svg:viewBox="0 0 49 64" svg:d="M26 0c18 0 24 12 23 32h-37c-3 22 14 29 35 23v2 2c-5 2-13 5-20 5-20 0-27-12-27-32 0-21 8-32 26-32zM38 27c4-21-21-30-25-9-1 2-1 5-1 9z">
          <text:p/>
        </draw:path>
        <draw:path draw:style-name="gr6" draw:text-style-name="P8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7" draw:text-style-name="P6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6" draw:text-style-name="P8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path draw:style-name="gr7" draw:text-style-name="P6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line draw:style-name="gr4" draw:text-style-name="P6" draw:layer="layout" svg:x1="0.875cm" svg:y1="4.969cm" svg:x2="0.875cm" svg:y2="3.008cm">
          <text:p/>
        </draw:line>
        <draw:line draw:style-name="gr4" draw:text-style-name="P6" draw:layer="layout" svg:x1="0.801cm" svg:y1="4.966cm" svg:x2="0.949cm" svg:y2="4.966cm">
          <text:p/>
        </draw:line>
        <draw:line draw:style-name="gr4" draw:text-style-name="P6" draw:layer="layout" svg:x1="0.949cm" svg:y1="3.01cm" svg:x2="0.801cm" svg:y2="3.01cm">
          <text:p/>
        </draw:line>
        <draw:polygon draw:style-name="gr8" draw:text-style-name="P9" draw:layer="layout" svg:width="0.033cm" svg:height="0.085cm" svg:x="0.548cm" svg:y="3.929cm" svg:viewBox="0 0 34 86" draw:points="24,81 34,83 34,85 34,86 0,86 0,85 0,83 11,81 11,43 11,5 0,4 0,2 0,0 34,0 34,2 34,4 24,5 24,43">
          <text:p/>
        </draw:polygon>
        <draw:polygon draw:style-name="gr8" draw:text-style-name="P9" draw:layer="layout" svg:width="0.033cm" svg:height="0.085cm" svg:x="0.592cm" svg:y="3.929cm" svg:viewBox="0 0 34 86" draw:points="24,81 34,83 34,85 34,86 0,86 0,85 0,83 11,81 11,43 11,5 0,4 0,2 0,0 34,0 34,2 34,4 24,5 24,43">
          <text:p/>
        </draw:polygon>
        <draw:path draw:style-name="gr8" draw:text-style-name="P9" draw:layer="layout" svg:width="0.06cm" svg:height="0.032cm" svg:x="0.637cm" svg:y="3.955cm" svg:viewBox="0 0 61 33" svg:d="M61 27v3 3h-61v-3-3zM61 0v3 4h-61v-4-3z">
          <text:p/>
        </draw:path>
        <draw:polygon draw:style-name="gr8" draw:text-style-name="P9" draw:layer="layout" svg:width="0.045cm" svg:height="0.086cm" svg:x="0.716cm" svg:y="3.928cm" svg:viewBox="0 0 46 87" draw:points="29,82 46,84 46,85 46,87 0,87 0,85 0,84 18,82 18,47 18,11 0,18 0,16 0,14 26,0 29,0 29,41">
          <text:p/>
        </draw:polygon>
        <draw:path draw:style-name="gr8" draw:text-style-name="P9" draw:layer="layout" svg:width="0.055cm" svg:height="0.088cm" svg:x="0.775cm" svg:y="3.928cm" svg:viewBox="0 0 56 89" svg:d="M28 0c22 0 28 19 28 44s-5 45-29 45c-21 0-27-20-27-45 0-24 6-44 28-44zM27 84c17-2 17-21 17-40 0-18 0-37-17-39-16 2-15 21-15 39s-1 38 15 40z">
          <text:p/>
        </draw:path>
        <draw:path draw:style-name="gr13" draw:text-style-name="P6" draw:layer="layout" svg:width="1.235cm" svg:height="0.364cm" svg:x="3.53cm" svg:y="3.717cm" svg:viewBox="0 0 1236 365" svg:d="M0 29c0-16 13-29 30-29h1177c16 0 29 13 29 29v306c0 16-13 30-29 30h-1177c-17 0-30-14-30-30z">
          <text:p/>
        </draw:path>
        <draw:path draw:style-name="gr13" draw:text-style-name="P6" draw:layer="layout" svg:width="0.98cm" svg:height="0.363cm" svg:x="3.628cm" svg:y="4.49cm" svg:viewBox="0 0 981 364" svg:d="M0 29c0-16 13-29 30-29h922c16 0 29 13 29 29v306c0 16-13 29-29 29h-922c-17 0-30-13-30-29z">
          <text:p/>
        </draw:path>
        <draw:line draw:style-name="gr9" draw:text-style-name="P6" draw:layer="layout" svg:x1="2.112cm" svg:y1="3.886cm" svg:x2="2.107cm" svg:y2="3.886cm">
          <text:p/>
        </draw:line>
        <draw:polygon draw:style-name="gr5" draw:text-style-name="P7" draw:layer="layout" svg:width="0.014cm" svg:height="0.009cm" svg:x="2.097cm" svg:y="3.881cm" svg:viewBox="0 0 15 10" draw:points="15,10 0,10 10,5 0,0 15,0">
          <text:p/>
        </draw:polygon>
        <draw:polygon draw:style-name="gr10" draw:text-style-name="P7" draw:layer="layout" svg:width="0.07cm" svg:height="0.045cm" svg:x="2.09cm" svg:y="3.862cm" svg:viewBox="0 0 71 46" draw:points="71,24 0,46 0,0">
          <text:p/>
        </draw:polygon>
        <draw:path draw:style-name="gr14" draw:text-style-name="P11" draw:layer="layout" svg:width="0.22cm" svg:height="0.22cm" svg:x="6.866cm" svg:y="2.995cm" svg:viewBox="0 0 221 221" svg:d="M0 221v-177c0-24 20-44 44-44h177v221z">
          <text:p/>
        </draw:path>
        <draw:path draw:style-name="gr15" draw:text-style-name="P6" draw:layer="layout" svg:width="0.22cm" svg:height="0.22cm" svg:x="6.866cm" svg:y="2.995cm" svg:viewBox="0 0 221 221" svg:d="M0 103v-59l3-17 10-13 14-11 17-3h59M161 0h60v74M221 147v74h-74M73 221h-73v-59">
          <text:p/>
        </draw:path>
        <draw:polygon draw:style-name="gr14" draw:text-style-name="P11" draw:layer="layout" svg:width="0.22cm" svg:height="0.22cm" svg:x="6.866cm" svg:y="3.215cm" svg:viewBox="0 0 221 221" draw:points="0,0 221,0 221,221 0,221">
          <text:p/>
        </draw:polygon>
        <draw:path draw:style-name="gr15" draw:text-style-name="P6" draw:layer="layout" svg:width="0.22cm" svg:height="0.22cm" svg:x="6.866cm" svg:y="3.215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436cm" svg:viewBox="0 0 221 221" draw:points="0,0 221,0 221,221 0,221">
          <text:p/>
        </draw:polygon>
        <draw:path draw:style-name="gr15" draw:text-style-name="P6" draw:layer="layout" svg:width="0.22cm" svg:height="0.22cm" svg:x="6.866cm" svg:y="3.43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656cm" svg:viewBox="0 0 221 221" draw:points="0,0 221,0 221,221 0,221">
          <text:p/>
        </draw:polygon>
        <draw:path draw:style-name="gr15" draw:text-style-name="P6" draw:layer="layout" svg:width="0.22cm" svg:height="0.22cm" svg:x="6.866cm" svg:y="3.65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877cm" svg:viewBox="0 0 221 221" draw:points="0,0 221,0 221,221 0,221">
          <text:p/>
        </draw:polygon>
        <draw:path draw:style-name="gr15" draw:text-style-name="P6" draw:layer="layout" svg:width="0.22cm" svg:height="0.22cm" svg:x="6.866cm" svg:y="3.87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097cm" svg:viewBox="0 0 221 221" draw:points="0,0 221,0 221,221 0,221">
          <text:p/>
        </draw:polygon>
        <draw:path draw:style-name="gr15" draw:text-style-name="P6" draw:layer="layout" svg:width="0.22cm" svg:height="0.22cm" svg:x="6.866cm" svg:y="4.09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318cm" svg:viewBox="0 0 221 221" draw:points="0,0 221,0 221,221 0,221">
          <text:p/>
        </draw:polygon>
        <draw:path draw:style-name="gr15" draw:text-style-name="P6" draw:layer="layout" svg:width="0.22cm" svg:height="0.22cm" svg:x="6.866cm" svg:y="4.318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538cm" svg:viewBox="0 0 221 221" draw:points="0,0 221,0 221,221 0,221">
          <text:p/>
        </draw:polygon>
        <draw:path draw:style-name="gr15" draw:text-style-name="P6" draw:layer="layout" svg:width="0.22cm" svg:height="0.22cm" svg:x="6.866cm" svg:y="4.538cm" svg:viewBox="0 0 221 221" svg:d="M147 0h74v74M221 147v74h-74M73 221h-73v-74M0 74v-74h73">
          <text:p/>
        </draw:path>
        <draw:path draw:style-name="gr14" draw:text-style-name="P11" draw:layer="layout" svg:width="0.22cm" svg:height="0.378cm" svg:x="6.866cm" svg:y="4.759cm" svg:viewBox="0 0 221 379" svg:d="M221 379h-177c-24 0-44-20-44-44v-335h221z">
          <text:p/>
        </draw:path>
        <draw:path draw:style-name="gr15" draw:text-style-name="P6" draw:layer="layout" svg:width="0.22cm" svg:height="0.378cm" svg:x="6.866cm" svg:y="4.759cm" svg:viewBox="0 0 221 379" svg:d="M103 379h-59l-17-4-14-9-10-14-3-17v-56M0 223v-112M0 56v-56h73M147 0h74v63M221 126v126M221 316v63h-60">
          <text:p/>
        </draw:path>
        <draw:path draw:style-name="gr15" draw:text-style-name="P6" draw:layer="layout" svg:width="4.591cm" svg:height="0.22cm" svg:x="7.087cm" svg:y="2.995cm" svg:viewBox="0 0 4592 221" svg:d="M112 0h112M281 0h111M449 0h112M617 0h112M786 0h112M954 0h112M1122 0h113M1291 0h112M1459 0h113M1628 0h112M1797 0h112M1965 0h112M2133 0h113M2301 0h113M2470 0h112M2638 0h113M2807 0h112M2975 0h113M3144 0h112M3312 0h113M3481 0h112M3649 0h112M3817 0h113M3986 0h112M4154 0h112M4323 0h112M4491 0h56l17 3 14 11 10 13 4 17v59M4592 162v59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6">
          <text:p/>
        </draw:path>
        <draw:path draw:style-name="gr15" draw:text-style-name="P6" draw:layer="layout" svg:width="4.591cm" svg:height="0.22cm" svg:x="7.087cm" svg:y="3.215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43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65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87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09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31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53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378cm" svg:x="7.087cm" svg:y="4.759cm" svg:viewBox="0 0 4592 379" svg:d="M4592 111v112M4592 279v56l-4 17-10 14-14 9-17 4h-56M4435 379h-112M4266 379h-112M4098 379h-112M3930 379h-113M3761 379h-112M3593 379h-112M3425 379h-113M3256 379h-112M3088 379h-113M2919 379h-112M2751 379h-113M2582 379h-112M2414 379h-113M2246 379h-113M2077 379h-112M1909 379h-112M1740 379h-112M1572 379h-113M1403 379h-112M1235 379h-113M1066 379h-112M898 379h-112M729 379h-112M561 379h-112M392 379h-111M224 379h-112M56 379h-56v-63M0 252v-126M0 63v-63h55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56">
          <text:p/>
        </draw:path>
        <draw:path draw:style-name="gr16" draw:text-style-name="P7" draw:layer="layout" svg:width="0.061cm" svg:height="0.099cm" svg:x="6.945cm" svg:y="3.037cm" svg:viewBox="0 0 62 100" svg:d="M31 0c24 0 31 21 31 49s-5 51-31 51c-24 0-31-23-31-51 0-27 7-49 31-49zM31 94c18-2 18-24 18-45 0-20 0-41-18-43-19 1-18 23-18 43 0 21-1 43 18 45z">
          <text:p/>
        </draw:path>
        <draw:polygon draw:style-name="gr16" draw:text-style-name="P7" draw:layer="layout" svg:width="0.051cm" svg:height="0.096cm" svg:x="6.953cm" svg:y="3.258cm" svg:viewBox="0 0 52 97" draw:points="32,92 52,94 52,96 52,97 0,97 0,96 0,94 20,92 20,52 20,13 0,20 0,18 0,16 28,0 32,0 32,45">
          <text:p/>
        </draw:polygon>
        <draw:path draw:style-name="gr16" draw:text-style-name="P7" draw:layer="layout" svg:width="0.058cm" svg:height="0.097cm" svg:x="6.946cm" svg:y="3.478cm" svg:viewBox="0 0 59 98" svg:d="M3 3c28-9 65 1 53 33-8 24-30 35-46 51h49v5 6h-59v-6-5l24-22c11-11 20-20 20-40s-20-23-34-15l-2 12h-5v-10z">
          <text:p/>
        </draw:path>
        <draw:path draw:style-name="gr16" draw:text-style-name="P7" draw:layer="layout" svg:width="0.06cm" svg:height="0.098cm" svg:x="6.946cm" svg:y="3.699cm" svg:viewBox="0 0 61 99" svg:d="M36 47c16 1 25 8 25 24 1 30-34 31-60 25l-1-20h5c1 11 6 17 21 17 16 0 22-8 22-22 1-18-14-21-31-21v-3-3c16 0 27-3 27-20 0-19-20-22-34-14l-2 12h-5v-10-9c21-6 55-6 54 21-1 14-8 21-21 23z">
          <text:p/>
        </draw:path>
        <draw:path draw:style-name="gr16" draw:text-style-name="P7" draw:layer="layout" svg:width="0.068cm" svg:height="0.096cm" svg:x="6.942cm" svg:y="3.92cm" svg:viewBox="0 0 69 97" svg:d="M56 76v10 11h-13v-11-10h-43v-5-5l47-66h9v33 33h13v5 5zM43 66v-49l-35 49z">
          <text:p/>
        </draw:path>
        <draw:path draw:style-name="gr16" draw:text-style-name="P7" draw:layer="layout" svg:width="0.058cm" svg:height="0.098cm" svg:x="6.948cm" svg:y="4.141cm" svg:viewBox="0 0 59 99" svg:d="M47 69c1-21-19-26-37-21h-7v-24-24h49v6 5h-42v16 15c25-4 49-1 49 26 0 30-32 35-58 27l-1-20h5c0 11 6 17 19 17 16 0 21-8 23-23z">
          <text:p/>
        </draw:path>
        <draw:path draw:style-name="gr16" draw:text-style-name="P7" draw:layer="layout" svg:width="0.062cm" svg:height="0.098cm" svg:x="6.946cm" svg:y="4.36cm" svg:viewBox="0 0 63 99" svg:d="M14 46c18-12 49-7 49 22 0 20-10 31-30 31-25 0-32-22-33-49-1-36 21-58 57-47v8 8h-5c1-18-27-16-32-3-3 8-6 17-6 30zM14 50c0 21 0 44 19 44 14 0 16-11 17-25 2-24-20-25-36-19z">
          <text:p/>
        </draw:path>
        <draw:polygon draw:style-name="gr16" draw:text-style-name="P7" draw:layer="layout" svg:width="0.059cm" svg:height="0.096cm" svg:x="6.949cm" svg:y="4.582cm" svg:viewBox="0 0 60 97" draw:points="5,23 0,23 0,12 0,0 60,0 60,3 60,6 17,97 8,97 50,11 7,11">
          <text:p/>
        </draw:polygon>
        <draw:path draw:style-name="gr16" draw:text-style-name="P7" draw:layer="layout" svg:width="0.061cm" svg:height="0.098cm" svg:x="6.945cm" svg:y="4.881cm" svg:viewBox="0 0 62 99" svg:d="M31 0c17 0 28 8 28 25 0 11-5 18-14 22 10 3 17 11 17 24 0 20-11 28-31 28s-31-8-31-28c-1-13 7-21 17-24-8-4-14-11-14-22 0-17 10-25 28-25zM31 94c14 0 19-9 19-23 0-13-5-21-19-21s-18 8-18 21c-1 14 4 23 18 23zM31 43c11 0 15-7 15-18 0-12-4-19-15-19-12-1-15 7-15 19 0 11 3 18 15 18z">
          <text:p/>
        </draw:path>
        <draw:path draw:style-name="gr17" draw:text-style-name="P8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7" draw:text-style-name="P6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16" draw:text-style-name="P7" draw:layer="layout" svg:width="0.076cm" svg:height="0.096cm" svg:x="7.518cm" svg:y="3.093cm" svg:viewBox="0 0 77 97" svg:d="M41 4l-14 2v42 42c13 0 30 1 41-1l5-20h4l-1 28h-76v-2-2l13-2v-43-42l-13-2v-2-2h41v2z">
          <text:p/>
        </draw:path>
        <draw:path draw:style-name="gr16" draw:text-style-name="P7" draw:layer="layout" svg:width="0.062cm" svg:height="0.071cm" svg:x="7.609cm" svg:y="3.12cm" svg:viewBox="0 0 63 72" svg:d="M31 0c21 0 32 13 32 36 0 22-11 36-32 36s-31-15-31-36c0-22 10-36 31-36zM31 65c16 0 18-14 18-29 0-16-2-30-18-30s-18 14-18 30c0 15 2 29 18 29z">
          <text:p/>
        </draw:path>
        <draw:path draw:style-name="gr16" draw:text-style-name="P7" draw:layer="layout" svg:width="0.058cm" svg:height="0.069cm" svg:x="7.682cm" svg:y="3.12cm" svg:viewBox="0 0 59 70" svg:d="M8 2c17-3 42-5 42 16v23 24c3 1 10-1 9 4h-19l-1-7c-9 13-43 13-39-12 0-20 19-20 38-21 2-14-2-28-17-22-3 1-5 1-7 2-1 3 0 9-6 8v-7zM12 50c0 17 18 14 26 9v-12-12c-14 0-26-1-26 15z">
          <text:p/>
        </draw:path>
        <draw:path draw:style-name="gr16" draw:text-style-name="P7" draw:layer="layout" svg:width="0.066cm" svg:height="0.103cm" svg:x="7.747cm" svg:y="3.087cm" svg:viewBox="0 0 67 104" svg:d="M0 69c0-29 19-41 47-34v-30l-12-2v-1-2h23v49 49c4 1 10-1 9 4h-19l-1-4c-20 14-47 4-47-29zM32 39c-16 1-18 14-19 30 0 16 4 27 19 27 6 0 11-1 15-3v-26-27c-5 0-10-1-15-1z">
          <text:p/>
        </draw:path>
        <draw:path draw:style-name="gr17" draw:text-style-name="P8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7" draw:text-style-name="P6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16" draw:text-style-name="P7" draw:layer="layout" svg:width="0.076cm" svg:height="0.096cm" svg:x="9.24cm" svg:y="3.314cm" svg:viewBox="0 0 77 97" svg:d="M41 4l-15 2v42 42c14 0 30 1 42-1l5-20h4l-1 28h-76v-2-2l13-2v-43-42l-13-2v-2-2h41v2z">
          <text:p/>
        </draw:path>
        <draw:path draw:style-name="gr16" draw:text-style-name="P7" draw:layer="layout" svg:width="0.062cm" svg:height="0.071cm" svg:x="9.331cm" svg:y="3.341cm" svg:viewBox="0 0 63 72" svg:d="M31 0c21 0 32 13 32 36 0 22-11 36-32 36s-31-15-31-36c0-22 10-36 31-36zM31 66c16 0 19-15 19-30 0-16-3-30-19-30s-18 14-18 30c0 15 2 29 18 30z">
          <text:p/>
        </draw:path>
        <draw:path draw:style-name="gr16" draw:text-style-name="P7" draw:layer="layout" svg:width="0.058cm" svg:height="0.069cm" svg:x="9.403cm" svg:y="3.341cm" svg:viewBox="0 0 59 70" svg:d="M8 2c17-3 42-5 42 16v23 24c3 1 10-1 9 4h-19l-1-7c-10 13-43 13-39-11 0-21 19-21 38-22 2-14-2-28-17-22-3 1-5 1-7 2-1 3 0 9-6 8v-7zM12 50c0 17 17 14 26 9v-12-12c-14 0-26-1-26 15z">
          <text:p/>
        </draw:path>
        <draw:path draw:style-name="gr16" draw:text-style-name="P7" draw:layer="layout" svg:width="0.066cm" svg:height="0.103cm" svg:x="9.468cm" svg:y="3.308cm" svg:viewBox="0 0 67 104" svg:d="M0 69c0-29 19-41 47-34v-30l-12-2v-1-2h23v49 49c4 1 10-1 9 4h-19l-1-4c-20 14-47 4-47-29zM32 39c-16 1-18 14-19 30 0 16 4 27 19 27 5 0 11-1 15-3v-26-27c-4 0-11-1-15-1z">
          <text:p/>
        </draw:path>
        <draw:path draw:style-name="gr17" draw:text-style-name="P8" draw:layer="layout" svg:width="0.36cm" svg:height="0.103cm" svg:x="9.201cm" svg:y="3.044cm" svg:viewBox="0 0 361 104" svg:d="M1 32c-5-18 7-32 25-32h309c18 0 29 14 25 32l-11 40c-5 18-24 32-42 32h-254c-18 0-37-14-41-32z">
          <text:p/>
        </draw:path>
        <draw:path draw:style-name="gr7" draw:text-style-name="P6" draw:layer="layout" svg:width="0.36cm" svg:height="0.103cm" svg:x="9.201cm" svg:y="3.044cm" svg:viewBox="0 0 361 104" svg:d="M1 32c-5-18 7-32 25-32h309c18 0 29 14 25 32l-11 40c-5 18-24 32-42 32h-254c-18 0-37-14-41-32z">
          <text:p/>
        </draw:path>
        <draw:polygon draw:style-name="gr18" draw:text-style-name="P9" draw:layer="layout" svg:width="0.068cm" svg:height="0.068cm" svg:x="9.347cm" svg:y="3.063cm" svg:viewBox="0 0 69 69" draw:points="39,38 39,53 39,69 31,69 31,53 31,38 0,38 0,34 0,31 31,31 31,16 31,0 39,0 39,16 39,31 69,31 69,34 69,38">
          <text:p/>
        </draw:polygon>
        <draw:path draw:style-name="gr17" draw:text-style-name="P8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7" draw:text-style-name="P6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17" draw:text-style-name="P8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path draw:style-name="gr7" draw:text-style-name="P6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line draw:style-name="gr9" draw:text-style-name="P6" draw:layer="layout" svg:x1="8.102cm" svg:y1="3.767cm" svg:x2="8.11cm" svg:y2="3.767cm">
          <text:p/>
        </draw:line>
        <draw:polygon draw:style-name="gr16" draw:text-style-name="P7" draw:layer="layout" svg:width="0.014cm" svg:height="0.01cm" svg:x="8.088cm" svg:y="3.761cm" svg:viewBox="0 0 15 11" draw:points="15,11 0,11 9,6 1,0 15,0">
          <text:p/>
        </draw:polygon>
        <draw:polygon draw:style-name="gr10" draw:text-style-name="P7" draw:layer="layout" svg:width="0.079cm" svg:height="0.055cm" svg:x="8.115cm" svg:y="3.739cm" svg:viewBox="0 0 80 56" draw:points="80,28 1,56 0,0">
          <text:p/>
        </draw:polygon>
        <draw:path draw:style-name="gr9" draw:text-style-name="P6" draw:layer="layout" svg:width="1.459cm" svg:height="0.247cm" svg:x="7.797cm" svg:y="2.35cm" svg:viewBox="0 0 1460 248" svg:d="M0 0h1427c18 0 33 17 33 33v215">
          <text:p/>
        </draw:path>
        <draw:polygon draw:style-name="gr16" draw:text-style-name="P7" draw:layer="layout" svg:width="0.005cm" svg:height="0.01cm" svg:x="7.792cm" svg:y="2.344cm" svg:viewBox="0 0 6 11" draw:points="6,11 0,11 0,0 6,0">
          <text:p/>
        </draw:polygon>
        <draw:polygon draw:style-name="gr10" draw:text-style-name="P7" draw:layer="layout" svg:width="0.051cm" svg:height="0.076cm" svg:x="9.231cm" svg:y="2.603cm" svg:viewBox="0 0 52 77" draw:points="26,77 0,0 52,0">
          <text:p/>
        </draw:polygon>
        <draw:line draw:style-name="gr9" draw:text-style-name="P6" draw:layer="layout" svg:x1="7.747cm" svg:y1="2.482cm" svg:x2="7.747cm" svg:y2="2.554cm">
          <text:p/>
        </draw:line>
        <draw:polygon draw:style-name="gr16" draw:text-style-name="P7" draw:layer="layout" svg:width="0.01cm" svg:height="0.005cm" svg:x="7.741cm" svg:y="2.477cm" svg:viewBox="0 0 11 6" draw:points="11,6 0,6 0,0 11,0">
          <text:p/>
        </draw:polygon>
        <draw:polygon draw:style-name="gr10" draw:text-style-name="P7" draw:layer="layout" svg:width="0.051cm" svg:height="0.076cm" svg:x="7.721cm" svg:y="2.559cm" svg:viewBox="0 0 52 77" draw:points="28,77 0,0 52,0">
          <text:p/>
        </draw:polygon>
        <draw:path draw:style-name="gr9" draw:text-style-name="P6" draw:layer="layout" svg:width="0.001cm" svg:height="0.142cm" svg:x="9.507cm" svg:y="2.455cm" svg:viewBox="0 0 2 143" svg:d="M0 0v121h1c1 0 1 0 1 0v22">
          <text:p/>
        </draw:path>
        <draw:polygon draw:style-name="gr16" draw:text-style-name="P7" draw:layer="layout" svg:width="0.01cm" svg:height="0.005cm" svg:x="9.502cm" svg:y="2.449cm" svg:viewBox="0 0 11 6" draw:points="11,6 0,6 0,0 11,0">
          <text:p/>
        </draw:polygon>
        <draw:polygon draw:style-name="gr10" draw:text-style-name="P7" draw:layer="layout" svg:width="0.051cm" svg:height="0.076cm" svg:x="9.484cm" svg:y="2.603cm" svg:viewBox="0 0 52 77" draw:points="25,77 0,0 52,0">
          <text:p/>
        </draw:polygon>
        <draw:path draw:style-name="gr17" draw:text-style-name="P8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7" draw:text-style-name="P6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16" draw:text-style-name="P7" draw:layer="layout" svg:width="0.053cm" svg:height="0.083cm" svg:x="7.265cm" svg:y="3.492cm" svg:viewBox="0 0 54 84" svg:d="M53 70l1 1c-3 4-9 13-16 13-3 0-5-1-5-5 0-2 0-3 8-33 0-1 1-3 1-6 0-2-1-4-3-4-5 0-13 11-17 16-4 7-7 13-8 16l-4 15h-10l19-74c0-1 0-1 0-2 0-2-1-3-3-3s-3 1-4 1v-2l19-3-13 51c7-7 16-23 27-23 5 0 7 4 7 9 0 3-1 5-2 8l-7 29v1c0 0 1 1 2 1 3 0 6-4 8-6z">
          <text:p/>
        </draw:path>
        <draw:path draw:style-name="gr16" draw:text-style-name="P7" draw:layer="layout" svg:width="0.055cm" svg:height="0.038cm" svg:x="7.326cm" svg:y="3.555cm" svg:viewBox="0 0 56 39" svg:d="M55 30h1c-2 5-7 9-11 9-2 0-3-1-3-4 0-1 0-2 0-3l5-20c1-1 1-2 1-3 0-2-1-4-3-4-4 0-14 16-15 22l-3 11h-7l6-26c1-1 1-2 1-3 0-2-1-4-2-4-5 0-14 16-16 22l-2 11h-7l8-33c0-1 0-2-3-2-1 0-2 0-3 0v-1l14-2-3 14c8-12 13-14 17-14 3 0 5 3 5 7 0 1-1 3-2 4v3c3-4 7-10 12-13 2-1 3-1 5-1 3 0 5 2 5 6 0 2 0 3-1 5l-5 21v1c0 0 0 1 1 1s4-2 5-4z">
          <text:p/>
        </draw:path>
        <draw:path draw:style-name="gr16" draw:text-style-name="P7" draw:layer="layout" svg:width="0.072cm" svg:height="0.032cm" svg:x="7.437cm" svg:y="3.526cm" svg:viewBox="0 0 73 33" svg:d="M73 8h-73v-8h73zM73 33h-73v-8h73z">
          <text:p/>
        </draw:path>
        <draw:path draw:style-name="gr16" draw:text-style-name="P7" draw:layer="layout" svg:width="0.125cm" svg:height="0.08cm" svg:x="7.555cm" svg:y="3.494cm" svg:viewBox="0 0 126 81" svg:d="M126 0v2h-3c-9 0-11 3-12 7l-16 62c0 1 0 3 0 4 0 2 2 3 9 3h2v3h-40v-3h2c10 0 12-3 13-7l14-54h-1l-43 64h-3l-12-64-13 53c-1 2-1 3-1 5s2 3 10 3h2l-1 3h-33l1-3h2c10 0 13-3 14-8l14-59c1-2 1-4 1-5 0-2-2-4-10-4h-2v-2h27l11 61 42-61z">
          <text:p/>
        </draw:path>
        <draw:path draw:style-name="gr16" draw:text-style-name="P7" draw:layer="layout" svg:width="0.053cm" svg:height="0.055cm" svg:x="7.686cm" svg:y="3.52cm" svg:viewBox="0 0 54 56" svg:d="M54 1l-12 43c0 0 0 1 0 2s0 2 1 2c2 0 4 0 9-7l1 2c-4 6-11 13-16 13s-6-3-6-7c0-1 1-4 2-6h-1c-8 11-16 13-21 13-8 0-11-7-11-15 0-16 16-41 34-41 5 0 8 3 8 5l1-4zM40 13c0-6-1-9-6-9-8 0-16 10-20 21-2 6-3 11-3 15 0 7 3 8 7 8 8 0 17-12 21-23 1-3 1-9 1-12z">
          <text:p/>
        </draw:path>
        <draw:path draw:style-name="gr16" draw:text-style-name="P7" draw:layer="layout" svg:width="0.054cm" svg:height="0.055cm" svg:x="7.746cm" svg:y="3.52cm" svg:viewBox="0 0 55 56" svg:d="M55 43l-1 1c-4 4-10 12-16 12-4 0-5-4-5-6s0-3 1-5l7-28c0-1 1-3 1-4 0-3-1-5-3-5-5 0-13 10-16 16-5 7-8 12-9 15l-5 16h-9l12-47c0-2 0-4-4-4-1 0-2 0-3 1v-3l20-2-7 23h1c0 0 6-8 6-9 5-6 13-14 20-14 6 0 7 4 7 8 0 3-1 6-1 8l-8 29v2c0 0 1 1 2 1 3 0 6-4 8-6z">
          <text:p/>
        </draw:path>
        <draw:path draw:style-name="gr16" draw:text-style-name="P7" draw:layer="layout" svg:width="0.029cm" svg:height="0.071cm" svg:x="7.809cm" svg:y="3.504cm" svg:viewBox="0 0 30 72" svg:d="M30 16l-1 4h-9l-10 40c0 1 0 1 0 1 0 2 0 2 2 2 0 0 3 0 8-6l1 1c-2 4-9 14-16 14-4 0-5-4-5-7 0-2 0-4 1-5l9-40h-9l1-3c9-1 17-7 22-17h1l-4 16z">
          <text:p/>
        </draw:path>
        <draw:path draw:style-name="gr16" draw:text-style-name="P7" draw:layer="layout" svg:width="0.03cm" svg:height="0.151cm" svg:x="7.88cm" svg:y="3.467cm" svg:viewBox="0 0 31 152" svg:d="M31 149v3c-18-17-31-42-31-76 0-33 13-60 31-76v4c-12 14-21 35-21 72 0 38 9 59 21 73z">
          <text:p/>
        </draw:path>
        <draw:path draw:style-name="gr16" draw:text-style-name="P7" draw:layer="layout" svg:width="0.054cm" svg:height="0.083cm" svg:x="7.926cm" svg:y="3.492cm" svg:viewBox="0 0 55 84" svg:d="M53 70l2 1c-4 4-11 13-17 13-3 0-5-1-5-5 0-2 0-3 7-33 1-1 1-3 1-6 0-2-1-4-3-4-4 0-12 11-16 16-4 7-7 13-8 16l-5 15h-9l19-74c0-1 0-1 0-2 0-2-1-3-4-3-1 0-2 1-3 1l-1-2 20-3-13 51c6-7 16-23 27-23 5 0 7 4 7 9 0 3-1 5-1 8l-8 29v1c0 0 0 1 2 1 3 0 6-4 8-6z">
          <text:p/>
        </draw:path>
        <draw:path draw:style-name="gr16" draw:text-style-name="P7" draw:layer="layout" svg:width="0.033cm" svg:height="0.069cm" svg:x="7.982cm" svg:y="3.539cm" svg:viewBox="0 0 34 70" svg:d="M34 5c0 2-2 3-4 3-3 0-4-1-4-3 0-3 1-5 4-5 2 0 4 2 4 5zM32 16l-9 36c-1 8-7 18-16 18-5 0-7-2-7-5 0-2 1-5 5-5 1 0 2 2 2 4 0 1-1 1-1 3 0 0 0 1 1 1 3 0 7-7 9-16l8-31c0-1-1-2-2-2s-2 0-3 0v-1z">
          <text:p/>
        </draw:path>
        <draw:path draw:style-name="gr16" draw:text-style-name="P7" draw:layer="layout" svg:width="0.029cm" svg:height="0.151cm" svg:x="8.041cm" svg:y="3.467cm" svg:viewBox="0 0 30 152" svg:d="M0 4v-4c17 16 30 42 30 76 0 33-13 59-30 76v-3c11-14 20-35 20-73s-9-58-20-72z">
          <text:p/>
        </draw:path>
        <draw:path draw:style-name="gr16" draw:text-style-name="P7" draw:layer="layout" svg:width="0.077cm" svg:height="0.053cm" svg:x="9.067cm" svg:y="3.515cm" svg:viewBox="0 0 78 54" svg:d="M53 1l-9 33c-1 3-2 6-2 9 0 4 2 7 7 7 12 0 19-14 23-24 1-2 1-6 1-8 0-9-7-8-7-13 0-4 4-5 7-5 4 0 5 6 5 10 0 16-12 44-32 44-8 0-13-3-13-11 0-5 2-10 3-15-5 11-14 26-27 26-6 0-9-4-9-10 0-3 1-8 2-11l6-20c0-2 0-3 0-4 0-2-4-2-6-2v-2c6 0 12-2 18-5l-9 36c-1 1-2 5-2 8s1 6 4 6c6 0 14-14 17-18 6-9 10-18 13-31z">
          <text:p/>
        </draw:path>
        <draw:path draw:style-name="gr16" draw:text-style-name="P7" draw:layer="layout" svg:width="0.031cm" svg:height="0.064cm" svg:x="9.146cm" svg:y="3.536cm" svg:viewBox="0 0 32 65" svg:d="M32 4c0 2-2 4-4 4s-4-2-4-4c0-3 2-4 4-4s4 1 4 4zM30 14l-9 35c-2 7-6 16-15 16-4 0-6-2-6-5 0-1 1-4 4-4 2 0 3 1 3 3 0 1-1 1-1 3v1c4 0 7-6 9-14l8-30c0-1-2-2-4-2 0 0-1 0-2 0v-1z">
          <text:p/>
        </draw:path>
        <draw:path draw:style-name="gr16" draw:text-style-name="P7" draw:layer="layout" svg:width="0.089cm" svg:height="0.044cm" svg:x="9.231cm" svg:y="3.517cm" svg:viewBox="0 0 90 45" svg:d="M90 26h-68c-2 0-4 1-4 3 0 1 1 2 2 3 3 3 7 7 9 11l-2 2c-7-9-16-18-27-22v-1c11-5 20-14 27-22l2 2c-2 3-5 7-9 11-1 1-1 2-1 3s0 2 3 2h68z">
          <text:p/>
        </draw:path>
        <draw:path draw:style-name="gr16" draw:text-style-name="P7" draw:layer="layout" svg:width="0.119cm" svg:height="0.076cm" svg:x="9.367cm" svg:y="3.493cm" svg:viewBox="0 0 120 77" svg:d="M120 0l-1 2c-7 1-12 6-15 9l-51 66h-3v-51h-1l-34 51h-4v-65c0-6-3-10-10-10h-1l1-2h33l-1 2h-1c-5 0-8 0-8 8v44l26-38v-7c0-4-2-7-9-7h-1v-2h33l-1 2h-2c-6 0-8 5-8 8v46h1l32-42c2-3 5-6 5-8 0-3-2-4-7-4h-2l1-2z">
          <text:p/>
        </draw:path>
        <draw:path draw:style-name="gr16" draw:text-style-name="P7" draw:layer="layout" svg:width="0.029cm" svg:height="0.098cm" svg:x="9.492cm" svg:y="3.49cm" svg:viewBox="0 0 30 99" svg:d="M30 97l-2 2c-18-11-28-30-28-50 0-21 10-38 28-49l2 2c-16 14-20 25-20 47 0 21 4 34 20 48z">
          <text:p/>
        </draw:path>
        <draw:path draw:style-name="gr16" draw:text-style-name="P7" draw:layer="layout" svg:width="0.039cm" svg:height="0.051cm" svg:x="9.531cm" svg:y="3.517cm" svg:viewBox="0 0 40 52" svg:d="M40 0l-3 17h-2c0-8-4-14-11-14-2 0-6 2-6 7 0 6 16 16 16 28 0 7-6 14-16 14-4 0-11-2-12-2s-3 1-4 2h-2l3-18h2c0 8 4 15 12 15 7 0 8-6 8-10 0-10-15-15-15-27 0-9 7-12 13-12 5 0 8 2 11 2 2 0 3-1 4-2z">
          <text:p/>
        </draw:path>
        <draw:path draw:style-name="gr16" draw:text-style-name="P7" draw:layer="layout" svg:width="0.019cm" svg:height="0.046cm" svg:x="9.579cm" svg:y="3.54cm" svg:viewBox="0 0 20 47" svg:d="M20 10v3h-7l-6 27v1c0 0 0 1 1 1 0 0 2 0 5-5l2 1c-3 3-7 9-12 9-2 0-3-2-3-4 0-1 1-2 1-3l6-27h-6v-2c6-1 11-4 15-11h1l-2 10z">
          <text:p/>
        </draw:path>
        <draw:polygon draw:style-name="gr16" draw:text-style-name="P7" draw:layer="layout" svg:width="0.007cm" svg:height="0.1cm" svg:x="9.627cm" svg:y="3.489cm" svg:viewBox="0 0 8 101" draw:points="8,101 0,101 0,0 8,0">
          <text:p/>
        </draw:polygon>
        <draw:path draw:style-name="gr16" draw:text-style-name="P7" draw:layer="layout" svg:width="0.044cm" svg:height="0.091cm" svg:x="9.647cm" svg:y="3.498cm" svg:viewBox="0 0 45 92" svg:d="M45 6c0 3-3 5-5 5-4 0-6-2-6-5s2-6 6-6c2 0 5 3 5 6zM42 20l-12 49c-3 10-9 23-22 23-6 0-8-3-8-7 0-2 1-6 6-6 2 0 3 2 3 5 0 1-1 2-1 4 0 0 0 1 1 1 5 0 9-9 11-20l11-42c0-1-1-2-3-2-1 0-2 0-4 0v-2z">
          <text:p/>
        </draw:path>
        <draw:path draw:style-name="gr16" draw:text-style-name="P7" draw:layer="layout" svg:width="0.029cm" svg:height="0.098cm" svg:x="9.697cm" svg:y="3.49cm" svg:viewBox="0 0 30 99" svg:d="M0 2l2-2c18 11 28 30 28 50 0 21-10 38-29 49l-1-2c17-14 20-24 20-47 0-22-3-35-20-48z">
          <text:p/>
        </draw:path>
        <draw:path draw:style-name="gr16" draw:text-style-name="P7" draw:layer="layout" svg:width="0.057cm" svg:height="0.089cm" svg:x="7.31cm" svg:y="3.249cm" svg:viewBox="0 0 58 90" svg:d="M56 74l2 2c-3 4-10 14-17 14-2 0-6-1-6-6 0-1 0-3 8-35 1-1 1-4 1-6s-1-4-3-4c-4 0-13 11-18 17-4 7-8 14-8 16l-5 17h-10l20-80c0-1 0-1 0-1 0-2-1-3-4-3-1 0-2 0-4 0v-2l21-3-14 55c7-8 17-25 29-25 6 0 8 5 8 10 0 2-1 5-2 8l-7 30c-1 1-1 1-1 2 0 0 1 1 2 1 3 0 7-4 8-7z">
          <text:p/>
        </draw:path>
        <draw:path draw:style-name="gr16" draw:text-style-name="P7" draw:layer="layout" svg:width="0.035cm" svg:height="0.074cm" svg:x="7.37cm" svg:y="3.299cm" svg:viewBox="0 0 36 75" svg:d="M36 5c0 2-2 4-4 4s-4-2-4-4c0-3 2-5 4-5s4 2 4 5zM34 16l-10 40c-2 9-7 19-17 19-5 0-7-2-7-5s1-5 4-5c2 0 4 1 4 3s-2 2-2 3 1 2 1 2c5 0 8-8 10-17l9-33c0-1-2-3-3-3s-3 0-3 1v-2z">
          <text:p/>
        </draw:path>
        <draw:path draw:style-name="gr16" draw:text-style-name="P7" draw:layer="layout" svg:width="0.103cm" svg:height="0.051cm" svg:x="7.467cm" svg:y="3.278cm" svg:viewBox="0 0 104 52" svg:d="M104 31h-79c-1 0-3 1-3 2s0 2 1 3c4 5 8 9 11 13l-3 3c-8-10-18-20-31-25v-1c13-6 23-16 31-26l3 3c-3 4-7 8-11 12-1 1-1 3-1 4s1 3 3 3h79z">
          <text:p/>
        </draw:path>
        <draw:path draw:style-name="gr16" draw:text-style-name="P7" draw:layer="layout" svg:width="0.057cm" svg:height="0.089cm" svg:x="7.623cm" svg:y="3.249cm" svg:viewBox="0 0 58 90" svg:d="M57 74l1 2c-4 4-10 14-18 14-2 0-5-1-5-6 0-1 0-3 9-35 0-1 1-4 1-6s-1-4-3-4c-6 0-14 11-18 17-5 7-8 14-9 16l-4 17h-11l20-80c0-1 0-1 0-1 0-2-1-3-3-3s-3 0-4 0v-2l20-3-14 55c8-8 17-25 29-25 6 0 8 5 8 10 0 2-1 5-2 8l-7 30c0 1 0 1 0 2 0 0 0 1 1 1 3 0 7-4 9-7z">
          <text:p/>
        </draw:path>
        <draw:path draw:style-name="gr16" draw:text-style-name="P7" draw:layer="layout" svg:width="0.047cm" svg:height="0.057cm" svg:x="7.688cm" svg:y="3.317cm" svg:viewBox="0 0 48 58" svg:d="M48 0l-7 32c-1 1-1 2-1 4 0 0 0 1 1 1 2 0 4-3 6-5l1 1c-1 5-8 10-12 10-3 0-4-1-4-4 0-2 1-9 3-16-9 14-14 18-18 18-2 0-3-1-4-2-3 13-4 16-6 19h-7c1-2 3-5 4-11l12-47h8l-7 28c-1 1-1 2-1 3 0 2 1 4 5 4 5 0 17-20 19-28l1-7z">
          <text:p/>
        </draw:path>
        <draw:path draw:style-name="gr16" draw:text-style-name="P7" draw:layer="layout" svg:width="0.034cm" svg:height="0.112cm" svg:x="7.758cm" svg:y="3.248cm" svg:viewBox="0 0 35 113" svg:d="M35 110l-2 3c-22-12-33-35-33-57 0-25 11-43 33-56l2 2c-19 16-24 28-24 54 0 24 5 39 24 54z">
          <text:p/>
        </draw:path>
        <draw:path draw:style-name="gr16" draw:text-style-name="P7" draw:layer="layout" svg:width="0.051cm" svg:height="0.105cm" svg:x="7.794cm" svg:y="3.256cm" svg:viewBox="0 0 52 106" svg:d="M52 7c0 3-4 6-7 6-4 0-6-3-6-6 0-4 2-7 6-7 3 0 7 3 7 7zM49 23l-15 57c-3 11-10 26-25 26-6 0-9-4-9-7s2-8 6-8c3 0 4 2 4 5s-1 3-1 5c0 1 0 1 1 1 6 0 10-10 14-22l12-48c0-2-2-3-4-3-1 0-3 0-4 0v-2z">
          <text:p/>
        </draw:path>
        <draw:path draw:style-name="gr16" draw:text-style-name="P7" draw:layer="layout" svg:width="0.033cm" svg:height="0.112cm" svg:x="7.851cm" svg:y="3.248cm" svg:viewBox="0 0 34 113" svg:d="M0 2l2-2c20 12 32 34 32 57 0 24-11 43-33 56l-1-3c19-15 23-27 23-53 0-25-3-40-23-55z">
          <text:p/>
        </draw:path>
        <draw:path draw:style-name="gr16" draw:text-style-name="P7" draw:layer="layout" svg:width="0.084cm" svg:height="0.175cm" svg:x="7.704cm" svg:y="2.289cm" svg:viewBox="0 0 85 176" svg:d="M85 11c0 6-5 10-11 10s-10-4-10-10c0-5 4-11 10-11s11 6 11 11zM80 39l-23 93c-5 18-18 44-41 44-11 0-16-8-16-13s3-12 10-12c4 0 8 3 8 8 0 4-4 4-4 8 0 0 1 2 3 2 9 0 17-17 22-37l20-80c0-2-2-5-7-5-2 0-4 1-5 1l-1-4z">
          <text:p/>
        </draw:path>
        <draw:path draw:style-name="gr16" draw:text-style-name="P7" draw:layer="layout" svg:width="0.075cm" svg:height="0.1cm" svg:x="9.45cm" svg:y="2.3cm" svg:viewBox="0 0 76 101" svg:d="M76 0l-6 33h-3c0-15-8-27-20-27-6 0-11 4-11 13 0 12 29 32 29 53 0 14-10 29-30 29-7 0-22-5-25-5-2 0-3 1-6 5h-4l6-35h3c0 14 9 29 23 29 13 0 17-12 17-20 0-18-30-29-30-51 0-17 14-24 26-24 10 0 14 5 20 5 3 0 5-3 7-5z">
          <text:p/>
        </draw:path>
        <draw:path draw:style-name="gr16" draw:text-style-name="P7" draw:layer="layout" svg:width="0.037cm" svg:height="0.09cm" svg:x="9.543cm" svg:y="2.342cm" svg:viewBox="0 0 38 91" svg:d="M38 20l-1 6h-11l-12 50c0 1 0 2 0 3 0 0 0 1 2 1 0 0 3 0 9-8l2 2c-3 5-11 17-21 17-5 0-6-4-6-8 0-3 0-4 1-7l13-50h-12v-4c12-3 22-8 28-22h2l-5 20z">
          <text:p/>
        </draw:path>
        <draw:path draw:style-name="gr17" draw:text-style-name="P8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7" draw:text-style-name="P6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16" draw:text-style-name="P7" draw:layer="layout" svg:width="0.06cm" svg:height="0.093cm" svg:x="7.481cm" svg:y="3.711cm" svg:viewBox="0 0 61 94" svg:d="M61 48c0 23-8 46-30 46-24 0-31-25-31-47 0-24 9-47 31-47 18 0 30 19 30 48zM48 48c0-28-6-44-18-44-11 0-17 16-17 44 0 27 6 43 18 43 11 0 17-16 17-43z">
          <text:p/>
        </draw:path>
        <draw:polygon draw:style-name="gr16" draw:text-style-name="P7" draw:layer="layout" svg:width="0.076cm" svg:height="0.075cm" svg:x="7.591cm" svg:y="3.73cm" svg:viewBox="0 0 77 76" draw:points="77,76 0,39 0,38 77,0 77,9 18,38 77,68">
          <text:p/>
        </draw:polygon>
        <draw:path draw:style-name="gr16" draw:text-style-name="P7" draw:layer="layout" svg:width="0.059cm" svg:height="0.092cm" svg:x="7.72cm" svg:y="3.712cm" svg:viewBox="0 0 60 93" svg:d="M58 77l2 1c-4 5-11 15-18 15-3 0-6-2-6-6 0-2 0-4 9-36 0-1 1-5 1-7s-1-4-3-4c-5 0-14 11-19 18-4 7-8 14-9 17l-4 16h-11l21-82v-1c0-2-1-3-4-3-1 0-2 0-3 0l-1-2 21-3-15 57h1c7-8 17-26 30-26 5 0 8 5 8 10 0 2-1 6-2 8l-8 32v1c0 1 0 2 1 2 3 0 7-5 9-7z">
          <text:p/>
        </draw:path>
        <draw:path draw:style-name="gr16" draw:text-style-name="P7" draw:layer="layout" svg:width="0.062cm" svg:height="0.043cm" svg:x="7.787cm" svg:y="3.781cm" svg:viewBox="0 0 63 44" svg:d="M61 32l2 1c-3 6-8 11-13 11-2 0-3-1-3-5 0 0 0-2 0-4l5-21c0-1 1-3 1-4 0-2-1-4-3-4-5 0-15 18-17 24l-3 13h-7l7-29c0-1 1-3 1-4 0-2-1-4-3-4-5 0-15 18-17 24l-3 13h-8l9-36c0-2 0-3-3-3-1 0-2 0-3 0v-2l15-2-3 17c9-14 15-17 18-17s6 4 6 8c0 1-1 3-1 5l-2 4h1c3-6 8-11 13-15 2-1 4-2 5-2 4 0 6 3 6 7 0 2 0 3-1 6l-6 22v1c0 1 1 2 1 2 2 0 5-2 6-6z">
          <text:p/>
        </draw:path>
        <draw:path draw:style-name="gr19" draw:text-style-name="P12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1" draw:text-style-name="P6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8" draw:text-style-name="P9" draw:layer="layout" svg:width="0.102cm" svg:height="0.097cm" svg:x="9.165cm" svg:y="3.754cm" svg:viewBox="0 0 103 98" svg:d="M31 94v2 2h-31v-2-2l10-2 34-92h13l34 92 12 2v2 2h-40v-2-2l13-2-10-28h-38l-10 28zM47 11l-17 46h34z">
          <text:p/>
        </draw:path>
        <draw:path draw:style-name="gr18" draw:text-style-name="P9" draw:layer="layout" svg:width="0.066cm" svg:height="0.103cm" svg:x="9.274cm" svg:y="3.749cm" svg:viewBox="0 0 67 104" svg:d="M0 69c0-29 19-41 47-35v-29l-12-2v-1-2h23v49 49c3 1 10-1 9 4h-19l-1-4c-20 14-47 4-47-29zM31 39c-15 0-17 13-18 30 0 16 4 27 18 27 7 0 12-1 16-3v-26-27c-5 0-11-1-16-1z">
          <text:p/>
        </draw:path>
        <draw:path draw:style-name="gr18" draw:text-style-name="P9" draw:layer="layout" svg:width="0.066cm" svg:height="0.103cm" svg:x="9.348cm" svg:y="3.749cm" svg:viewBox="0 0 67 104" svg:d="M0 69c0-29 19-41 47-35l-1-29-11-2v-1-2h23v49 49c3 1 10-1 9 4h-19l-1-4c-20 14-47 4-47-29zM32 39c-16 0-19 13-19 30 0 16 4 27 19 27 6 0 11-1 14-3v-26-27c-4 0-10-1-14-1z">
          <text:p/>
        </draw:path>
        <draw:path draw:style-name="gr18" draw:text-style-name="P9" draw:layer="layout" svg:width="0.054cm" svg:height="0.071cm" svg:x="9.458cm" svg:y="3.782cm" svg:viewBox="0 0 55 72" svg:d="M28 0c21 0 28 14 27 36h-42c-3 24 15 33 39 26v2 2c-5 3-14 6-22 6-22 0-30-14-30-37 0-22 9-35 28-35zM42 30c5-23-23-33-28-10 0 3-1 6-1 10z">
          <text:p/>
        </draw:path>
        <draw:path draw:style-name="gr18" draw:text-style-name="P9" draw:layer="layout" svg:width="0.07cm" svg:height="0.067cm" svg:x="9.519cm" svg:y="3.784cm" svg:viewBox="0 0 71 68" svg:d="M63 63c3 1 9 0 8 5h-31v-2-1l9-2-16-24-18 24 10 2v1 2h-25v-2-1l8-2 22-29-19-29c-3-1-10 0-9-5h31v2 1l-9 2 14 20 14-20-9-2v-1-2h24v2 1l-8 2-18 24z">
          <text:p/>
        </draw:path>
        <draw:path draw:style-name="gr18" draw:text-style-name="P9" draw:layer="layout" svg:width="0.065cm" svg:height="0.1cm" svg:x="9.593cm" svg:y="3.782cm" svg:viewBox="0 0 66 101" svg:d="M66 35c1 28-18 42-46 35v26l12 2v1 2h-32v-2-1l9-2v-44-45c-3-1-9 0-8-5h19v4c5-4 11-6 19-6 19 1 26 15 27 35zM20 65c22 5 35-6 33-30 3-22-14-33-33-25v28z">
          <text:p/>
        </draw:path>
        <draw:path draw:style-name="gr16" draw:text-style-name="P7" draw:layer="layout" svg:width="0.055cm" svg:height="0.073cm" svg:x="8.295cm" svg:y="3.743cm" svg:viewBox="0 0 56 74" svg:d="M28 16l4 28c7-10 11-17 14-22 2-4 3-7 3-9s-6-4-6-8c0-3 2-5 6-5s7 3 7 7c0 10-20 38-25 44-8 11-16 23-24 23-5 0-7-4-7-6 0-4 3-5 5-5 5 0 5 3 6 3 3 0 9-7 13-12l-5-37c-1-5-2-12-9-12-1 0-2 0-3 0l-1-2 18-3c2 4 3 7 4 16z">
          <text:p/>
        </draw:path>
        <draw:path draw:style-name="gr16" draw:text-style-name="P7" draw:layer="layout" svg:width="0.03cm" svg:height="0.037cm" svg:x="8.353cm" svg:y="3.776cm" svg:viewBox="0 0 31 38" svg:d="M27 27l1 1c-5 7-11 10-17 10-8 0-11-7-11-13 0-2 0-3 1-6 2-8 10-19 22-19 3 0 8 1 8 6 0 11-14 15-24 16v2c0 6 4 9 10 9 3 0 7-2 10-6zM7 19h1c9 0 17-5 17-13 0-2-2-4-4-4-7 0-12 11-14 17z">
          <text:p/>
        </draw:path>
        <draw:path draw:style-name="gr16" draw:text-style-name="P7" draw:layer="layout" svg:width="0.069cm" svg:height="0.031cm" svg:x="8.437cm" svg:y="3.75cm" svg:viewBox="0 0 70 32" svg:d="M70 8h-70v-8h70zM70 32h-70v-9h70z">
          <text:p/>
        </draw:path>
        <draw:path draw:style-name="gr16" draw:text-style-name="P7" draw:layer="layout" svg:width="0.051cm" svg:height="0.08cm" svg:x="8.55cm" svg:y="3.716cm" svg:viewBox="0 0 52 81" svg:d="M50 67l2 1c-3 4-9 13-15 13-3 0-5-2-5-5 0-2 0-3 7-32 0-1 1-3 1-5 0-3-1-4-3-4-4 0-12 10-16 15-4 7-7 13-8 15l-4 14h-9l18-70c0-1 0-2 0-2 0-1-1-2-3-2-1 0-3 0-4 0v-2l19-3-13 49h1c6-6 14-22 25-22 5 0 7 4 7 8 0 3-1 6-1 8l-7 27c0 1 0 1 0 1 0 1 0 2 1 2 2 0 6-4 7-6z">
          <text:p/>
        </draw:path>
        <draw:path draw:style-name="gr16" draw:text-style-name="P7" draw:layer="layout" svg:width="0.03cm" svg:height="0.037cm" svg:x="8.609cm" svg:y="3.776cm" svg:viewBox="0 0 31 38" svg:d="M27 27l1 1c-6 7-11 10-17 10-8 0-11-7-11-13 0-2 0-3 0-6 2-8 12-19 22-19 4 0 9 1 9 6 0 11-14 15-24 16v2c0 6 4 9 9 9 4 0 8-2 11-6zM7 19h1c8 0 16-5 16-13 0-2-1-4-4-4-5 0-11 11-13 17z">
          <text:p/>
        </draw:path>
        <draw:polygon draw:style-name="gr16" draw:text-style-name="P7" draw:layer="layout" svg:width="0.069cm" svg:height="0.069cm" svg:x="8.686cm" svg:y="3.73cm" svg:viewBox="0 0 70 70" draw:points="70,39 39,39 39,70 31,70 31,39 0,39 0,31 31,31 31,0 39,0 39,31 70,31">
          <text:p/>
        </draw:polygon>
        <draw:path draw:style-name="gr16" draw:text-style-name="P7" draw:layer="layout" svg:width="0.079cm" svg:height="0.055cm" svg:x="8.796cm" svg:y="3.741cm" svg:viewBox="0 0 80 56" svg:d="M54 1l-10 35c0 3-1 5-1 8 0 4 3 7 7 7 13 0 19-13 23-24 1-3 2-6 2-8 0-9-7-9-7-14 0-4 3-5 6-5 6 0 6 7 6 10 0 17-13 46-33 46-8 0-13-4-13-12 0-5 1-10 3-15-5 11-14 27-28 27-6 0-9-4-9-11 0-4 2-7 2-11l6-21c0-1 0-2 0-3 0-3-4-2-6-2v-3c6-1 12-3 18-5l1 1-10 36c0 2-1 5-1 8s0 6 3 6c7 0 15-13 18-18 7-9 10-18 13-32z">
          <text:p/>
        </draw:path>
        <draw:path draw:style-name="gr16" draw:text-style-name="P7" draw:layer="layout" svg:width="0.032cm" svg:height="0.067cm" svg:x="8.877cm" svg:y="3.761cm" svg:viewBox="0 0 33 68" svg:d="M33 5c0 2-3 3-5 3s-4-1-4-3c0-3 2-5 4-5s5 2 5 5zM30 15l-8 35c-2 8-7 18-16 18-4 0-6-3-6-6 0-2 1-4 4-4 2 0 3 1 3 3s-1 2-1 3v1c4 0 7-7 9-15l8-30c0-1-1-2-3-2-1 0-2 0-2 1v-2z">
          <text:p/>
        </draw:path>
        <draw:path draw:style-name="gr17" draw:text-style-name="P8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7" draw:text-style-name="P6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16" draw:text-style-name="P7" draw:layer="layout" svg:width="0.049cm" svg:height="0.077cm" svg:x="8.239cm" svg:y="3.5cm" svg:viewBox="0 0 50 78" svg:d="M49 65l1 1c-3 4-8 12-14 12-3 0-5-1-5-5 0-1 0-3 7-30 1-1 1-3 1-5s-1-5-3-5c-4 0-11 10-15 16s-7 11-8 14l-4 14h-9l18-69c0-1 0-1 0-1 0-2-1-3-3-3-1 0-4 1-4 1l-1-2 19-3-12 48c7-7 15-22 25-22 5 0 6 4 6 8 0 3 0 5-1 8l-6 26c0 1 0 1 0 1 0 1 0 2 1 2 2 0 5-5 7-6z">
          <text:p/>
        </draw:path>
        <draw:path draw:style-name="gr16" draw:text-style-name="P7" draw:layer="layout" svg:width="0.03cm" svg:height="0.035cm" svg:x="8.296cm" svg:y="3.558cm" svg:viewBox="0 0 31 36" svg:d="M27 26l1 1c-6 8-12 9-17 9-8 0-11-6-11-12 0-2 0-3 0-5 2-9 11-19 22-19 4 0 9 1 9 6 0 10-15 14-24 15v2c0 5 4 9 9 9 3 0 7-2 11-6zM7 19h1c8 0 16-6 16-13 0-2-2-4-4-4-6 0-11 9-13 17z">
          <text:p/>
        </draw:path>
        <draw:path draw:style-name="gr16" draw:text-style-name="P7" draw:layer="layout" svg:width="0.067cm" svg:height="0.03cm" svg:x="8.378cm" svg:y="3.532cm" svg:viewBox="0 0 68 31" svg:d="M68 8h-68v-8h68zM68 31h-68v-7h68z">
          <text:p/>
        </draw:path>
        <draw:path draw:style-name="gr16" draw:text-style-name="P7" draw:layer="layout" svg:width="0.079cm" svg:height="0.074cm" svg:x="8.487cm" svg:y="3.502cm" svg:viewBox="0 0 80 75" svg:d="M80 0l-5 18h-2c0-2 1-3 1-4-1-8-7-10-13-10h-19l-7 28h9c7 0 13-1 15-10h2l-7 27h-1c0-1 0-4 0-6 0-6-4-7-9-7h-10l-7 30c0 1-1 1-1 1 0 2 2 4 8 4h7c19 0 25-6 31-19h1l-8 23h-65v-2h3c8 0 11-3 11-7l14-56c0-2 0-3 0-4 0-3-1-4-8-4h-2v-2z">
          <text:p/>
        </draw:path>
        <draw:path draw:style-name="gr16" draw:text-style-name="P7" draw:layer="layout" svg:width="0.054cm" svg:height="0.05cm" svg:x="8.57cm" svg:y="3.526cm" svg:viewBox="0 0 55 51" svg:d="M32 18l4-9c3-4 8-9 13-9 4 0 6 1 6 4 0 2-2 5-5 5-2 0-2-1-5-1s-5 1-6 5l-6 9c3 7 6 22 11 22 2 0 5-1 7-6l1 1c-1 1-6 12-13 12-4 0-6-4-8-8l-4-13-8 11c-4 6-7 10-14 10-4 0-5-2-5-4 0-3 1-5 4-5s3 2 5 2 5-1 8-6l8-12-4-10c-2-6-5-11-11-11-2 0-3 0-5 1v-2l15-4c6 3 8 8 10 11z">
          <text:p/>
        </draw:path>
        <draw:path draw:style-name="gr16" draw:text-style-name="P7" draw:layer="layout" svg:width="0.057cm" svg:height="0.07cm" svg:x="8.626cm" svg:y="3.526cm" svg:viewBox="0 0 58 71" svg:d="M33 8l1-1c5-5 9-7 13-7 7 0 11 6 11 17 0 16-13 35-30 35-2 0-4-1-6-2l-3 11c0 2-1 3-1 4 0 3 2 5 7 5h2v1h-27v-1c8 0 8-4 10-9l13-53c0-3 0-4-3-4-1 0-3 0-4 0v-1l18-3-2 8zM28 23l-5 24c1 1 3 2 5 2 12 0 20-20 20-33 0-7-3-9-6-9-6 0-12 6-14 16z">
          <text:p/>
        </draw:path>
        <draw:path draw:style-name="gr16" draw:text-style-name="P7" draw:layer="layout" svg:width="0.027cm" svg:height="0.14cm" svg:x="8.72cm" svg:y="3.478cm" svg:viewBox="0 0 28 141" svg:d="M28 138v3c-16-16-28-39-28-71 0-30 12-55 28-70v3c-10 13-19 33-19 67 0 36 9 55 19 68z">
          <text:p/>
        </draw:path>
        <draw:path draw:style-name="gr16" draw:text-style-name="P7" draw:layer="layout" svg:width="0.05cm" svg:height="0.077cm" svg:x="8.763cm" svg:y="3.5cm" svg:viewBox="0 0 51 78" svg:d="M49 65l2 1c-4 4-9 12-16 12-2 0-5-1-5-5 0-1 0-3 8-30 0-1 0-3 0-5s0-5-2-5c-4 0-12 10-16 16-3 6-7 11-7 14l-4 14h-9l18-69c0-1 0-1 0-1 0-2-1-3-4-3-1 0-3 1-4 1v-2l19-3-13 48h1c6-7 14-22 25-22 5 0 6 4 6 8 0 3 0 5-1 8l-6 26c-1 1-1 1-1 1 0 1 1 2 2 2 2 0 5-5 7-6z">
          <text:p/>
        </draw:path>
        <draw:path draw:style-name="gr16" draw:text-style-name="P7" draw:layer="layout" svg:width="0.031cm" svg:height="0.065cm" svg:x="8.816cm" svg:y="3.544cm" svg:viewBox="0 0 32 66" svg:d="M32 5c0 2-2 3-4 3-3 0-4-1-4-3 0-3 1-5 4-5 2 0 4 2 4 5zM30 15l-9 34c-1 7-6 17-15 17-4 0-6-3-6-6 0-1 1-3 4-3 1 0 3 1 3 2s-2 2-2 3 1 1 1 1c4 0 7-6 9-14l7-30c0-1-1-1-2-1s-2 0-3 0v-1z">
          <text:p/>
        </draw:path>
        <draw:path draw:style-name="gr16" draw:text-style-name="P7" draw:layer="layout" svg:width="0.027cm" svg:height="0.14cm" svg:x="8.87cm" svg:y="3.478cm" svg:viewBox="0 0 28 141" svg:d="M0 3v-3c16 15 28 39 28 70s-12 55-28 71v-3c10-13 18-32 18-68 0-35-8-54-18-67z">
          <text:p/>
        </draw:path>
        <draw:path draw:style-name="gr17" draw:text-style-name="P8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16" draw:text-style-name="P7" draw:layer="layout" svg:width="0.058cm" svg:height="0.077cm" svg:x="8.28cm" svg:y="3.96cm" svg:viewBox="0 0 59 78" svg:d="M30 17l4 30c8-11 12-18 15-24 2-4 3-7 3-9 0-3-6-4-6-8 0-3 2-6 6-6s7 3 7 8c0 10-20 40-26 47-9 11-17 23-26 23-5 0-7-3-7-6 0-4 3-6 5-6 6 0 5 4 8 4 2 0 9-7 12-12l-5-40c0-6-1-13-9-13-1 0-3 1-4 1l-1-3 19-3c3 5 4 8 5 17z">
          <text:p/>
        </draw:path>
        <draw:path draw:style-name="gr16" draw:text-style-name="P7" draw:layer="layout" svg:width="0.018cm" svg:height="0.055cm" svg:x="8.343cm" svg:y="3.98cm" svg:viewBox="0 0 19 56" svg:d="M19 5c0 2-2 3-5 3-2 0-4-1-4-3 0-3 2-5 4-5 3 0 5 2 5 5zM16 16l-8 32v1c0 1 0 1 1 1 2 0 2-1 6-5l1 2c-3 4-8 9-12 9-3 0-4-2-4-4 0-1 0-3 8-30 0-1 0-2 0-2 0-1-1-2-3-2-1 0-2 1-3 1v-2z">
          <text:p/>
        </draw:path>
        <draw:path draw:style-name="gr16" draw:text-style-name="P7" draw:layer="layout" svg:width="0.073cm" svg:height="0.032cm" svg:x="8.419cm" svg:y="3.967cm" svg:viewBox="0 0 74 33" svg:d="M74 8h-74v-8h74zM74 33h-74v-8h74z">
          <text:p/>
        </draw:path>
        <draw:path draw:style-name="gr16" draw:text-style-name="P7" draw:layer="layout" svg:width="0.085cm" svg:height="0.081cm" svg:x="8.539cm" svg:y="3.934cm" svg:viewBox="0 0 86 82" svg:d="M86 0l-5 20h-2c0-1 0-3 0-5 0-9-7-11-14-11h-18l-7 32h10c8 0 13-1 16-12h2l-8 30h-2c1-1 1-5 1-8 0-5-5-6-9-6h-12l-8 33c0 0 0 1 0 2 0 3 2 5 10 5h4l-1 2h-43l1-2h2c10 0 12-4 13-7l16-63c0-1 0-2 0-3 0-3-1-5-9-5h-2v-2z">
          <text:p/>
        </draw:path>
        <draw:path draw:style-name="gr16" draw:text-style-name="P7" draw:layer="layout" svg:width="0.029cm" svg:height="0.084cm" svg:x="8.63cm" svg:y="3.932cm" svg:viewBox="0 0 30 85" svg:d="M30 0l-20 74v1c0 1 1 2 2 2 3 0 7-4 8-7l2 2c-5 5-10 13-17 13-4 0-5-3-5-7 0-1 0-3 1-4l16-64c0-2 0-3 0-3 0-1-1-2-4-2 0 0-2 0-3 0l-1-2z">
          <text:p/>
        </draw:path>
        <draw:path draw:style-name="gr16" draw:text-style-name="P7" draw:layer="layout" svg:width="0.05cm" svg:height="0.056cm" svg:x="8.669cm" svg:y="3.96cm" svg:viewBox="0 0 51 57" svg:d="M51 20c0 17-14 37-34 37-12 0-17-12-17-20 0-16 13-37 32-37 10 0 19 6 19 20zM40 16c0-5-1-12-8-12-11 0-22 19-22 36 0 4 0 13 8 13 13 0 22-28 22-37z">
          <text:p/>
        </draw:path>
        <draw:path draw:style-name="gr16" draw:text-style-name="P7" draw:layer="layout" svg:width="0.054cm" svg:height="0.056cm" svg:x="8.727cm" svg:y="3.96cm" svg:viewBox="0 0 55 57" svg:d="M55 2l-13 43v2c0 1 1 2 2 2s3-1 8-7l2 1c-4 6-11 14-17 14-4 0-5-3-5-7 0-2 1-5 1-6-9 12-17 13-22 13-8 0-11-7-11-15 0-16 17-42 34-42 6 0 8 3 8 6h1l1-4zM41 13c0-5-2-9-6-9-9 0-17 11-21 22-2 5-4 11-4 15 0 7 4 8 8 8 8 0 17-12 21-23 1-4 2-9 2-13z">
          <text:p/>
        </draw:path>
        <draw:path draw:style-name="gr16" draw:text-style-name="P7" draw:layer="layout" svg:width="0.03cm" svg:height="0.071cm" svg:x="8.79cm" svg:y="3.945cm" svg:viewBox="0 0 31 72" svg:d="M31 16l-1 5h-9l-10 40c0 0 0 1 0 2 0 0 0 1 2 1 0 0 2 0 7-6l2 1c-4 4-9 13-17 13-4 0-5-3-5-6 0-2 0-3 1-5l10-40h-10l1-4c9-2 17-7 22-17h2l-4 16z">
          <text:p/>
        </draw:path>
        <draw:path draw:style-name="gr16" draw:text-style-name="P7" draw:layer="layout" svg:width="0.048cm" svg:height="0.086cm" svg:x="8.829cm" svg:y="3.931cm" svg:viewBox="0 0 49 87" svg:d="M3 21l-3-1c4-12 12-20 26-20 11 0 19 7 19 17 0 6-3 12-12 17 6 3 8 4 11 7s5 10 5 16c0 7-2 13-6 17-6 9-17 13-29 13-9 0-14-3-14-7 0-3 2-6 6-6 1 0 3 1 7 4s7 4 11 4c9 0 16-9 16-19s-4-16-13-19c-3-1-5-1-13-1v-2c5-1 8-2 11-4 6-3 10-10 10-17 0-9-5-13-13-13s-14 4-19 14z">
          <text:p/>
        </draw:path>
        <draw:path draw:style-name="gr16" draw:text-style-name="P7" draw:layer="layout" svg:width="0.055cm" svg:height="0.084cm" svg:x="8.891cm" svg:y="3.931cm" svg:viewBox="0 0 56 85" svg:d="M56 68l-7 17h-49v-1l23-24c11-13 16-22 16-33 0-12-7-18-17-18s-14 4-19 16h-3c3-15 11-25 27-25 14 0 23 9 23 22 0 10-5 20-16 31l-21 22h29c6 0 8-1 12-8z">
          <text:p/>
        </draw:path>
        <draw:path draw:style-name="gr16" draw:text-style-name="P7" draw:layer="layout" svg:width="0.032cm" svg:height="0.106cm" svg:x="8.976cm" svg:y="3.931cm" svg:viewBox="0 0 33 107" svg:d="M33 105l-2 2c-20-11-31-32-31-54 0-23 11-42 31-53l2 2c-18 14-22 26-22 50s4 38 22 53z">
          <text:p/>
        </draw:path>
        <draw:path draw:style-name="gr16" draw:text-style-name="P7" draw:layer="layout" svg:width="0.056cm" svg:height="0.086cm" svg:x="9.015cm" svg:y="3.931cm" svg:viewBox="0 0 57 87" svg:d="M57 43c0 22-8 44-28 44-22 0-29-24-29-45 0-22 9-42 29-42 16 0 28 18 28 43zM45 44c0-26-6-41-17-41-10 0-15 15-15 40 0 26 5 41 16 41 10 0 16-15 16-40z">
          <text:p/>
        </draw:path>
        <draw:path draw:style-name="gr16" draw:text-style-name="P7" draw:layer="layout" svg:width="0.017cm" svg:height="0.03cm" svg:x="9.082cm" svg:y="4.003cm" svg:viewBox="0 0 18 31" svg:d="M3 31l-1-3c7-4 11-9 11-13 0-1-1-2-2-2s-2 1-4 1c-4 0-7-2-7-7 0-4 3-7 8-7s10 5 10 11c0 8-6 15-15 20z">
          <text:p/>
        </draw:path>
        <draw:path draw:style-name="gr16" draw:text-style-name="P7" draw:layer="layout" svg:width="0.058cm" svg:height="0.077cm" svg:x="9.162cm" svg:y="3.96cm" svg:viewBox="0 0 59 78" svg:d="M31 17l3 30c8-11 12-18 15-24 2-4 3-7 3-9 0-3-6-4-6-8 0-3 2-6 6-6s7 3 7 8c0 10-20 40-25 47-10 11-18 23-26 23-6 0-8-3-8-6 0-4 4-6 6-6 5 0 4 4 7 4 2 0 9-7 12-12l-5-40c0-6-1-13-9-13-1 0-3 1-4 1v-3l19-3c2 5 3 8 5 17z">
          <text:p/>
        </draw:path>
        <draw:path draw:style-name="gr16" draw:text-style-name="P7" draw:layer="layout" svg:width="0.033cm" svg:height="0.039cm" svg:x="9.224cm" svg:y="3.996cm" svg:viewBox="0 0 34 40" svg:d="M29 30l2 1c-7 7-13 9-18 9-9 0-13-7-13-14 0-2 1-3 1-5 2-10 12-21 23-21 4 0 10 1 10 7 0 11-15 15-26 16v3c0 5 5 9 10 9 4 0 8-2 11-5zM8 20h1c9 0 17-5 17-13 0-2-1-4-3-4-7 0-12 10-15 17z">
          <text:p/>
        </draw:path>
        <draw:path draw:style-name="gr16" draw:text-style-name="P7" draw:layer="layout" svg:width="0.016cm" svg:height="0.03cm" svg:x="9.28cm" svg:y="4.003cm" svg:viewBox="0 0 17 31" svg:d="M3 31l-1-3c7-4 11-9 11-13 0-1-1-2-2-2s-3 1-4 1c-5 0-7-2-7-7 0-4 3-7 7-7 7 0 10 5 10 11 0 8-4 15-14 20z">
          <text:p/>
        </draw:path>
        <draw:path draw:style-name="gr16" draw:text-style-name="P7" draw:layer="layout" svg:width="0.054cm" svg:height="0.084cm" svg:x="9.362cm" svg:y="3.932cm" svg:viewBox="0 0 55 85" svg:d="M53 70l2 2c-3 4-10 13-17 13-2 0-5-1-5-5 0-2 0-4 8-33 0-2 1-4 1-6 0-3-1-5-3-5-5 0-13 11-17 17-4 7-8 13-8 16l-4 15h-10l19-76v-1c0-1-1-2-3-2s-3 0-5 0v-2l21-3-14 52c7-7 16-24 27-24 6 0 8 5 8 9 0 3-1 6-1 8l-8 29c0 1 0 1 0 1 0 1 0 2 1 2 3 0 7-4 8-7z">
          <text:p/>
        </draw:path>
        <draw:path draw:style-name="gr16" draw:text-style-name="P7" draw:layer="layout" svg:width="0.057cm" svg:height="0.039cm" svg:x="9.423cm" svg:y="3.996cm" svg:viewBox="0 0 58 40" svg:d="M57 30l1 1c-3 4-8 9-11 9s-4-1-4-5c0 0 0-1 0-3l5-19c1-2 1-2 1-4s-1-3-2-3c-5 0-15 16-16 21l-3 12h-8l8-26c0-1 0-2 0-4s0-3-2-3c-4 0-14 16-16 21l-3 12h-7l8-33c0-1 0-3-2-3-1 0-2 0-3 0v-1l14-2-4 15h1c8-13 13-15 17-15 3 0 4 3 4 7 0 2 0 3 0 5l-1 3c3-4 7-10 12-13 2-1 4-2 5-2 4 0 5 2 5 6 0 2 0 4 0 6l-6 20c0 1 0 1 0 1 0 1 0 1 1 1s4-1 6-4z">
          <text:p/>
        </draw:path>
        <draw:path draw:style-name="gr16" draw:text-style-name="P7" draw:layer="layout" svg:width="0.031cm" svg:height="0.106cm" svg:x="9.5cm" svg:y="3.931cm" svg:viewBox="0 0 32 107" svg:d="M0 2l2-2c19 11 30 32 30 53 0 24-11 42-31 54l-1-2c18-15 22-27 22-51s-4-38-22-52z">
          <text:p/>
        </draw:path>
        <draw:path draw:style-name="gr20" draw:text-style-name="P5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1" draw:text-style-name="P6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6" draw:text-style-name="P7" draw:layer="layout" svg:width="0.096cm" svg:height="0.096cm" svg:x="10.232cm" svg:y="3.975cm" svg:viewBox="0 0 97 97" svg:d="M26 90c36 5 56-8 56-43 0-32-21-43-56-41v42zM97 48c0 51-44 51-97 49v-2-2l13-2v-43-42l-13-2v-2-2h44c33 0 53 14 53 48z">
          <text:p/>
        </draw:path>
        <draw:path draw:style-name="gr16" draw:text-style-name="P7" draw:layer="layout" svg:width="0.054cm" svg:height="0.071cm" svg:x="10.339cm" svg:y="4.002cm" svg:viewBox="0 0 55 72" svg:d="M29 0c20 0 27 14 26 36h-42c-3 24 16 33 39 26v2 2c-5 3-13 6-21 6-23 0-31-14-31-37 0-22 9-35 29-35zM42 30c5-23-23-33-28-10 0 3-1 6-1 10z">
          <text:p/>
        </draw:path>
        <draw:path draw:style-name="gr16" draw:text-style-name="P7" draw:layer="layout" svg:width="0.068cm" svg:height="0.068cm" svg:x="10.401cm" svg:y="4.003cm" svg:viewBox="0 0 69 69" svg:d="M48 21c2-15-17-14-27-11v27 27l9 2v1 2h-30c-1-5 5-3 8-5v-29-29c-3-1-9 1-8-5h20l1 6c12-10 40-12 40 12v23 22c2 2 9 0 8 5h-30v-2-1l9-2v-22z">
          <text:p/>
        </draw:path>
        <draw:path draw:style-name="gr16" draw:text-style-name="P7" draw:layer="layout" svg:width="0.061cm" svg:height="0.071cm" svg:x="10.478cm" svg:y="4.002cm" svg:viewBox="0 0 62 72" svg:d="M31 0c21 0 31 13 31 36 0 22-10 36-31 36s-31-14-31-36 10-36 31-36zM31 66c16 0 19-15 19-30 0-16-3-30-19-30s-18 14-18 30 2 29 18 30z">
          <text:p/>
        </draw:path>
        <draw:path draw:style-name="gr16" draw:text-style-name="P7" draw:layer="layout" svg:width="0.044cm" svg:height="0.069cm" svg:x="10.548cm" svg:y="4.002cm" svg:viewBox="0 0 45 70" svg:d="M21 10c7-4 14-10 24-10v9 9c-7 1-3-12-16-7l-8 3v25 26l12 2v1 2h-33v-2-1l9-2v-29-29c-4-1-10 1-9-5h20z">
          <text:p/>
        </draw:path>
        <draw:path draw:style-name="gr16" draw:text-style-name="P7" draw:layer="layout" svg:width="0.108cm" svg:height="0.068cm" svg:x="10.597cm" svg:y="4.003cm" svg:viewBox="0 0 109 69" svg:d="M48 21c2-15-17-13-27-10v26 27l9 2v2 1h-30c-1-5 5-3 8-5v-29-29c-3-1-9 1-8-4h20v5c9-6 32-12 38 1 13-9 42-15 42 12v22 22c4 2 10 0 9 5h-31v-1-2l11-2v-21-22c1-16-19-13-30-10 3 15 1 36 1 53l10 2v2 1h-31v-1-2l9-2v-21z">
          <text:p/>
        </draw:path>
        <draw:path draw:style-name="gr16" draw:text-style-name="P7" draw:layer="layout" svg:width="0.058cm" svg:height="0.069cm" svg:x="10.713cm" svg:y="4.003cm" svg:viewBox="0 0 59 70" svg:d="M8 2c17-3 42-5 42 17v23 22c3 2 10 0 9 5h-19l-1-7c-10 13-43 13-39-11 0-21 19-21 38-21 2-15-2-29-17-24-3 2-5 2-7 3-1 3 0 10-6 9v-8zM12 50c0 17 17 14 26 9v-12-12c-14 1-26 0-26 15z">
          <text:p/>
        </draw:path>
        <draw:polygon draw:style-name="gr16" draw:text-style-name="P7" draw:layer="layout" svg:width="0.034cm" svg:height="0.101cm" svg:x="10.776cm" svg:y="3.97cm" svg:viewBox="0 0 35 102" draw:points="24,98 35,99 35,101 35,102 0,102 0,101 0,99 12,98 12,51 12,5 0,3 0,2 0,0 24,0 24,49">
          <text:p/>
        </draw:polygon>
        <draw:path draw:style-name="gr16" draw:text-style-name="P7" draw:layer="layout" svg:width="0.034cm" svg:height="0.097cm" svg:x="10.817cm" svg:y="3.974cm" svg:viewBox="0 0 35 98" svg:d="M16 16c-9 0-10-16 0-16 6 0 8 3 8 8s-3 8-8 8zM24 93l11 1v2 2h-35v-2-2l11-1v-29-29l-9-2v-1-2h22v31z">
          <text:p/>
        </draw:path>
        <draw:path draw:style-name="gr16" draw:text-style-name="P7" draw:layer="layout" svg:width="0.057cm" svg:height="0.067cm" svg:x="10.859cm" svg:y="4.004cm" svg:viewBox="0 0 58 68" svg:d="M0 68v-2-1l37-59c-9 1-22-2-29 2-1 3 1 11-6 10v-9-9h50v2 1l-37 59c12-1 27 1 36-3l3-15h4l-2 24z">
          <text:p/>
        </draw:path>
        <draw:path draw:style-name="gr16" draw:text-style-name="P7" draw:layer="layout" svg:width="0.054cm" svg:height="0.071cm" svg:x="10.926cm" svg:y="4.002cm" svg:viewBox="0 0 55 72" svg:d="M29 0c20 0 27 14 26 36h-42c-3 24 16 33 39 26v2 2c-5 3-13 6-22 6-22 0-30-14-30-37-1-22 9-35 29-35zM42 30c5-23-23-33-28-10-1 3-1 6-1 10z">
          <text:p/>
        </draw:path>
        <draw:path draw:style-name="gr17" draw:text-style-name="P8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7" draw:text-style-name="P6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16" draw:text-style-name="P7" draw:layer="layout" svg:width="0.062cm" svg:height="0.098cm" svg:x="9.363cm" svg:y="4.195cm" svg:viewBox="0 0 63 99" svg:d="M63 70c0 32-39 33-63 24v-11-11h5c0 14 9 21 25 21 20 0 28-24 13-33-16-10-43-9-43-35 0-28 35-27 58-22v10 10h-5l-2-12c-13-11-50-3-37 17 12 18 49 10 49 42z">
          <text:p/>
        </draw:path>
        <draw:path draw:style-name="gr16" draw:text-style-name="P7" draw:layer="layout" svg:width="0.038cm" svg:height="0.084cm" svg:x="9.436cm" svg:y="4.209cm" svg:viewBox="0 0 39 85" svg:d="M20 67c0 11 11 11 19 9v2 3c-12 7-31 6-31-12v-24-23h-8c-1-6 6-4 8-6l8-16h4v8 8h16v3 3h-16v23z">
          <text:p/>
        </draw:path>
        <draw:path draw:style-name="gr16" draw:text-style-name="P7" draw:layer="layout" svg:width="0.062cm" svg:height="0.071cm" svg:x="9.481cm" svg:y="4.223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45cm" svg:height="0.069cm" svg:x="9.552cm" svg:y="4.223cm" svg:viewBox="0 0 46 70" svg:d="M21 10c7-4 14-10 25-10v9 9c-8 1-4-12-17-7l-8 3v25 26l12 2v1 2h-33v-2-1l9-2v-29-29c-3-1-10 1-9-5h20z">
          <text:p/>
        </draw:path>
        <draw:path draw:style-name="gr16" draw:text-style-name="P7" draw:layer="layout" svg:width="0.054cm" svg:height="0.071cm" svg:x="9.604cm" svg:y="4.223cm" svg:viewBox="0 0 55 72" svg:d="M29 0c20 0 27 14 26 36h-42c-3 24 16 33 39 26v2 2c-5 3-13 6-21 6-23 0-31-14-31-37-1-22 9-35 29-35zM42 30c5-23-23-33-28-10 0 3-1 6-1 10z">
          <text:p/>
        </draw:path>
        <draw:path draw:style-name="gr16" draw:text-style-name="P7" draw:layer="layout" svg:width="0.05cm" svg:height="0.078cm" svg:x="8.287cm" svg:y="4.158cm" svg:viewBox="0 0 51 79" svg:d="M49 65l2 1c-3 4-9 13-16 13-2 0-4-1-4-5 0-1 0-3 7-31 1-1 1-3 1-5s-1-4-3-4c-4 0-12 10-15 15-5 6-7 12-8 15l-4 14h-9l17-70 1-1c0-1-1-2-4-2-1 0-2 0-3 0v-2l18-3-13 48h1c6-6 14-21 25-21 5 0 7 4 7 7s-1 5-1 8l-7 27-1 1c0 0 1 2 2 2 3 0 6-5 7-7z">
          <text:p/>
        </draw:path>
        <draw:path draw:style-name="gr16" draw:text-style-name="P7" draw:layer="layout" svg:width="0.042cm" svg:height="0.049cm" svg:x="8.344cm" svg:y="4.218cm" svg:viewBox="0 0 43 50" svg:d="M43 0l-7 27c0 2-1 3-1 4l1 1c3 0 4-2 5-4h1c-1 5-6 10-10 10-3 0-4-2-4-4 0-3 1-8 3-14-8 12-12 16-16 16-2 0-4-1-4-2-3 11-3 14-5 16h-6c1-1 2-4 4-9l10-41h6l-6 24c0 1 0 2 0 2 0 2 1 4 5 4s14-17 16-24l1-6z">
          <text:p/>
        </draw:path>
        <draw:path draw:style-name="gr16" draw:text-style-name="P7" draw:layer="layout" svg:width="0.029cm" svg:height="0.097cm" svg:x="8.405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23cm" svg:height="0.072cm" svg:x="8.445cm" svg:y="4.165cm" svg:viewBox="0 0 24 73" svg:d="M24 6c0 3-3 5-6 5s-5-2-5-5 2-6 5-6 6 3 6 6zM20 20l-11 43v1c0 1 1 1 2 1 2 0 3-1 7-6l2 1c-4 6-10 13-16 13-3 0-4-3-4-5s0-4 9-40v-1c0-2-1-3-4-3-1 0-2 0-3 1v-2z">
          <text:p/>
        </draw:path>
        <draw:path draw:style-name="gr16" draw:text-style-name="P7" draw:layer="layout" svg:width="0.029cm" svg:height="0.097cm" svg:x="8.478cm" svg:y="4.158cm" svg:viewBox="0 0 30 98" svg:d="M0 2l2-2c17 10 28 30 28 49 0 21-10 39-29 49l-1-1c16-14 20-25 20-47s-3-35-20-48z">
          <text:p/>
        </draw:path>
        <draw:path draw:style-name="gr16" draw:text-style-name="P7" draw:layer="layout" svg:width="0.12cm" svg:height="0.077cm" svg:x="8.52cm" svg:y="4.16cm" svg:viewBox="0 0 121 78" svg:d="M121 0l-1 2c-8 0-13 5-15 9l-52 67h-3v-52h-1l-34 52h-4v-66c0-6-3-10-10-10h-1l1-2h33l-1 2c-6 0-9 0-9 8v45l26-39v-8c0-3-2-6-9-6h-1v-2h33v2h-3c-6 0-8 4-8 8v47h2l32-44c1-3 4-6 4-8s-2-3-6-3h-2v-2z">
          <text:p/>
        </draw:path>
        <draw:path draw:style-name="gr16" draw:text-style-name="P7" draw:layer="layout" svg:width="0.029cm" svg:height="0.097cm" svg:x="8.646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39cm" svg:height="0.051cm" svg:x="8.684cm" svg:y="4.185cm" svg:viewBox="0 0 40 52" svg:d="M40 0l-3 16h-2c0-7-4-13-10-13-3 0-7 2-7 6 0 7 16 17 16 29 0 7-6 14-16 14-4 0-11-2-12-2s-3 0-4 2h-2l3-18h2c0 8 4 15 12 15 7 0 9-5 9-10 0-10-16-15-16-27 0-9 7-12 14-12 5 0 7 2 11 2 1 0 2-1 3-2z">
          <text:p/>
        </draw:path>
        <draw:path draw:style-name="gr16" draw:text-style-name="P7" draw:layer="layout" svg:width="0.019cm" svg:height="0.046cm" svg:x="8.733cm" svg:y="4.207cm" svg:viewBox="0 0 20 47" svg:d="M20 11l-1 3h-5l-7 26v1c0 0 0 1 1 1 0 0 2 0 5-4l1 1c-1 2-6 8-11 8-3 0-3-2-3-4 0-1 0-2 0-3l7-26h-7l1-3c6-1 12-3 15-11h1l-3 11z">
          <text:p/>
        </draw:path>
        <draw:polygon draw:style-name="gr16" draw:text-style-name="P7" draw:layer="layout" svg:width="0.007cm" svg:height="0.101cm" svg:x="8.782cm" svg:y="4.156cm" svg:viewBox="0 0 8 102" draw:points="8,102 0,102 0,0 8,0">
          <text:p/>
        </draw:polygon>
        <draw:path draw:style-name="gr16" draw:text-style-name="P7" draw:layer="layout" svg:width="0.023cm" svg:height="0.072cm" svg:x="8.809cm" svg:y="4.165cm" svg:viewBox="0 0 24 73" svg:d="M24 6c0 3-2 5-5 5-4 0-6-2-6-5s2-6 6-6c3 0 5 3 5 6zM21 20l-11 43v1c0 1 1 1 1 1 3 0 4-1 8-6l2 1c-4 6-10 13-16 13-3 0-5-3-5-5s0-4 10-40v-1c0-2-1-3-3-3s-4 0-4 1l-1-2z">
          <text:p/>
        </draw:path>
        <draw:path draw:style-name="gr16" draw:text-style-name="P7" draw:layer="layout" svg:width="0.029cm" svg:height="0.097cm" svg:x="8.843cm" svg:y="4.158cm" svg:viewBox="0 0 30 98" svg:d="M0 2l1-2c18 10 29 30 29 49 0 21-10 39-29 49l-1-1c17-14 20-25 20-47s-3-35-20-48z">
          <text:p/>
        </draw:path>
        <draw:path draw:style-name="gr16" draw:text-style-name="P7" draw:layer="layout" svg:width="0.09cm" svg:height="0.045cm" svg:x="8.919cm" svg:y="4.184cm" svg:viewBox="0 0 91 46" svg:d="M91 27h-69c-2 0-3 1-3 3 0 1 0 1 1 3 4 3 7 7 10 10l-3 3c-7-9-16-18-27-22v-1c11-5 20-14 27-23l3 2c-3 4-6 8-10 12-1 1-1 2-1 3s0 2 3 2h69z">
          <text:p/>
        </draw:path>
        <draw:path draw:style-name="gr16" draw:text-style-name="P7" draw:layer="layout" svg:width="0.053cm" svg:height="0.072cm" svg:x="9.053cm" svg:y="4.185cm" svg:viewBox="0 0 54 73" svg:d="M28 15l3 28c7-10 11-17 13-21 3-5 4-7 4-9 0-3-6-4-6-9 0-2 2-4 5-4 4 0 7 3 7 7 0 9-19 37-24 43-8 11-16 23-24 23-4 0-6-4-6-7s3-5 5-5c4 0 4 4 6 4s9-7 12-12l-4-37c-1-5-2-12-9-12-1 0-3 0-4 1v-2l18-3c2 4 3 7 4 15z">
          <text:p/>
        </draw:path>
        <draw:path draw:style-name="gr16" draw:text-style-name="P7" draw:layer="layout" svg:width="0.031cm" svg:height="0.065cm" svg:x="9.106cm" svg:y="4.203cm" svg:viewBox="0 0 32 66" svg:d="M32 5c0 2-2 3-5 3-2 0-3-1-3-3 0-3 1-5 3-5 3 0 5 2 5 5zM30 15l-9 35c-2 7-6 16-15 16-4 0-6-2-6-5 0-2 1-4 4-4 2 0 3 1 3 3s-1 2-1 3v1c4 0 7-6 8-14l8-30c0-1-1-2-3-2 0 0-1 0-2 0v-1z">
          <text:p/>
        </draw:path>
        <draw:path draw:style-name="gr20" draw:text-style-name="P5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1" draw:text-style-name="P6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6" draw:text-style-name="P7" draw:layer="layout" svg:width="0.085cm" svg:height="0.058cm" svg:x="9.861cm" svg:y="4.183cm" svg:viewBox="0 0 86 59" svg:d="M84 44l2 1c-4 8-11 14-17 14-3 0-6-1-6-6 0-1 1-2 2-5l7-29c0-2 1-3 1-6s-1-5-4-5c-7 0-21 24-24 32l-4 18h-10l10-39c0-2 0-4 0-6 0-3 0-5-3-5-6 0-21 24-23 32l-4 18h-11l13-49c0-3-1-4-5-4-1 0-2 0-3 0v-2l20-3-6 23h1c13-20 20-23 25-23 6 0 8 5 8 10 0 3-1 5-1 7l-1 6c4-8 11-16 17-20 3-2 6-3 8-3 5 0 7 3 7 9 0 3 0 5-1 8l-8 31c0 0 0 1 0 2s1 1 2 1c2 0 6-2 8-7z">
          <text:p/>
        </draw:path>
        <draw:path draw:style-name="gr16" draw:text-style-name="P7" draw:layer="layout" svg:width="0.056cm" svg:height="0.058cm" svg:x="9.956cm" svg:y="4.183cm" svg:viewBox="0 0 57 59" svg:d="M57 2l-12 45v1c0 2 1 3 2 3s3 0 8-7l2 1c-4 7-11 14-18 14-5 0-6-2-6-7 0-1 1-4 2-7h-1c-9 13-17 14-22 14-9 0-12-7-12-15 0-18 17-44 36-44 6 0 9 3 9 6l1-4zM43 13c0-5-1-9-7-9-9 0-17 11-21 22-2 6-4 12-4 17 0 7 5 8 8 8 9 0 18-12 22-25 1-3 2-8 2-13z">
          <text:p/>
        </draw:path>
        <draw:path draw:style-name="gr16" draw:text-style-name="P7" draw:layer="layout" svg:width="0.061cm" svg:height="0.082cm" svg:x="10.02cm" svg:y="4.183cm" svg:viewBox="0 0 62 83" svg:d="M62 3l-2 6h-10c2 3 2 4 2 7 0 10-7 18-19 19-8 1-11 5-11 8 0 8 31 3 31 20 0 9-9 20-29 20-17 0-24-8-24-15 0-8 7-12 15-15-2-2-3-4-3-6 0-5 5-12 11-12-9-2-12-8-12-15 0-10 9-20 23-20 6 0 9 2 11 3zM42 12c0-5-2-8-8-8-7 0-12 9-12 18 0 6 1 11 7 11 10 0 13-14 13-21zM43 67c0-11-17-10-25-13-1 1-3 2-4 2-3 3-6 7-6 10 0 7 6 13 18 13 13 0 17-6 17-12z">
          <text:p/>
        </draw:path>
        <draw:path draw:style-name="gr16" draw:text-style-name="P7" draw:layer="layout" svg:width="0.057cm" svg:height="0.058cm" svg:x="10.085cm" svg:y="4.183cm" svg:viewBox="0 0 58 59" svg:d="M58 45l-1 1c-4 5-10 13-16 13-5 0-6-3-6-6 0-2 1-3 1-5l7-29c0-1 1-4 1-6 0-3-1-5-3-5-5 0-13 12-17 18-5 7-8 13-9 16l-5 16h-10l13-49c0-3 0-4-4-4-1 0-3 0-4 0v-2l21-3-7 25h1c0 0 7-9 7-10 5-7 13-15 21-15 6 0 8 4 8 8 0 3-1 7-2 9l-8 31v1c0 1 1 2 2 2 3 0 7-5 8-7z">
          <text:p/>
        </draw:path>
        <draw:path draw:style-name="gr16" draw:text-style-name="P7" draw:layer="layout" svg:width="0.076cm" svg:height="0.034cm" svg:x="10.189cm" svg:y="4.19cm" svg:viewBox="0 0 77 35" svg:d="M77 9h-77v-9h77zM77 35h-77v-9h77z">
          <text:p/>
        </draw:path>
        <draw:path draw:style-name="gr16" draw:text-style-name="P7" draw:layer="layout" svg:width="0.084cm" svg:height="0.085cm" svg:x="10.314cm" svg:y="4.155cm" svg:viewBox="0 0 85 86" svg:d="M21 0h33c11 0 31 1 31 20 0 10-5 16-11 19-4 2-8 3-10 3v1c8 1 17 7 17 18 0 13-11 25-38 25h-43l1-2h2c10 0 13-3 14-8l16-65c0-1 0-3 0-3 0-3-2-6-10-6h-3zM49 6l-8 33c2 1 5 1 7 1 15 0 21-9 21-21 0-11-8-14-15-14-2 0-4 1-5 1zM40 45l-9 35c3 1 5 2 9 2 12 0 25-6 25-23 0-10-9-15-18-15-3 0-6 0-7 1z">
          <text:p/>
        </draw:path>
        <draw:path draw:style-name="gr16" draw:text-style-name="P7" draw:layer="layout" svg:width="0.056cm" svg:height="0.058cm" svg:x="10.406cm" svg:y="4.183cm" svg:viewBox="0 0 57 59" svg:d="M57 2l-12 45v1c0 2 1 3 2 3s3 0 9-7l1 1c-4 7-12 14-17 14s-6-2-6-7c0-1 0-4 1-7-10 13-18 14-23 14-8 0-12-7-12-15 0-18 18-44 37-44 5 0 8 3 8 6l2-4zM43 13c0-5-1-9-6-9-10 0-17 11-22 22-2 6-4 12-4 17 0 7 4 8 8 8 9 0 19-12 23-25 1-3 1-8 1-13z">
          <text:p/>
        </draw:path>
        <draw:path draw:style-name="gr16" draw:text-style-name="P7" draw:layer="layout" svg:width="0.047cm" svg:height="0.057cm" svg:x="10.471cm" svg:y="4.183cm" svg:viewBox="0 0 48 58" svg:d="M19 23c2-3 3-5 5-7 4-8 11-16 18-16 4 0 6 3 6 6 0 5-4 11-8 11-6 0-4-5-7-5-8 0-20 33-20 36l-3 10h-10l12-48c0-2 1-2 1-3 0-2-2-2-5-2-1 0-2 0-3 0v-2l20-3z">
          <text:p/>
        </draw:path>
        <draw:path draw:style-name="gr16" draw:text-style-name="P7" draw:layer="layout" svg:width="0.047cm" svg:height="0.057cm" svg:x="10.525cm" svg:y="4.183cm" svg:viewBox="0 0 48 58" svg:d="M19 23h1c1-3 3-5 4-7 4-8 11-16 18-16 4 0 6 3 6 6 0 5-3 11-8 11s-4-5-7-5c-8 0-20 33-20 36l-3 10h-10l12-48c0-2 1-2 1-3 0-2-2-2-5-2-1 0-2 0-3 0v-2l20-3z">
          <text:p/>
        </draw:path>
        <draw:path draw:style-name="gr16" draw:text-style-name="P7" draw:layer="layout" svg:width="0.082cm" svg:height="0.088cm" svg:x="10.581cm" svg:y="4.153cm" svg:viewBox="0 0 83 89" svg:d="M83 0l-7 28h-2c0-1 0-2 0-3 0-11-6-21-21-21-5 0-16 4-16 13s8 15 16 21c7 6 15 14 15 26 0 13-11 25-32 25-13 0-17-5-27-5-3 0-4 2-7 5h-2l8-31h2c0 1 0 2 0 3 0 11 6 23 23 23 16 0 20-9 20-18 0-5-2-9-6-13s-10-9-15-13c-4-4-9-11-9-17 0-11 8-23 29-23 11 0 18 4 24 4 3 0 5-3 5-4z">
          <text:p/>
        </draw:path>
        <draw:path draw:style-name="gr16" draw:text-style-name="P7" draw:layer="layout" svg:width="0.057cm" svg:height="0.088cm" svg:x="10.67cm" svg:y="4.153cm" svg:viewBox="0 0 58 89" svg:d="M56 73l2 2c-4 5-11 14-18 14-2 0-5-1-5-6 0-1 0-3 8-35 0-1 1-4 1-6s-1-4-3-4c-5 0-14 11-18 18-4 6-8 13-9 16l-4 16h-10l20-79c0-1 0-1 0-2 0-2-1-3-4-3-1 0-3 0-4 1v-2l21-3-14 55c7-8 16-25 28-25 6 0 8 4 8 9 0 3-1 5-1 8l-9 30c0 1 0 1 0 2s0 2 2 2c3 0 7-5 9-8z">
          <text:p/>
        </draw:path>
        <draw:path draw:style-name="gr16" draw:text-style-name="P7" draw:layer="layout" svg:width="0.027cm" svg:height="0.081cm" svg:x="10.737cm" svg:y="4.16cm" svg:viewBox="0 0 28 82" svg:d="M28 7c0 3-4 6-7 6-4 0-6-3-6-6 0-4 2-7 6-7 3 0 7 3 7 7zM23 23l-12 48c0 1 0 2 0 2 0 1 1 1 2 1 3 0 4-1 9-7l1 1c-5 7-11 14-17 14-4 0-6-2-6-6 0-1 0-3 10-44l1-1c0-3-1-3-4-3-1 0-3 0-4 0v-2z">
          <text:p/>
        </draw:path>
        <draw:path draw:style-name="gr16" draw:text-style-name="P7" draw:layer="layout" svg:width="0.075cm" svg:height="0.111cm" svg:x="10.777cm" svg:y="4.153cm" svg:viewBox="0 0 76 112" svg:d="M28 30h4c8 0 8-10 13-19 5-6 10-11 21-11 6 0 10 3 10 8 0 3-3 5-6 5s-4-2-4-4c0-1 1-4 1-5 0 0 0-1-2-1-7 0-12 7-15 18l-2 9h11l-2 5h-10l-11 40c-1 4-2 9-3 14-5 11-12 23-24 23-6 0-9-3-9-7 0-3 2-6 6-6 3 0 4 2 4 4 0 3-2 3-2 4s1 1 2 1c9 0 13-20 15-28l11-45h-10z">
          <text:p/>
        </draw:path>
        <draw:path draw:style-name="gr16" draw:text-style-name="P7" draw:layer="layout" svg:width="0.031cm" svg:height="0.075cm" svg:x="10.858cm" svg:y="4.166cm" svg:viewBox="0 0 32 76" svg:d="M32 16l-1 6h-10l-10 42v1c0 1 0 2 2 2 0 0 3 0 8-7l2 1c-4 5-10 15-18 15-4 0-5-3-5-7 0-2 0-4 0-5l11-42h-10v-5c11-1 18-6 24-17h2l-4 16z">
          <text:p/>
        </draw:path>
        <draw:path draw:style-name="gr16" draw:text-style-name="P7" draw:layer="layout" svg:width="0.033cm" svg:height="0.112cm" svg:x="10.922cm" svg:y="4.152cm" svg:viewBox="0 0 34 113" svg:d="M34 110l-2 3c-21-13-32-35-32-57 0-24 12-44 33-56l1 2c-18 16-23 28-23 54 0 24 5 39 23 54z">
          <text:p/>
        </draw:path>
        <draw:path draw:style-name="gr16" draw:text-style-name="P7" draw:layer="layout" svg:width="0.057cm" svg:height="0.088cm" svg:x="10.965cm" svg:y="4.153cm" svg:viewBox="0 0 58 89" svg:d="M56 73l2 2c-4 5-10 14-18 14-2 0-5-1-5-6 0-1 0-3 9-35 0-1 0-4 0-6s0-4-2-4c-6 0-14 11-18 18-5 6-8 13-9 16l-4 16h-11l20-79c0-1 0-1 0-2 0-2-1-3-3-3s-3 0-4 1v-2l20-3-14 55c8-8 17-25 29-25 6 0 7 4 7 9 0 3 0 5-1 8l-7 30c0 1-1 1-1 2s1 2 2 2c3 0 6-5 8-8z">
          <text:p/>
        </draw:path>
        <draw:path draw:style-name="gr16" draw:text-style-name="P7" draw:layer="layout" svg:width="0.059cm" svg:height="0.041cm" svg:x="11.03cm" svg:y="4.219cm" svg:viewBox="0 0 60 42" svg:d="M59 31l1 1c-2 5-7 10-12 10-1 0-3-1-3-4 0-1 0-2 1-4l5-21c0-1 0-2 0-4 0-1 0-3-2-3-5 0-15 17-17 23l-3 12h-7l7-28c0 0 1-2 1-4 0-1-1-3-3-3-5 0-15 17-16 23l-4 12h-7l9-34c0-2-1-4-3-4-1 0-2 0-3 1v-2l15-2-4 16h1c8-13 14-16 17-16 4 0 6 3 6 8 0 1 0 2-1 5l-1 3c3-5 7-10 12-14 2-1 4-2 6-2 3 0 5 3 5 7 0 1 0 3-1 5l-5 22c-1 0-1 1-1 1 0 1 1 1 2 1 2 0 4-1 5-5z">
          <text:p/>
        </draw:path>
        <draw:path draw:style-name="gr16" draw:text-style-name="P7" draw:layer="layout" svg:width="0.017cm" svg:height="0.031cm" svg:x="11.114cm" svg:y="4.227cm" svg:viewBox="0 0 18 32" svg:d="M3 32l-1-2c7-5 12-10 12-14 0-1-1-2-3-2-1 0-2 1-4 1-4 0-7-2-7-7s3-8 8-8c6 0 10 6 10 12 0 8-5 16-15 20z">
          <text:p/>
        </draw:path>
        <draw:path draw:style-name="gr16" draw:text-style-name="P7" draw:layer="layout" svg:width="0.06cm" svg:height="0.081cm" svg:x="11.197cm" svg:y="4.183cm" svg:viewBox="0 0 61 82" svg:d="M32 18l3 30c8-10 13-19 16-24 2-5 4-7 4-9 0-3-7-5-7-10 0-3 2-5 6-5s7 3 7 8c0 10-21 42-26 49-10 12-18 25-27 25-5 0-8-4-8-7 0-4 4-6 6-6 5 0 5 5 7 5s10-8 13-14l-5-41c-1-6-2-14-9-14-2 0-4 0-5 1v-3l19-3c4 5 4 8 6 18z">
          <text:p/>
        </draw:path>
        <draw:path draw:style-name="gr16" draw:text-style-name="P7" draw:layer="layout" svg:width="0.034cm" svg:height="0.041cm" svg:x="11.262cm" svg:y="4.219cm" svg:viewBox="0 0 35 42" svg:d="M31 31l1 1c-7 8-13 10-19 10-9 0-13-8-13-15 0-2 0-3 1-5 2-11 12-22 24-22 4 0 10 2 10 7 0 12-16 17-27 17v2c0 7 5 11 10 11 4 0 9-2 13-6zM8 22h1c9 0 18-7 18-15 0-2-2-4-4-4-7 0-13 11-15 19z">
          <text:p/>
        </draw:path>
        <draw:path draw:style-name="gr16" draw:text-style-name="P7" draw:layer="layout" svg:width="0.033cm" svg:height="0.112cm" svg:x="11.317cm" svg:y="4.152cm" svg:viewBox="0 0 34 113" svg:d="M0 2l2-2c21 12 32 34 32 57 0 24-11 43-32 56l-2-3c19-15 23-27 23-53 0-25-3-40-23-55z">
          <text:p/>
        </draw:path>
        <draw:path draw:style-name="gr16" draw:text-style-name="P7" draw:layer="layout" svg:width="0.063cm" svg:height="0.089cm" svg:x="9.922cm" svg:y="4.594cm" svg:viewBox="0 0 64 90" svg:d="M64 0l-20 78c0 1 0 2 0 2 0 1 1 1 2 1 3 0 7-4 9-7l1 2c-4 5-11 14-17 14-5 0-6-4-6-6 0-3 1-4 1-8-10 12-18 14-23 14-9 0-11-10-11-17 0-14 13-43 34-43 7 0 10 3 10 6h1l7-27c0-1 0-1 0-2s-1-3-4-3c-1 0-3 1-4 1l-1-2zM42 43c0-6-1-9-7-9-13 0-24 26-24 39 0 6 4 8 8 8 8 0 18-12 22-24 1-5 1-10 1-14z">
          <text:p/>
        </draw:path>
        <draw:path draw:style-name="gr16" draw:text-style-name="P7" draw:layer="layout" svg:width="0.052cm" svg:height="0.058cm" svg:x="9.992cm" svg:y="4.624cm" svg:viewBox="0 0 53 59" svg:d="M53 20c0 18-14 39-35 39-13 0-18-11-18-21 0-17 14-38 33-38 11 0 20 6 20 20zM42 16c0-5-2-12-9-12-10 0-22 19-22 37 0 5 0 15 8 15 14 0 23-30 23-40z">
          <text:p/>
        </draw:path>
        <draw:path draw:style-name="gr16" draw:text-style-name="P7" draw:layer="layout" svg:width="0.031cm" svg:height="0.075cm" svg:x="10.052cm" svg:y="4.608cm" svg:viewBox="0 0 32 76" svg:d="M32 17l-1 5h-10l-10 42-1 1c0 1 1 2 3 2 0 0 3 0 8-7l2 1c-4 5-10 15-18 15-4 0-5-3-5-7 0-2 0-4 0-5l11-42h-10v-4c11-2 18-7 24-18h2l-4 17z">
          <text:p/>
        </draw:path>
        <draw:path draw:style-name="gr16" draw:text-style-name="P7" draw:layer="layout" svg:width="0.059cm" svg:height="0.041cm" svg:x="10.091cm" svg:y="4.66cm" svg:viewBox="0 0 60 42" svg:d="M59 32h1c-2 6-7 10-12 10-1 0-3-1-3-4 0-1 0-2 0-4l5-20c1-1 1-3 1-4 0-2-1-4-2-4-5 0-16 18-17 23l-3 13h-7l7-28c0-1 1-3 1-4 0-2-1-4-3-4-5 0-14 18-16 23l-4 13h-7l9-35c0-2 0-4-3-4-1 0-2 1-3 1v-2l15-2-4 16c9-13 14-16 18-16 3 0 5 4 5 8 0 1 0 2 0 5l-2 3h1c3-5 7-10 12-14 2-1 3-2 6-2s5 3 5 7c0 1 0 3-1 6l-6 21c0 1 0 1 0 2 0 0 1 1 2 1 2 0 4-2 5-5z">
          <text:p/>
        </draw:path>
        <draw:path draw:style-name="gr16" draw:text-style-name="P7" draw:layer="layout" svg:width="0.076cm" svg:height="0.034cm" svg:x="10.21cm" svg:y="4.631cm" svg:viewBox="0 0 77 35" svg:d="M77 9h-77v-9h77zM77 35h-77v-9h77z">
          <text:p/>
        </draw:path>
        <draw:path draw:style-name="gr16" draw:text-style-name="P7" draw:layer="layout" svg:width="0.063cm" svg:height="0.089cm" svg:x="10.335cm" svg:y="4.594cm" svg:viewBox="0 0 64 90" svg:d="M64 0l-19 78c0 1-1 2-1 2 0 1 1 1 2 1 3 0 6-4 9-7l1 2c-4 5-11 14-17 14-4 0-5-4-5-6 0-3 0-4 1-8h-1c-10 12-17 14-23 14-9 0-11-10-11-17 0-14 14-43 34-43 7 0 11 3 11 6l7-27c0-1 0-1 0-2s-1-3-4-3c-2 0-3 1-4 1v-2zM42 43c0-6-1-9-7-9-13 0-24 26-24 39 0 6 5 8 8 8 9 0 18-12 22-24 1-5 1-10 1-14z">
          <text:p/>
        </draw:path>
        <draw:path draw:style-name="gr16" draw:text-style-name="P7" draw:layer="layout" svg:width="0.052cm" svg:height="0.058cm" svg:x="10.405cm" svg:y="4.624cm" svg:viewBox="0 0 53 59" svg:d="M53 20c0 18-15 39-35 39-14 0-18-11-18-21 0-17 14-38 33-38 11 0 20 6 20 20zM42 16c0-5-1-12-9-12-11 0-22 19-22 37 0 5 0 15 8 15 14 0 23-30 23-40z">
          <text:p/>
        </draw:path>
        <draw:path draw:style-name="gr16" draw:text-style-name="P7" draw:layer="layout" svg:width="0.031cm" svg:height="0.075cm" svg:x="10.465cm" svg:y="4.608cm" svg:viewBox="0 0 32 76" svg:d="M32 17l-1 5h-9l-11 42v1c0 1 0 2 3 2 0 0 3 0 7-7l2 1c-3 5-9 15-17 15-5 0-6-3-6-7 0-2 0-4 1-5l10-42h-9v-4c10-2 18-7 24-18h1l-4 17z">
          <text:p/>
        </draw:path>
        <draw:path draw:style-name="gr16" draw:text-style-name="P7" draw:layer="layout" svg:width="0.059cm" svg:height="0.041cm" svg:x="10.504cm" svg:y="4.66cm" svg:viewBox="0 0 60 42" svg:d="M59 32h1c-2 6-7 10-11 10-3 0-5-1-5-4 0-1 1-2 2-4l5-20c0-1 0-3 0-4 0-2 0-4-2-4-5 0-15 18-16 23l-4 13h-7l7-28c0-1 1-3 1-4 0-2-1-4-3-4-4 0-15 18-16 23l-4 13h-7l9-35c0-2-1-4-3-4-1 0-2 1-3 1v-2l15-2-4 16c9-13 14-16 19-16 3 0 5 4 5 8 0 1-1 2-2 5v3c3-5 7-10 12-14 2-1 4-2 6-2 3 0 5 3 5 7 0 1 0 3-1 6l-6 21c0 1 0 1 0 2 0 0 1 1 2 1s4-2 5-5z">
          <text:p/>
        </draw:path>
        <draw:polygon draw:style-name="gr16" draw:text-style-name="P7" draw:layer="layout" svg:width="0.076cm" svg:height="0.077cm" svg:x="10.616cm" svg:y="4.61cm" svg:viewBox="0 0 77 78" draw:points="77,43 43,43 43,78 34,78 34,43 0,43 0,35 34,35 34,0 43,0 43,35 77,35">
          <text:p/>
        </draw:polygon>
        <draw:path draw:style-name="gr16" draw:text-style-name="P7" draw:layer="layout" svg:width="0.084cm" svg:height="0.058cm" svg:x="10.733cm" svg:y="4.624cm" svg:viewBox="0 0 85 59" svg:d="M84 44l1 1c-3 8-11 14-17 14-3 0-5-1-5-6 0-1 0-2 1-5l7-29c1-2 1-3 1-6s-1-5-4-5c-6 0-21 24-23 32l-4 18h-10l9-39c1-2 1-3 1-6s-1-5-3-5c-6 0-21 24-23 32l-5 18h-10l12-49c0-3 0-4-4-4-1 0-2 0-3 0l-1-2 21-3-6 22h1c12-19 20-22 25-22s7 5 7 10c0 3 0 5-1 7l-1 5c4-6 11-15 17-19 3-2 6-3 9-3 4 0 7 3 7 9 0 3 0 5-1 8l-8 31c-1 0-1 1-1 2s1 1 3 1 6-2 8-7z">
          <text:p/>
        </draw:path>
        <draw:path draw:style-name="gr16" draw:text-style-name="P7" draw:layer="layout" svg:width="0.056cm" svg:height="0.058cm" svg:x="10.827cm" svg:y="4.624cm" svg:viewBox="0 0 57 59" svg:d="M57 2l-12 45v2c0 1 1 2 2 2s3 0 8-7l2 1c-4 7-11 14-18 14-4 0-5-2-5-7 0-1 1-4 1-7-9 13-18 14-22 14-9 0-13-7-13-15 0-18 18-44 37-44 5 0 8 3 8 6l2-4zM43 13c0-5-1-9-6-9-9 0-17 11-21 22-2 6-4 12-4 17 0 7 4 9 7 9 9 0 19-13 23-26 1-3 1-8 1-13z">
          <text:p/>
        </draw:path>
        <draw:path draw:style-name="gr16" draw:text-style-name="P7" draw:layer="layout" svg:width="0.062cm" svg:height="0.082cm" svg:x="10.891cm" svg:y="4.624cm" svg:viewBox="0 0 63 83" svg:d="M63 3l-2 6h-11c2 3 2 4 2 7 0 10-7 19-18 20-8 1-11 4-11 7 0 9 30 4 30 20 0 9-9 20-28 20-18 0-25-8-25-15 0-8 7-12 16-15-3-1-4-3-4-6 0-5 5-11 12-11v-1c-9-1-13-8-13-15 0-10 9-20 24-20 5 0 9 2 11 3zM42 12c0-5-1-8-7-8-7 0-13 9-13 18 0 6 2 11 8 11 9 0 12-14 12-21zM44 67c0-10-18-9-25-12-2 1-3 1-4 2-4 2-7 6-7 10 0 6 7 12 19 12s17-6 17-12z">
          <text:p/>
        </draw:path>
        <draw:path draw:style-name="gr16" draw:text-style-name="P7" draw:layer="layout" svg:width="0.057cm" svg:height="0.058cm" svg:x="10.957cm" svg:y="4.624cm" svg:viewBox="0 0 58 59" svg:d="M58 45l-1 1c-4 5-10 13-17 13-4 0-5-3-5-6 0-1 0-3 0-5l8-29c0-1 1-4 1-6 0-3-1-5-3-5-5 0-14 11-17 17-5 8-9 14-10 16l-4 17h-10l13-49c0-3-1-4-4-4-2 0-3 0-4 0l-1-2 21-3-6 25c1 0 7-9 7-10 6-7 14-15 21-15s9 4 9 8c0 3-2 7-2 9l-8 31v2c0 0 0 1 1 1 4 0 7-5 9-7z">
          <text:p/>
        </draw:path>
        <draw:path draw:style-name="gr17" draw:text-style-name="P8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7" draw:text-style-name="P6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16" draw:text-style-name="P7" draw:layer="layout" svg:width="0.056cm" svg:height="0.117cm" svg:x="9.106cm" svg:y="4.592cm" svg:viewBox="0 0 57 118" svg:d="M57 7c0 4-3 7-7 7s-7-3-7-7c0-3 3-7 7-7s7 4 7 7zM54 25l-16 64c-3 12-12 29-28 29-8 0-10-4-10-9 0-3 1-7 7-7 2 0 5 2 5 5s-3 3-3 6c0 0 1 1 2 1 6 0 12-12 15-25l14-54c0-2-2-3-5-3-1 0-3 0-4 0v-2z">
          <text:p/>
        </draw:path>
        <draw:path draw:style-name="gr16" draw:text-style-name="P7" draw:layer="layout" svg:width="0.085cm" svg:height="0.039cm" svg:x="9.214cm" svg:y="4.626cm" svg:viewBox="0 0 86 40" svg:d="M86 10h-86v-10h86zM86 40h-86v-10h86z">
          <text:p/>
        </draw:path>
        <draw:path draw:style-name="gr16" draw:text-style-name="P7" draw:layer="layout" svg:width="0.056cm" svg:height="0.117cm" svg:x="9.346cm" svg:y="4.592cm" svg:viewBox="0 0 57 118" svg:d="M57 7c0 4-3 7-7 7s-7-3-7-7c0-3 3-7 7-7s7 4 7 7zM54 25l-16 64c-3 12-11 29-28 29-8 0-10-4-10-9 0-3 1-7 7-7 2 0 5 2 5 5s-3 3-3 6c0 0 1 1 2 1 7 0 12-12 16-25l13-54c0-2-2-3-5-3-1 0-3 0-4 0v-2z">
          <text:p/>
        </draw:path>
        <draw:polygon draw:style-name="gr16" draw:text-style-name="P7" draw:layer="layout" svg:width="0.085cm" svg:height="0.086cm" svg:x="9.445cm" svg:y="4.602cm" svg:viewBox="0 0 86 87" draw:points="86,48 48,48 48,87 38,87 38,48 0,48 0,39 38,39 38,0 48,0 48,39 86,39">
          <text:p/>
        </draw:polygon>
        <draw:path draw:style-name="gr16" draw:text-style-name="P7" draw:layer="layout" svg:width="0.041cm" svg:height="0.099cm" svg:x="9.587cm" svg:y="4.583cm" svg:viewBox="0 0 42 100" svg:d="M42 100h-41v-3c12 0 15-4 15-11v-67c0-5-2-7-5-7-1 0-4 1-6 2l-5 1v-2l27-13h1v89c0 5 3 8 14 8z">
          <text:p/>
        </draw:path>
        <draw:path draw:style-name="gr16" draw:text-style-name="P7" draw:layer="layout" svg:width="1.702cm" svg:height="0.898cm" svg:x="7.207cm" svg:y="3.756cm" svg:viewBox="0 0 1703 899" svg:d="M11 861l4 10 10 11 14 6h1664v11h-1665l-19-5-14-17-5-16v-541h11zM109 11h-70l-14 6-10 5-4 17v104h-11v-104l5-22 14-11 19-6h71z">
          <text:p/>
        </draw:path>
        <draw:polygon draw:style-name="gr16" draw:text-style-name="P7" draw:layer="layout" svg:width="0.005cm" svg:height="0.01cm" svg:x="7.316cm" svg:y="3.756cm" svg:viewBox="0 0 6 11" draw:points="6,11 0,11 0,0 6,0">
          <text:p/>
        </draw:polygon>
        <draw:polygon draw:style-name="gr16" draw:text-style-name="P7" draw:layer="layout" svg:width="0.078cm" svg:height="0.049cm" svg:x="8.916cm" svg:y="4.621cm" svg:viewBox="0 0 79 50" draw:points="79,28 0,50 0,0">
          <text:p/>
        </draw:polygon>
        <draw:path draw:style-name="gr16" draw:text-style-name="P7" draw:layer="layout" svg:width="0.101cm" svg:height="0.065cm" svg:x="8.91cm" svg:y="4.616cm" svg:viewBox="0 0 102 66" svg:d="M102 33l-102 33v-66zM11 50l55-17-55-17z">
          <text:p/>
        </draw:path>
        <draw:polygon draw:style-name="gr18" draw:text-style-name="P9" draw:layer="layout" svg:width="0.098cm" svg:height="0.096cm" svg:x="7.127cm" svg:y="3.92cm" svg:viewBox="0 0 99 97" draw:points="79,6 66,4 66,2 66,0 99,0 99,2 99,4 86,6 86,51 86,97 79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7.234cm" svg:y="3.947cm" svg:viewBox="0 0 63 72" svg:d="M32 0c21 0 31 13 31 36 0 22-10 36-32 36-21 0-31-14-31-36s10-36 32-36zM31 66c16 0 19-15 19-30 0-16-3-30-19-30s-18 14-18 30 3 29 18 30z">
          <text:p/>
        </draw:path>
        <draw:path draw:style-name="gr17" draw:text-style-name="P8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7" draw:text-style-name="P6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16" draw:text-style-name="P7" draw:layer="layout" svg:width="0.043cm" svg:height="0.091cm" svg:x="9.234cm" svg:y="4.951cm" svg:viewBox="0 0 44 92" svg:d="M44 6c0 2-2 5-5 5-4 0-6-3-6-5 0-3 2-6 6-6 3 0 5 3 5 6zM42 20l-12 48c-3 11-9 24-22 24-6 0-8-4-8-7 0-2 1-6 6-6 2 0 3 2 3 5 0 1-1 1-1 4 0 0 0 1 1 1 5 0 9-9 12-21l10-41c0-2-1-3-4-3l-2 1-1-2z">
          <text:p/>
        </draw:path>
        <draw:polygon draw:style-name="gr16" draw:text-style-name="P7" draw:layer="layout" svg:width="0.064cm" svg:height="0.063cm" svg:x="9.318cm" svg:y="4.961cm" svg:viewBox="0 0 65 64" draw:points="65,64 0,33 0,32 65,0 65,7 16,32 65,57">
          <text:p/>
        </draw:polygon>
        <draw:path draw:style-name="gr16" draw:text-style-name="P7" draw:layer="layout" svg:width="0.098cm" svg:height="0.074cm" svg:x="9.426cm" svg:y="4.947cm" svg:viewBox="0 0 99 75" svg:d="M99 0l-1 1h-2c-8 0-11 4-12 8l-16 66h-3l-31-61h-1l-13 52c0 1 0 2 0 3 0 2 2 4 8 4h3l-1 2h-30v-2h3c8 0 11-4 12-7l14-58c-2-5-7-7-10-7h-2v-1h23l27 53h1l10-44c1-1 1-2 1-3 0-2-2-5-9-5h-2l1-1z">
          <text:p/>
        </draw:path>
        <draw:path draw:style-name="gr16" draw:text-style-name="P7" draw:layer="layout" svg:width="3.621cm" svg:height="2.161cm" svg:x="7.892cm" svg:y="2.835cm" svg:viewBox="0 0 3622 2162" svg:d="M1861 2162h-91v-12h91zM3606 6l11 11 5 16v2090l-5 16-11 17-17 6h-1515v-12h1513l13-5 11-11v-17-2078-17l-11-11h-13-3548-14l-10 11-4 17v22h-11v-28l5-16 14-11 19-6h3551z">
          <text:p/>
        </draw:path>
        <draw:polygon draw:style-name="gr16" draw:text-style-name="P7" draw:layer="layout" svg:width="0.005cm" svg:height="0.01cm" svg:x="9.656cm" svg:y="4.985cm" svg:viewBox="0 0 6 11" draw:points="6,11 0,11 0,0 6,0">
          <text:p/>
        </draw:polygon>
        <draw:polygon draw:style-name="gr16" draw:text-style-name="P7" draw:layer="layout" svg:width="0.05cm" svg:height="0.077cm" svg:x="7.873cm" svg:y="2.901cm" svg:viewBox="0 0 51 78" draw:points="26,78 0,0 51,0">
          <text:p/>
        </draw:polygon>
        <draw:path draw:style-name="gr16" draw:text-style-name="P7" draw:layer="layout" svg:width="0.066cm" svg:height="0.104cm" svg:x="7.865cm" svg:y="2.896cm" svg:viewBox="0 0 67 105" svg:d="M33 105l-33-105h67zM15 11l18 55 18-55z">
          <text:p/>
        </draw:path>
        <draw:polygon draw:style-name="gr18" draw:text-style-name="P9" draw:layer="layout" svg:width="0.1cm" svg:height="0.096cm" svg:x="9.754cm" svg:y="4.924cm" svg:viewBox="0 0 101 97" draw:points="58,59 58,75 58,91 74,93 74,95 74,97 29,97 29,95 29,93 44,91 44,75 44,59 11,6 0,4 0,2 0,0 41,0 41,2 41,4 28,6 56,50 82,6 69,4 69,2 69,0 101,0 101,2 101,4 90,6">
          <text:p/>
        </draw:polygon>
        <draw:path draw:style-name="gr18" draw:text-style-name="P9" draw:layer="layout" svg:width="0.054cm" svg:height="0.07cm" svg:x="9.849cm" svg:y="4.951cm" svg:viewBox="0 0 55 71" svg:d="M28 0c21 0 28 14 27 36h-42c-3 24 15 32 39 25v3 2c-5 3-13 5-22 5-22 0-30-13-30-36 0-22 9-35 28-35zM42 30c5-23-23-34-28-10 0 3-1 6-1 10z">
          <text:p/>
        </draw:path>
        <draw:path draw:style-name="gr18" draw:text-style-name="P9" draw:layer="layout" svg:width="0.045cm" svg:height="0.07cm" svg:x="9.914cm" svg:y="4.951cm" svg:viewBox="0 0 46 71" svg:d="M10 16c4 20 36 10 36 35 0 22-29 23-46 16v-8-8c8 0 3 12 13 12 14 8 31-10 17-20-12-7-30-5-30-24 0-21 24-21 41-17v8 7c-8 0-3-10-11-10-9-3-21-1-20 9z">
          <text:p/>
        </draw:path>
        <draw:path draw:style-name="gr16" draw:text-style-name="P7" draw:layer="layout" svg:width="0.01cm" svg:height="0.292cm" svg:x="9.364cm" svg:y="5.112cm" svg:viewBox="0 0 11 293" svg:d="M11 293h-11v-39h11zM11 77h-11v-77h11z">
          <text:p/>
        </draw:path>
        <draw:polygon draw:style-name="gr16" draw:text-style-name="P7" draw:layer="layout" svg:width="0.01cm" svg:height="0.005cm" svg:x="9.364cm" svg:y="5.106cm" svg:viewBox="0 0 11 6" draw:points="11,0 11,6 0,6 0,0">
          <text:p/>
        </draw:polygon>
        <draw:polygon draw:style-name="gr16" draw:text-style-name="P7" draw:layer="layout" svg:width="0.05cm" svg:height="0.076cm" svg:x="9.344cm" svg:y="5.41cm" svg:viewBox="0 0 51 77" draw:points="26,77 0,0 51,0">
          <text:p/>
        </draw:polygon>
        <draw:path draw:style-name="gr16" draw:text-style-name="P7" draw:layer="layout" svg:width="0.065cm" svg:height="0.104cm" svg:x="9.336cm" svg:y="5.404cm" svg:viewBox="0 0 66 105" svg:d="M33 105l-33-105h66zM16 11l17 55 18-55z">
          <text:p/>
        </draw:path>
        <draw:polygon draw:style-name="gr18" draw:text-style-name="P9" draw:layer="layout" svg:width="0.098cm" svg:height="0.096cm" svg:x="9.283cm" svg:y="5.21cm" svg:viewBox="0 0 99 97" draw:points="79,6 66,4 66,2 66,0 99,0 99,2 99,4 86,6 86,51 86,97 80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9.391cm" svg:y="5.237cm" svg:viewBox="0 0 63 72" svg:d="M31 0c22 0 32 14 32 36s-10 36-32 36c-21 0-31-14-31-36s10-36 31-36zM31 66c16 0 19-15 19-30 0-16-3-30-19-30s-18 14-18 30 3 29 18 30z">
          <text:p/>
        </draw:path>
        <draw:path draw:style-name="gr16" draw:text-style-name="P7" draw:layer="layout" svg:width="0.061cm" svg:height="0.077cm" svg:x="6.857cm" svg:y="2.872cm" svg:viewBox="0 0 62 78" svg:d="M56 57l2 2c-9 11-19 19-34 19-17 0-24-13-24-27 0-24 21-51 45-51 9 0 17 5 17 13 0 7-3 12-9 12-5 0-7-3-7-6 0-5 5-6 5-10 0-2-2-4-6-4-20 0-30 31-30 45 0 15 9 19 16 19 11 0 19-6 25-12z">
          <text:p/>
        </draw:path>
        <draw:path draw:style-name="gr16" draw:text-style-name="P7" draw:layer="layout" svg:width="0.04cm" svg:height="0.116cm" svg:x="6.929cm" svg:y="2.833cm" svg:viewBox="0 0 41 117" svg:d="M41 0l-26 102c0 0 0 1 0 2 0 2 1 3 2 3 4 0 9-7 10-10l3 2c-5 7-13 18-23 18-5 0-7-4-7-9 0-1 1-4 1-6l23-88c0-3 0-4 0-4 0-2-1-4-6-4-1 0-3 1-4 1v-3z">
          <text:p/>
        </draw:path>
        <draw:path draw:style-name="gr16" draw:text-style-name="P7" draw:layer="layout" svg:width="0.083cm" svg:height="0.117cm" svg:x="6.985cm" svg:y="2.833cm" svg:viewBox="0 0 84 118" svg:d="M84 41l-2 3c-12 1-16 4-23 10l-18 16 11 26c3 6 5 10 9 10 6 0 9-7 13-13l3 2c-3 4-10 23-22 23-8 0-12-10-14-14l-11-25-9 8-8 29h-13l25-102c1-1 1-3 1-4 0-2-2-3-6-3-1 0-3 0-4 0l-1-2 27-5-19 79 29-26c1-1 4-4 4-6s-3-3-5-3h-2l1-3z">
          <text:p/>
        </draw:path>
        <draw:path draw:style-name="gr21" draw:text-style-name="P6" draw:layer="layout" svg:width="0.487cm" svg:height="0.407cm" svg:x="6.28cm" svg:y="3.86cm" svg:viewBox="0 0 488 408" svg:d="M0 33c0-18 15-33 33-33h422c19 0 33 15 33 33v342c0 18-14 33-33 33h-422c-18 0-33-15-33-33z">
          <text:p/>
        </draw:path>
        <draw:path draw:style-name="gr16" draw:text-style-name="P7" draw:layer="layout" svg:width="0.071cm" svg:height="0.096cm" svg:x="6.316cm" svg:y="3.997cm" svg:viewBox="0 0 72 97" svg:d="M27 53c19 1 31-5 31-24s-12-24-31-22v23zM72 29c0 25-19 32-45 30v16 16l15 2v2 2h-41v-2-2l12-2v-42-43l-13-2v-2-2c33 1 73-5 72 29z">
          <text:p/>
        </draw:path>
        <draw:path draw:style-name="gr16" draw:text-style-name="P7" draw:layer="layout" svg:width="0.069cm" svg:height="0.101cm" svg:x="6.395cm" svg:y="3.992cm" svg:viewBox="0 0 70 102" svg:d="M50 54c1-16-17-13-28-11v27 28l9 1v2 1h-30v-1-2l9-1v-47-46l-10-2v-2-1h22l-1 40c13-9 41-13 41 13v22 23c3 1 9-1 8 4h-29v-1-2l9-1v-22z">
          <text:p/>
        </draw:path>
        <draw:path draw:style-name="gr16" draw:text-style-name="P7" draw:layer="layout" svg:width="0.058cm" svg:height="0.07cm" svg:x="6.472cm" svg:y="4.025cm" svg:viewBox="0 0 59 71" svg:d="M8 3c17-5 42-6 42 16v22 24c3 1 10-1 9 5h-19l-1-7c-10 12-43 12-39-12-1-21 19-21 38-21 2-15-2-29-17-23-2 0-5 1-6 2-2 3 0 10-7 8v-7zM13 50c0 17 16 14 25 9v-12-12c-14 0-25 0-25 15z">
          <text:p/>
        </draw:path>
        <draw:path draw:style-name="gr16" draw:text-style-name="P7" draw:layer="layout" svg:width="0.045cm" svg:height="0.07cm" svg:x="6.538cm" svg:y="4.024cm" svg:viewBox="0 0 46 71" svg:d="M11 16c3 20 35 10 35 35 0 22-28 23-46 17v-9-8c8 0 4 12 13 13 14 7 31-11 17-21-12-7-30-5-30-24 0-21 24-21 41-17v8 7c-8 1-3-10-11-10-9-3-21-1-19 9z">
          <text:p/>
        </draw:path>
        <draw:path draw:style-name="gr16" draw:text-style-name="P7" draw:layer="layout" svg:width="0.054cm" svg:height="0.07cm" svg:x="6.595cm" svg:y="4.024cm" svg:viewBox="0 0 55 71" svg:d="M29 0c20 0 27 14 26 36h-42c-3 24 16 32 39 25v3 2c-5 3-13 5-22 5-22 0-30-13-30-36-1-22 9-35 29-35zM42 30c5-23-23-34-28-10-1 3-1 6-1 10z">
          <text:p/>
        </draw:path>
        <draw:polygon draw:style-name="gr16" draw:text-style-name="P7" draw:layer="layout" svg:width="0.038cm" svg:height="0.096cm" svg:x="6.696cm" svg:y="3.997cm" svg:viewBox="0 0 39 97" draw:points="26,91 39,93 39,95 39,97 0,97 0,95 0,93 12,91 12,49 12,6 0,4 0,2 0,0 39,0 39,2 39,4 26,6 26,49">
          <text:p/>
        </draw:polygon>
        <draw:path draw:style-name="gr17" draw:text-style-name="P8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7" draw:text-style-name="P6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17" draw:text-style-name="P8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path draw:style-name="gr7" draw:text-style-name="P6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line draw:style-name="gr15" draw:text-style-name="P6" draw:layer="layout" svg:x1="6.745cm" svg:y1="3.442cm" svg:x2="6.745cm" svg:y2="2.995cm">
          <text:p/>
        </draw:line>
        <draw:line draw:style-name="gr15" draw:text-style-name="P6" draw:layer="layout" svg:x1="6.663cm" svg:y1="3.436cm" svg:x2="6.828cm" svg:y2="3.436cm">
          <text:p/>
        </draw:line>
        <draw:line draw:style-name="gr15" draw:text-style-name="P6" draw:layer="layout" svg:x1="6.828cm" svg:y1="2.995cm" svg:x2="6.663cm" svg:y2="2.995cm">
          <text:p/>
        </draw:line>
        <draw:polygon draw:style-name="gr18" draw:text-style-name="P9" draw:layer="layout" svg:width="0.038cm" svg:height="0.096cm" svg:x="6.453cm" svg:y="3.148cm" svg:viewBox="0 0 39 97" draw:points="26,91 39,93 39,95 39,97 0,97 0,95 0,93 12,91 12,48 12,6 0,4 0,2 0,0 39,0 39,2 39,4 26,6 26,48">
          <text:p/>
        </draw:polygon>
        <draw:polygon draw:style-name="gr18" draw:text-style-name="P9" draw:layer="layout" svg:width="0.038cm" svg:height="0.096cm" svg:x="6.502cm" svg:y="3.148cm" svg:viewBox="0 0 39 97" draw:points="26,91 39,93 39,95 39,97 0,97 0,95 0,93 12,91 12,48 12,6 0,4 0,2 0,0 39,0 39,2 39,4 26,6 26,48">
          <text:p/>
        </draw:polygon>
        <draw:path draw:style-name="gr18" draw:text-style-name="P9" draw:layer="layout" svg:width="0.067cm" svg:height="0.036cm" svg:x="6.552cm" svg:y="3.177cm" svg:viewBox="0 0 68 37" svg:d="M68 30v4 3h-68v-3-4zM68 0v3 4h-68v-4-3z">
          <text:p/>
        </draw:path>
        <draw:path draw:style-name="gr18" draw:text-style-name="P9" draw:layer="layout" svg:width="0.058cm" svg:height="0.097cm" svg:x="6.634cm" svg:y="3.148cm" svg:viewBox="0 0 59 98" svg:d="M3 3c28-8 64 1 53 33-8 24-30 35-47 51h50v5 6h-59v-6-5l24-22c11-10 20-19 20-40 0-20-20-23-34-15l-2 12h-5v-9z">
          <text:p/>
        </draw:path>
        <draw:path draw:style-name="gr13" draw:text-style-name="P6" draw:layer="layout" svg:width="1.286cm" svg:height="0.407cm" svg:x="9.754cm" svg:y="3.568cm" svg:viewBox="0 0 1287 408" svg:d="M0 33c0-18 15-33 33-33h1221c18 0 33 15 33 33v342c0 18-15 33-33 33h-1221c-18 0-33-15-33-33z">
          <text:p/>
        </draw:path>
        <draw:path draw:style-name="gr16" draw:text-style-name="P7" draw:layer="layout" svg:width="0.071cm" svg:height="0.096cm" svg:x="10.007cm" svg:y="3.705cm" svg:viewBox="0 0 72 97" svg:d="M27 53c20 1 31-5 31-24s-11-24-31-22v23zM72 29c0 25-19 32-45 30v16 16l15 2v2 2h-41v-2-2l12-2v-42-43l-13-2v-2-2c33 1 73-6 72 29z">
          <text:p/>
        </draw:path>
        <draw:path draw:style-name="gr16" draw:text-style-name="P7" draw:layer="layout" svg:width="0.058cm" svg:height="0.07cm" svg:x="10.09cm" svg:y="3.732cm" svg:viewBox="0 0 59 71" svg:d="M8 3c17-5 42-6 42 15v23 23c3 2 10 0 9 5h-19l-1-7c-10 13-43 13-39-12-1-20 19-20 38-20 2-15-2-29-17-23-3 1-5 1-6 2-2 3 0 9-7 8v-7zM13 50c0 17 16 14 25 9v-12-12c-14 0-25-1-25 15z">
          <text:p/>
        </draw:path>
        <draw:path draw:style-name="gr16" draw:text-style-name="P7" draw:layer="layout" svg:width="0.034cm" svg:height="0.097cm" svg:x="10.153cm" svg:y="3.704cm" svg:viewBox="0 0 35 98" svg:d="M16 16c-9 0-10-16 0-16 5 0 7 3 8 8 0 5-3 8-8 8zM23 93l12 1v2 2h-35v-2-2l11-1v-29-29l-10-1v-2-2h22v31z">
          <text:p/>
        </draw:path>
        <draw:path draw:style-name="gr16" draw:text-style-name="P7" draw:layer="layout" svg:width="0.045cm" svg:height="0.069cm" svg:x="10.194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105cm" svg:height="0.068cm" svg:x="10.239cm" svg:y="3.734cm" svg:viewBox="0 0 106 69" svg:d="M98 5l-22 64h-6l-17-44-16 44h-6l-23-64c-3-1-9 1-8-5h32v2 1l-11 2 16 46 17-44h5l17 44 16-46-12-2v-1-2h26v2 1z">
          <text:p/>
        </draw:path>
        <draw:path draw:style-name="gr16" draw:text-style-name="P7" draw:layer="layout" svg:width="0.034cm" svg:height="0.097cm" svg:x="10.349cm" svg:y="3.704cm" svg:viewBox="0 0 35 98" svg:d="M16 16c-9 0-10-16 0-16 6 0 8 3 8 8s-3 8-8 8zM24 93l11 1v2 2h-35v-2-2l12-1v-29-29l-10-1v-2-2h22v31z">
          <text:p/>
        </draw:path>
        <draw:path draw:style-name="gr16" draw:text-style-name="P7" draw:layer="layout" svg:width="0.045cm" svg:height="0.07cm" svg:x="10.392cm" svg:y="3.732cm" svg:viewBox="0 0 46 71" svg:d="M11 16c3 20 35 10 35 35 0 23-28 23-46 16v-8-8c8 0 4 12 13 13 14 8 31-11 17-20-11-8-30-6-30-24 0-21 24-22 41-18v8 7c-8 0-3-10-11-10-9-3-21-1-19 9z">
          <text:p/>
        </draw:path>
        <draw:path draw:style-name="gr16" draw:text-style-name="P7" draw:layer="layout" svg:width="0.054cm" svg:height="0.071cm" svg:x="10.449cm" svg:y="3.732cm" svg:viewBox="0 0 55 72" svg:d="M29 0c20 0 27 14 26 36h-42c-3 24 16 33 39 26v2 2c-5 3-13 6-21 6-23 0-31-14-31-37 0-22 9-35 29-35zM42 30c5-23-23-33-28-10 0 3-1 7-1 10z">
          <text:p/>
        </draw:path>
        <draw:path draw:style-name="gr16" draw:text-style-name="P7" draw:layer="layout" svg:width="0.065cm" svg:height="0.1cm" svg:x="10.547cm" svg:y="3.732cm" svg:viewBox="0 0 66 101" svg:d="M66 35c1 27-18 42-46 35l1 26 12 2v1 2h-33v-2-1l9-2v-45-44c-3-1-9 1-8-5h19v4c5-4 11-6 19-6 19 1 26 15 27 35zM21 65c22 5 34-7 32-30 3-22-14-33-32-25v27z">
          <text:p/>
        </draw:path>
        <draw:path draw:style-name="gr16" draw:text-style-name="P7" draw:layer="layout" svg:width="0.045cm" svg:height="0.069cm" svg:x="10.621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062cm" svg:height="0.071cm" svg:x="10.672cm" svg:y="3.732cm" svg:viewBox="0 0 63 72" svg:d="M32 0c21 0 31 13 31 36 0 22-10 36-32 36-21 0-31-14-31-36s10-36 32-36zM31 66c16 0 19-15 19-30 0-16-3-30-19-30s-18 14-18 30 2 29 18 30z">
          <text:p/>
        </draw:path>
        <draw:path draw:style-name="gr16" draw:text-style-name="P7" draw:layer="layout" svg:width="0.066cm" svg:height="0.103cm" svg:x="10.745cm" svg:y="3.699cm" svg:viewBox="0 0 67 104" svg:d="M0 69c0-28 19-41 47-35v-29l-12-2v-1-2h23v49 49c3 1 10-1 9 4h-19l-1-4c-20 14-47 4-47-29zM31 39c-15 1-17 14-18 30 0 16 4 28 18 28 7 0 12-2 16-4v-26-26c-5-1-10-2-16-2z">
          <text:p/>
        </draw:path>
        <draw:path draw:style-name="gr16" draw:text-style-name="P7" draw:layer="layout" svg:width="0.069cm" svg:height="0.068cm" svg:x="10.816cm" svg:y="3.734cm" svg:viewBox="0 0 70 69" svg:d="M49 63c-15 8-40 11-40-14v-22-22c-4-1-10 1-9-5h21v24 25c-2 15 17 13 28 10v-27-27l-10-2v-1-2h22v31 32c3 1 10-1 9 5h-21z">
          <text:p/>
        </draw:path>
        <draw:path draw:style-name="gr16" draw:text-style-name="P7" draw:layer="layout" svg:width="0.055cm" svg:height="0.07cm" svg:x="10.893cm" svg:y="3.732cm" svg:viewBox="0 0 56 71" svg:d="M13 35c0 27 21 33 43 26 0 10-13 10-23 10-23 0-33-13-33-36 0-31 26-40 54-33v10 9h-4c-2-6-2-12-9-14-20-4-28 9-28 28z">
          <text:p/>
        </draw:path>
        <draw:path draw:style-name="gr16" draw:text-style-name="P7" draw:layer="layout" svg:width="0.038cm" svg:height="0.083cm" svg:x="10.954cm" svg:y="3.719cm" svg:viewBox="0 0 39 84" svg:d="M21 67c-1 11 10 11 18 9v2 3c-11 6-30 6-30-13v-23-23h-9c-1-6 6-5 9-7l7-15h5v8 7h15v3 4h-15v22z">
          <text:p/>
        </draw:path>
        <draw:path draw:style-name="gr13" draw:text-style-name="P6" draw:layer="layout" svg:width="1.182cm" svg:height="0.182cm" svg:x="10.2cm" svg:y="4.759cm" svg:viewBox="0 0 1183 183" svg:d="M0 33c0-18 15-33 33-33h1117c18 0 33 15 33 33v117c0 18-15 33-33 33h-1117c-18 0-33-15-33-33z">
          <text:p/>
        </draw:path>
        <draw:path draw:style-name="gr16" draw:text-style-name="P7" draw:layer="layout" svg:width="0.103cm" svg:height="0.097cm" svg:x="10.482cm" svg:y="4.807cm" svg:viewBox="0 0 104 98" svg:d="M32 94v2 2h-32v-2-2l11-2 33-92h13l35 92 12 2v2 2h-41v-2-2l13-2-10-28h-38l-10 28zM47 11l-17 46h34z">
          <text:p/>
        </draw:path>
        <draw:path draw:style-name="gr16" draw:text-style-name="P7" draw:layer="layout" svg:width="0.054cm" svg:height="0.07cm" svg:x="10.592cm" svg:y="4.835cm" svg:viewBox="0 0 55 71" svg:d="M13 35c0 27 21 33 42 26 1 10-12 10-22 10-23 0-33-13-33-36 0-31 25-40 54-33v10 9h-4c-3-6-2-12-10-14-19-4-27 9-27 28z">
          <text:p/>
        </draw:path>
        <draw:path draw:style-name="gr16" draw:text-style-name="P7" draw:layer="layout" svg:width="0.054cm" svg:height="0.07cm" svg:x="10.657cm" svg:y="4.835cm" svg:viewBox="0 0 55 71" svg:d="M13 35c0 27 21 33 42 26 1 10-12 10-22 10-23 0-33-13-33-36 0-31 25-40 54-33v10 9h-4c-2-6-2-12-10-14-19-4-27 9-27 28z">
          <text:p/>
        </draw:path>
        <draw:path draw:style-name="gr16" draw:text-style-name="P7" draw:layer="layout" svg:width="0.069cm" svg:height="0.068cm" svg:x="10.718cm" svg:y="4.837cm" svg:viewBox="0 0 70 69" svg:d="M49 63c-14 8-40 11-40-14v-22-22c-4-1-10 1-9-5h21v25 24c-1 15 17 13 28 10v-27-27l-10-2v-1-2h22v32 31c3 1 10-1 9 5h-20z">
          <text:p/>
        </draw:path>
        <draw:path draw:style-name="gr16" draw:text-style-name="P7" draw:layer="layout" svg:width="0.108cm" svg:height="0.068cm" svg:x="10.792cm" svg:y="4.835cm" svg:viewBox="0 0 109 69" svg:d="M48 21c2-15-17-13-27-10v26 27l9 2v2 1h-30c-1-5 5-3 8-5v-29-29c-3-1-9 1-8-4h20v5c9-6 32-12 38 1 13-9 42-15 42 12v22 22c4 2 10 0 9 5h-31v-1-2l10-2v-21-22c2-16-18-13-29-10 3 15 1 36 1 53l10 2v2 1h-31v-1-2l9-2v-21z">
          <text:p/>
        </draw:path>
        <draw:path draw:style-name="gr16" draw:text-style-name="P7" draw:layer="layout" svg:width="0.069cm" svg:height="0.068cm" svg:x="10.905cm" svg:y="4.837cm" svg:viewBox="0 0 70 69" svg:d="M49 63c-14 8-40 11-40-14v-22-22c-4-1-10 1-9-5h21v25 24c-2 15 17 13 28 10v-27-27l-10-2v-1-2h22v32 31c3 1 10-1 9 5h-20z">
          <text:p/>
        </draw:path>
        <draw:polygon draw:style-name="gr16" draw:text-style-name="P7" draw:layer="layout" svg:width="0.034cm" svg:height="0.101cm" svg:x="10.98cm" svg:y="4.802cm" svg:viewBox="0 0 35 102" draw:points="24,98 35,99 35,101 35,102 0,102 0,101 0,99 11,98 11,51 11,5 0,3 0,2 0,0 24,0 24,49">
          <text:p/>
        </draw:polygon>
        <draw:path draw:style-name="gr16" draw:text-style-name="P7" draw:layer="layout" svg:width="0.058cm" svg:height="0.07cm" svg:x="11.023cm" svg:y="4.835cm" svg:viewBox="0 0 59 71" svg:d="M8 3c17-5 42-6 42 16v22 23c3 2 10 0 9 5h-18l-2-7c-10 13-43 13-39-11 0-21 19-21 39-21 1-15-3-29-18-24-2 1-5 2-6 3-2 3 0 10-7 9v-8zM13 50c0 17 16 14 26 9v-12-12c-14 1-26 0-26 15z">
          <text:p/>
        </draw:path>
        <draw:path draw:style-name="gr16" draw:text-style-name="P7" draw:layer="layout" svg:width="0.038cm" svg:height="0.083cm" svg:x="11.084cm" svg:y="4.821cm" svg:viewBox="0 0 39 84" svg:d="M21 68c-1 10 10 10 18 8v2 3c-11 6-30 6-30-12v-24-23h-9c-1-6 6-5 9-7l7-15h5v8 7h15v3 4h-15v22z">
          <text:p/>
        </draw:path>
        <draw:path draw:style-name="gr16" draw:text-style-name="P7" draw:layer="layout" svg:width="0.034cm" svg:height="0.097cm" svg:x="11.127cm" svg:y="4.807cm" svg:viewBox="0 0 35 98" svg:d="M16 16c-9 0-10-16 0-16 6 0 8 3 9 8-1 5-4 8-9 8zM24 93l11 1v2 2h-35v-2-2l11-1v-29-29l-9-2v-1-2h22v31z">
          <text:p/>
        </draw:path>
        <draw:path draw:style-name="gr16" draw:text-style-name="P7" draw:layer="layout" svg:width="0.062cm" svg:height="0.071cm" svg:x="11.17cm" svg:y="4.835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68cm" svg:height="0.068cm" svg:x="11.241cm" svg:y="4.835cm" svg:viewBox="0 0 69 69" svg:d="M48 20c2-14-17-13-28-10v27 27l10 2v2 1h-30c-1-5 6-3 8-5v-29-29c-2-1-9 1-8-5h20v6c13-10 40-12 40 12v23 22c3 2 10 0 9 5h-30v-1-2l9-2v-21z">
          <text:p/>
        </draw:path>
        <draw:line draw:style-name="gr9" draw:text-style-name="P6" draw:layer="layout" svg:x1="9.372cm" svg:y1="4.737cm" svg:x2="9.372cm" svg:y2="4.776cm">
          <text:p/>
        </draw:line>
        <draw:polygon draw:style-name="gr16" draw:text-style-name="P7" draw:layer="layout" svg:width="0.01cm" svg:height="0.005cm" svg:x="9.367cm" svg:y="4.731cm" svg:viewBox="0 0 11 6" draw:points="11,6 0,6 0,0 11,0">
          <text:p/>
        </draw:polygon>
        <draw:polygon draw:style-name="gr10" draw:text-style-name="P7" draw:layer="layout" svg:width="0.05cm" svg:height="0.076cm" svg:x="9.347cm" svg:y="4.776cm" svg:viewBox="0 0 51 77" draw:points="28,77 0,0 51,0">
          <text:p/>
        </draw:polygon>
        <draw:path draw:style-name="gr13" draw:text-style-name="P6" draw:layer="layout" svg:width="1.309cm" svg:height="0.231cm" svg:x="6.323cm" svg:y="2.609cm" svg:viewBox="0 0 1310 232" svg:d="M0 33c0-18 15-33 33-33h1244c18 0 33 15 33 33v166c0 18-15 33-33 33h-1244c-18 0-33-15-33-33z">
          <text:p/>
        </draw:path>
        <draw:path draw:style-name="gr17" draw:text-style-name="P8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7" draw:text-style-name="P6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16" draw:text-style-name="P7" draw:layer="layout" svg:width="0.035cm" svg:height="0.085cm" svg:x="8.845cm" svg:y="5.625cm" svg:viewBox="0 0 36 86" svg:d="M36 19l-1 6h-11l-11 48c-1 0-1 1-1 1 0 1 1 2 3 2 0 0 3 0 9-8l2 2c-4 5-12 16-20 16-5 0-6-4-6-8 0-2 0-4 0-5l13-48h-12l1-5c11-2 20-7 26-20h3l-5 19z">
          <text:p/>
        </draw:path>
        <draw:path draw:style-name="gr16" draw:text-style-name="P7" draw:layer="layout" svg:width="0.065cm" svg:height="0.101cm" svg:x="8.893cm" svg:y="5.61cm" svg:viewBox="0 0 66 102" svg:d="M63 84l3 2c-5 5-12 16-21 16-2 0-5-2-5-7 0-2 0-4 9-39 0-2 1-5 1-7 0-3-1-5-3-5-6 0-16 13-20 20-5 8-10 14-11 18l-4 18h-12l23-90v-1c0-2-1-3-4-3-2 0-4 0-5 0v-2l24-4-16 63c8-9 19-29 33-29 5 0 8 5 8 11 0 3-2 6-2 9l-9 35v1c0 1 1 2 2 2 3 0 7-5 9-8z">
          <text:p/>
        </draw:path>
        <draw:path draw:style-name="gr16" draw:text-style-name="P7" draw:layer="layout" svg:width="0.053cm" svg:height="0.065cm" svg:x="8.967cm" svg:y="5.644cm" svg:viewBox="0 0 54 66" svg:d="M21 26h1c1-2 3-5 5-8 5-9 12-18 21-18 4 0 6 3 6 7 0 6-4 13-10 13s-4-6-7-6c-9 0-22 38-23 41l-3 11h-11l13-55c1-2 1-2 1-3 0-2-2-3-5-3-1 0-3 1-4 1v-3l23-3z">
          <text:p/>
        </draw:path>
        <draw:path draw:style-name="gr16" draw:text-style-name="P7" draw:layer="layout" svg:width="0.055cm" svg:height="0.067cm" svg:x="9.029cm" svg:y="5.644cm" svg:viewBox="0 0 56 68" svg:d="M49 49l2 2c-10 13-21 17-30 17-15 0-21-13-21-24 0-4 1-5 1-9 4-17 21-35 40-35 6 0 15 2 15 11 0 20-25 27-43 27v5c0 9 8 16 17 16 6 0 13-3 19-10zM13 34h2c15 0 29-10 29-24 0-3-3-5-6-5-12 0-21 17-25 29z">
          <text:p/>
        </draw:path>
        <draw:path draw:style-name="gr16" draw:text-style-name="P7" draw:layer="layout" svg:width="0.05cm" svg:height="0.067cm" svg:x="9.097cm" svg:y="5.644cm" svg:viewBox="0 0 51 68" svg:d="M51 0l-4 22h-2c0-10-5-18-14-18-4 0-7 2-7 8 0 8 20 22 20 37 0 9-7 19-20 19-5 0-15-4-17-4-1 0-3 1-5 4h-2l3-24h4c0 10 6 20 15 20s11-8 11-13c0-13-20-20-20-35 0-12 9-16 17-16 7 0 10 3 14 3 1 0 3-2 4-3z">
          <text:p/>
        </draw:path>
        <draw:path draw:style-name="gr16" draw:text-style-name="P7" draw:layer="layout" svg:width="0.064cm" svg:height="0.101cm" svg:x="9.162cm" svg:y="5.61cm" svg:viewBox="0 0 65 102" svg:d="M64 84l1 2c-4 5-11 16-19 16-3 0-6-2-6-7 0-2 0-4 9-39 0-2 1-5 1-7 0-3-1-5-3-5-6 0-15 13-20 20-5 8-10 14-10 18l-5 18h-12l23-90 1-1c0-2-2-3-6-3-1 0-2 0-3 0l-1-2 24-4-16 63c8-9 19-29 32-29 6 0 9 5 9 11 0 3-1 6-2 9l-8 35c-1 0-1 1-1 1 0 1 1 2 2 2 4 0 7-5 10-8z">
          <text:p/>
        </draw:path>
        <draw:path draw:style-name="gr16" draw:text-style-name="P7" draw:layer="layout" svg:width="0.058cm" svg:height="0.067cm" svg:x="9.238cm" svg:y="5.644cm" svg:viewBox="0 0 59 68" svg:d="M59 23c0 21-16 45-39 45-15 0-20-14-20-25 0-19 15-43 37-43 12 0 22 7 22 23zM47 18c0-5-2-13-10-13-12 0-24 21-24 42 0 5 0 16 8 16 16 0 26-34 26-45z">
          <text:p/>
        </draw:path>
        <draw:path draw:style-name="gr16" draw:text-style-name="P7" draw:layer="layout" svg:width="0.034cm" svg:height="0.101cm" svg:x="9.307cm" svg:y="5.61cm" svg:viewBox="0 0 35 102" svg:d="M35 0l-22 89v1c0 1 1 2 2 2 3 0 8-6 9-8l2 2c-4 6-11 16-20 16-5 0-6-5-6-8 0-2 1-4 1-5l19-77c1-2 1-3 1-3 0-2-1-3-5-3-1 0-3 0-4 0l-1-2z">
          <text:p/>
        </draw:path>
        <draw:path draw:style-name="gr16" draw:text-style-name="P7" draw:layer="layout" svg:width="0.072cm" svg:height="0.101cm" svg:x="9.354cm" svg:y="5.61cm" svg:viewBox="0 0 73 102" svg:d="M73 0l-23 90v1c0 1 1 2 2 2 4 0 7-5 10-9l1 2c-4 7-12 16-19 16-5 0-6-4-6-6 0-3 0-5 1-10-11 14-21 16-26 16-11 0-13-11-13-19 0-16 15-49 38-49 9 0 12 4 12 8l9-32c0 0 0-1 0-2s-1-2-5-2c-1 0-3 0-4 0l-1-2zM48 49c0-7-2-10-8-10-15 0-27 30-27 44 0 7 4 10 8 10 11 0 20-15 25-28 1-5 2-11 2-16z">
          <text:p/>
        </draw:path>
        <draw:polygon draw:style-name="gr16" draw:text-style-name="P7" draw:layer="layout" svg:width="0.083cm" svg:height="0.082cm" svg:x="9.476cm" svg:y="5.63cm" svg:viewBox="0 0 84 83" draw:points="84,83 0,43 0,41 84,0 84,9 20,42 84,74">
          <text:p/>
        </draw:polygon>
        <draw:path draw:style-name="gr16" draw:text-style-name="P7" draw:layer="layout" svg:width="0.072cm" svg:height="0.101cm" svg:x="9.618cm" svg:y="5.61cm" svg:viewBox="0 0 73 102" svg:d="M73 0l-23 90v1c0 1 1 2 2 2 4 0 7-5 9-9l2 2c-4 7-12 16-19 16-5 0-6-4-6-6 0-3 0-5 1-10-11 14-21 16-26 16-11 0-13-11-13-19 0-16 15-49 38-49 9 0 12 4 12 8l9-32c0 0 0-1 0-2s-1-2-5-2c-1 0-3 0-4 0l-1-2zM48 49c0-7-2-10-8-10-15 0-27 30-27 44 0 7 4 10 8 10 11 0 21-15 24-28 2-5 3-11 3-16z">
          <text:p/>
        </draw:path>
        <draw:path draw:style-name="gr16" draw:text-style-name="P7" draw:layer="layout" svg:width="0.058cm" svg:height="0.067cm" svg:x="9.697cm" svg:y="5.644cm" svg:viewBox="0 0 59 68" svg:d="M59 23c0 21-16 45-39 45-15 0-20-14-20-25 0-19 15-43 38-43 12 0 21 7 21 23zM47 18c0-5-2-13-9-13-13 0-26 21-26 42 0 5 0 16 9 16 16 0 26-34 26-45z">
          <text:p/>
        </draw:path>
        <draw:path draw:style-name="gr16" draw:text-style-name="P7" draw:layer="layout" svg:width="0.035cm" svg:height="0.085cm" svg:x="9.765cm" svg:y="5.625cm" svg:viewBox="0 0 36 86" svg:d="M36 19l-1 6h-11l-11 48v1c0 1 0 2 2 2 0 0 3 0 9-8l2 2c-4 5-11 16-20 16-5 0-6-4-6-8 0-2 0-4 1-5l12-48h-12l1-5c11-2 21-7 26-20h2l-4 19z">
          <text:p/>
        </draw:path>
        <draw:path draw:style-name="gr16" draw:text-style-name="P7" draw:layer="layout" svg:width="0.067cm" svg:height="0.047cm" svg:x="9.809cm" svg:y="5.685cm" svg:viewBox="0 0 68 48" svg:d="M67 36l1 1c-3 5-8 11-13 11-3 0-5-1-5-5 0-1 1-2 1-4l6-24c1-1 1-2 1-4s-1-4-3-4c-5 0-17 19-19 26l-4 14h-8l8-32c0 0 1-2 1-4s-1-4-3-4c-5 0-17 19-19 26l-3 14h-8l10-40c0-1-1-3-3-3s-3 0-3 1l-1-2 17-3-5 18h1c10-15 16-18 20-18s6 4 6 9c0 1 0 3-1 6l-1 3c4-5 9-12 14-16 3-1 5-2 7-2 4 0 5 3 5 8 0 1 0 4 0 6l-7 25v1c0 1 1 1 2 1 2 0 4-1 6-5z">
          <text:p/>
        </draw:path>
        <draw:path draw:style-name="gr14" draw:text-style-name="P11" draw:layer="layout" svg:width="0.22cm" svg:height="0.22cm" svg:x="6.863cm" svg:y="6.044cm" svg:viewBox="0 0 221 221" svg:d="M221 221h-177c-24 0-44-20-44-44v-133c0-24 20-44 44-44h177z">
          <text:p/>
        </draw:path>
        <draw:path draw:style-name="gr15" draw:text-style-name="P6" draw:layer="layout" svg:width="0.22cm" svg:height="0.22cm" svg:x="6.863cm" svg:y="6.044cm" svg:viewBox="0 0 221 221" svg:d="M103 221h-59l-17-4-14-9-10-14-3-17v-44M0 89v-45l3-17 10-14 14-10 17-3h59M161 0h60v74M221 147v74h-60">
          <text:p/>
        </draw:path>
        <draw:path draw:style-name="gr15" draw:text-style-name="P6" draw:layer="layout" svg:width="4.593cm" svg:height="0.22cm" svg:x="7.084cm" svg:y="6.044cm" svg:viewBox="0 0 4594 221" svg:d="M108 0h108M271 0h108M433 0h108M595 0h109M758 0h108M921 0h108M1083 0h108M1245 0h109M1408 0h109M1571 0h108M1734 0h108M1896 0h108M2058 0h109M2221 0h108M2383 0h109M2546 0h108M2708 0h109M2871 0h108M3034 0h108M3196 0h108M3358 0h109M3521 0h108M3684 0h108M3846 0h108M4008 0h109M4171 0h108M4333 0h109M4496 0h54l17 3 14 10 9 14 4 17v45M4594 133v44l-4 17-9 14-14 9-17 4h-54M4442 221h-109M4279 221h-108M4117 221h-109M3954 221h-108M3792 221h-108M3629 221h-108M3467 221h-109M3304 221h-108M3142 221h-108M2979 221h-108M2817 221h-109M2654 221h-108M2492 221h-109M2329 221h-108M2167 221h-109M2004 221h-108M1842 221h-108M1679 221h-108M1517 221h-109M1354 221h-109M1191 221h-108M1029 221h-108M866 221h-108M704 221h-109M541 221h-108M379 221h-108M216 221h-108M54 221h-54v-74M0 74v-74h54">
          <text:p/>
        </draw:path>
        <draw:path draw:style-name="gr9" draw:text-style-name="P6" draw:layer="layout" svg:width="0.001cm" svg:height="0.109cm" svg:x="9.39cm" svg:y="5.84cm" svg:viewBox="0 0 2 110" svg:d="M2 0v100c0 0 0 5-1 5h-1v5">
          <text:p/>
        </draw:path>
        <draw:polygon draw:style-name="gr16" draw:text-style-name="P7" draw:layer="layout" svg:width="0.01cm" svg:height="0.005cm" svg:x="9.387cm" svg:y="5.834cm" svg:viewBox="0 0 11 6" draw:points="11,6 0,6 0,0 11,0">
          <text:p/>
        </draw:polygon>
        <draw:polygon draw:style-name="gr10" draw:text-style-name="P7" draw:layer="layout" svg:width="0.051cm" svg:height="0.076cm" svg:x="9.365cm" svg:y="5.955cm" svg:viewBox="0 0 52 77" draw:points="26,77 0,0 52,0">
          <text:p/>
        </draw:polygon>
        <draw:polygon draw:style-name="gr18" draw:text-style-name="P9" draw:layer="layout" svg:width="0.1cm" svg:height="0.096cm" svg:x="9.436cm" svg:y="5.905cm" svg:viewBox="0 0 101 97" draw:points="59,59 59,75 59,91 74,93 74,95 74,97 30,97 30,95 30,93 45,91 45,75 45,59 11,6 0,4 0,2 0,0 41,0 41,2 41,4 28,6 56,50 82,6 70,4 70,2 70,0 101,0 101,2 101,4 91,6">
          <text:p/>
        </draw:polygon>
        <draw:path draw:style-name="gr18" draw:text-style-name="P9" draw:layer="layout" svg:width="0.054cm" svg:height="0.071cm" svg:x="9.531cm" svg:y="5.932cm" svg:viewBox="0 0 55 72" svg:d="M29 0c20 0 27 14 26 36h-42c-3 24 16 33 39 26v2 2c-5 3-13 6-21 6-23 0-31-14-31-36 0-23 9-36 29-36zM42 30c5-23-23-33-28-10 0 3-1 7-1 10z">
          <text:p/>
        </draw:path>
        <draw:path draw:style-name="gr18" draw:text-style-name="P9" draw:layer="layout" svg:width="0.045cm" svg:height="0.07cm" svg:x="9.596cm" svg:y="5.932cm" svg:viewBox="0 0 46 71" svg:d="M11 16c3 20 35 10 35 35 0 22-29 23-46 16v-8-8c8 0 4 12 13 13 14 7 31-11 17-21-12-7-30-5-30-24 0-21 24-21 41-17v8 7c-8 1-3-10-11-10-9-3-21-1-19 9z">
          <text:p/>
        </draw:path>
        <draw:path draw:style-name="gr17" draw:text-style-name="P8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16" draw:text-style-name="P7" draw:layer="layout" svg:width="0.066cm" svg:height="0.093cm" svg:x="8.718cm" svg:y="6.099cm" svg:viewBox="0 0 67 94" svg:d="M67 0l-21 82c0 1 0 1 0 2 0 0 1 1 2 1 3 0 7-5 8-8l2 2c-4 6-11 15-18 15-4 0-5-3-5-6s0-5 1-9h-1c-10 13-18 15-23 15-10 0-12-11-12-18 0-14 14-44 35-44 8 0 11 3 11 6l8-29v-1c0-2-1-3-4-3-1 0-3 1-4 1l-1-3zM44 45c0-6-2-10-8-10-13 0-24 28-24 41 0 7 3 9 7 9 10 0 19-13 23-25 1-5 2-10 2-15z">
          <text:p/>
        </draw:path>
        <draw:path draw:style-name="gr16" draw:text-style-name="P7" draw:layer="layout" svg:width="0.054cm" svg:height="0.061cm" svg:x="8.791cm" svg:y="6.131cm" svg:viewBox="0 0 55 62" svg:d="M55 21c0 20-15 41-37 41-14 0-18-12-18-22 0-18 14-40 34-40 11 0 21 6 21 21zM44 17c0-5-2-13-10-13-11 0-23 21-23 39 0 5 0 15 8 15 15 0 25-31 25-41z">
          <text:p/>
        </draw:path>
        <draw:path draw:style-name="gr16" draw:text-style-name="P7" draw:layer="layout" svg:width="0.033cm" svg:height="0.078cm" svg:x="8.853cm" svg:y="6.114cm" svg:viewBox="0 0 34 79" svg:d="M34 18l-1 5h-10l-11 43c0 1 0 1 0 2s0 2 2 2c0 0 3 0 8-7l2 1c-3 5-10 15-18 15-5 0-6-4-6-7 0-2 0-4 1-6l11-43h-11l1-4c10-3 19-8 24-19h2l-4 18z">
          <text:p/>
        </draw:path>
        <draw:path draw:style-name="gr16" draw:text-style-name="P7" draw:layer="layout" svg:width="0.08cm" svg:height="0.036cm" svg:x="8.936cm" svg:y="6.138cm" svg:viewBox="0 0 81 37" svg:d="M81 9h-81v-9h81zM81 37h-81v-9h81z">
          <text:p/>
        </draw:path>
        <draw:path draw:style-name="gr16" draw:text-style-name="P7" draw:layer="layout" svg:width="0.118cm" svg:height="0.089cm" svg:x="9.066cm" svg:y="6.102cm" svg:viewBox="0 0 119 90" svg:d="M119 0l-1 2h-3c-10 0-13 4-14 9l-20 79h-3l-38-72h-1l-15 61c0 1 0 2 0 4 0 3 2 5 11 5h2l-1 2h-36v-2h3c10 0 13-4 14-9l18-70c-3-6-9-7-12-7h-3v-2h27l33 64 14-53c0-1 0-2 0-4s-2-5-10-5h-2v-2z">
          <text:p/>
        </draw:path>
        <draw:path draw:style-name="gr16" draw:text-style-name="P7" draw:layer="layout" svg:width="0.054cm" svg:height="0.061cm" svg:x="9.19cm" svg:y="6.131cm" svg:viewBox="0 0 55 62" svg:d="M55 21c0 20-15 41-37 41-13 0-18-12-18-22 0-18 14-40 34-40 11 0 21 6 21 21zM43 17c0-5-1-13-9-13-11 0-23 21-23 39 0 5 1 15 8 15 15 0 24-31 24-41z">
          <text:p/>
        </draw:path>
        <draw:path draw:style-name="gr16" draw:text-style-name="P7" draw:layer="layout" svg:width="0.049cm" svg:height="0.059cm" svg:x="9.251cm" svg:y="6.131cm" svg:viewBox="0 0 50 60" svg:d="M20 24h1c1-2 3-5 4-8 5-7 12-16 19-16 4 0 6 3 6 7s-3 11-9 11c-5 0-4-5-7-5-8 0-19 35-20 37l-3 10h-11l13-50c1-1 1-2 1-3s-2-2-5-2c-1 0-3 0-4 0v-2l21-3z">
          <text:p/>
        </draw:path>
        <draw:path draw:style-name="gr16" draw:text-style-name="P7" draw:layer="layout" svg:width="0.088cm" svg:height="0.06cm" svg:x="9.307cm" svg:y="6.131cm" svg:viewBox="0 0 89 61" svg:d="M88 46l1 1c-4 8-12 14-18 14-3 0-5-1-5-6 0-1 0-2 0-5l8-31c1-1 1-3 1-5 0-3-1-5-3-5-8 0-23 25-25 33l-4 18h-11l10-41c1-1 1-3 1-5 0-3-1-5-3-5-7 0-22 25-25 33l-5 18h-10l13-51c0-2-1-4-5-4-1 0-2 0-3 0v-2l21-3-6 23c14-20 22-23 27-23s8 5 8 11c0 2 0 4-2 7l-1 5h1c4-7 11-16 17-20 4-2 6-3 9-3 5 0 7 3 7 9 0 3 0 6-1 9l-8 32c0 0 0 1 0 2s0 1 1 1c3 0 7-2 10-7z">
          <text:p/>
        </draw:path>
        <draw:path draw:style-name="gr16" draw:text-style-name="P7" draw:layer="layout" svg:width="0.059cm" svg:height="0.061cm" svg:x="9.406cm" svg:y="6.131cm" svg:viewBox="0 0 60 62" svg:d="M60 2l-13 47v1c0 2 0 3 1 3 2 0 4 0 10-8l1 2c-4 7-12 15-18 15-5 0-6-3-6-7 0-2 1-5 1-7-10 12-19 14-24 14-8 0-12-7-12-17 0-18 18-45 38-45 5 0 9 3 9 6l1-4zM44 14c0-6-1-10-6-10-10 0-18 12-22 23-3 7-4 13-4 17 0 8 4 10 8 10 9 0 19-13 23-27 1-3 1-9 1-13z">
          <text:p/>
        </draw:path>
        <draw:path draw:style-name="gr16" draw:text-style-name="P7" draw:layer="layout" svg:width="0.031cm" svg:height="0.093cm" svg:x="9.475cm" svg:y="6.099cm" svg:viewBox="0 0 32 94" svg:d="M32 0l-21 81c0 0 0 1 0 2s1 1 3 1c3 0 6-5 8-7l2 1c-5 6-10 16-19 16-4 0-5-4-5-8 0-2 0-3 1-5l18-69c0-3 0-4 0-4 0-1-1-3-4-3-1 0-3 1-4 1l-1-3z">
          <text:p/>
        </draw:path>
        <draw:path draw:style-name="gr16" draw:text-style-name="P7" draw:layer="layout" svg:width="0.027cm" svg:height="0.085cm" svg:x="9.52cm" svg:y="6.106cm" svg:viewBox="0 0 28 86" svg:d="M28 7c0 3-2 6-6 6s-7-3-7-6 3-7 7-7 6 4 6 7zM25 24l-13 50c-1 1-1 2-1 2 0 1 1 1 2 1 3 0 4-1 10-7l1 2c-5 6-12 14-18 14-4 0-6-2-6-6 0-1 0-4 10-46 0-1 1-2 1-2 0-3-1-3-4-3-1 0-3 0-4 0l-1-2z">
          <text:p/>
        </draw:path>
        <draw:path draw:style-name="gr16" draw:text-style-name="P7" draw:layer="layout" svg:width="0.058cm" svg:height="0.063cm" svg:x="9.561cm" svg:y="6.13cm" svg:viewBox="0 0 59 64" svg:d="M59 0v2l-44 49c2-1 6-3 9-3 13 0 14 12 19 12 2 0 4-1 4-3 0-1-2-2-2-5s3-6 6-6 5 3 5 6c0 8-8 12-14 12-3 0-7-1-10-3-4-1-9-1-13-1-6 0-12 1-17 3l-2-2 45-51h-18c-7 0-11 1-14 9h-3l6-19z">
          <text:p/>
        </draw:path>
        <draw:path draw:style-name="gr16" draw:text-style-name="P7" draw:layer="layout" svg:width="0.05cm" svg:height="0.061cm" svg:x="9.629cm" svg:y="6.131cm" svg:viewBox="0 0 51 62" svg:d="M45 45l2 2c-10 12-19 15-29 15-13 0-18-12-18-21 0-3 0-5 1-9 3-15 18-32 36-32 6 0 14 2 14 11 0 17-23 23-40 25v4c0 8 7 14 16 14 6 0 13-2 18-9zM11 32h2c14 0 27-10 27-22 0-3-2-6-6-6-10 0-19 16-23 28z">
          <text:p/>
        </draw:path>
        <draw:path draw:style-name="gr16" draw:text-style-name="P7" draw:layer="layout" svg:width="0.035cm" svg:height="0.116cm" svg:x="9.714cm" svg:y="6.098cm" svg:viewBox="0 0 36 117" svg:d="M36 115l-2 2c-22-12-34-35-34-58 0-26 12-46 34-59l2 2c-20 17-24 30-24 56s4 41 24 57z">
          <text:p/>
        </draw:path>
        <draw:path draw:style-name="gr16" draw:text-style-name="P7" draw:layer="layout" svg:width="0.066cm" svg:height="0.093cm" svg:x="9.758cm" svg:y="6.099cm" svg:viewBox="0 0 67 94" svg:d="M67 0l-20 82c0 1-1 1-1 2 0 0 1 1 2 1 3 0 7-5 9-8l1 2c-4 6-11 15-18 15-4 0-5-3-5-6s0-5 1-9h-1c-9 13-18 15-23 15-10 0-12-11-12-18 0-14 14-44 35-44 8 0 12 3 12 6l7-29v-1c0-2-1-3-4-3-1 0-3 1-4 1l-1-3zM44 45c0-6-1-10-8-10-13 0-24 28-24 41 0 7 4 9 8 9 10 0 18-13 22-25 2-5 2-10 2-15z">
          <text:p/>
        </draw:path>
        <draw:path draw:style-name="gr16" draw:text-style-name="P7" draw:layer="layout" svg:width="0.054cm" svg:height="0.061cm" svg:x="9.831cm" svg:y="6.131cm" svg:viewBox="0 0 55 62" svg:d="M55 21c0 20-15 41-36 41-14 0-19-12-19-22 0-18 14-40 35-40 11 0 20 6 20 21zM44 17c0-5-2-13-9-13-11 0-24 21-24 39 0 5 0 15 9 15 14 0 24-31 24-41z">
          <text:p/>
        </draw:path>
        <draw:path draw:style-name="gr16" draw:text-style-name="P7" draw:layer="layout" svg:width="0.032cm" svg:height="0.078cm" svg:x="9.894cm" svg:y="6.114cm" svg:viewBox="0 0 33 79" svg:d="M33 18l-1 5h-9l-12 43c0 1 0 1 0 2s0 2 3 2c0 0 3 0 8-7l2 1c-4 5-11 15-18 15-5 0-6-4-6-7 0-2 1-4 1-6l10-43h-10l1-4c10-3 18-8 24-19h2l-4 18z">
          <text:p/>
        </draw:path>
        <draw:path draw:style-name="gr16" draw:text-style-name="P7" draw:layer="layout" svg:width="0.062cm" svg:height="0.043cm" svg:x="9.934cm" svg:y="6.169cm" svg:viewBox="0 0 63 44" svg:d="M62 33l1 1c-3 5-8 10-13 10-2 0-4-1-4-5 0 0 1-1 2-4l4-21c1-1 1-2 1-4s-1-3-2-3c-5 0-16 17-17 23l-4 13h-7l7-29c0 0 0-2 0-4s0-3-2-3c-5 0-15 17-17 23l-3 13h-8l9-36c0-2 0-3-3-3 0 0-1 0-3 0v-2l16-2-5 17h1c9-14 15-17 19-17 3 0 5 4 5 8 0 1 0 3-1 6l-1 3h1c2-5 7-11 12-15 2-1 4-2 6-2 3 0 5 3 5 7 0 2 0 4 0 6l-6 22c0 1-1 1-1 1 0 2 1 2 2 2s4-2 6-5z">
          <text:p/>
        </draw:path>
        <draw:path draw:style-name="gr16" draw:text-style-name="P7" draw:layer="layout" svg:width="0.034cm" svg:height="0.116cm" svg:x="10.018cm" svg:y="6.098cm" svg:viewBox="0 0 35 117" svg:d="M0 2l2-2c21 13 33 36 33 59 0 26-12 45-34 58l-1-2c19-16 23-29 23-55s-3-42-23-58z">
          <text:p/>
        </draw:path>
        <draw:path draw:style-name="gr17" draw:text-style-name="P8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7" draw:text-style-name="P6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16" draw:text-style-name="P7" draw:layer="layout" svg:width="1.052cm" svg:height="0.826cm" svg:x="10.189cm" svg:y="5.663cm" svg:viewBox="0 0 1053 827" svg:d="M1035 6l13 10 5 23v402 386h-11v-391-397l-4-12-9-11-15-5h-481v-11h482zM0 11v-11h354v11z">
          <text:p/>
        </draw:path>
        <draw:polygon draw:style-name="gr16" draw:text-style-name="P7" draw:layer="layout" svg:width="0.005cm" svg:height="0.01cm" svg:x="10.184cm" svg:y="5.663cm" svg:viewBox="0 0 6 11" draw:points="6,11 0,11 0,0 6,0">
          <text:p/>
        </draw:polygon>
        <draw:polygon draw:style-name="gr16" draw:text-style-name="P7" draw:layer="layout" svg:width="0.051cm" svg:height="0.076cm" svg:x="11.211cm" svg:y="6.496cm" svg:viewBox="0 0 52 77" draw:points="26,77 0,0 52,0">
          <text:p/>
        </draw:polygon>
        <draw:path draw:style-name="gr16" draw:text-style-name="P7" draw:layer="layout" svg:width="0.066cm" svg:height="0.099cm" svg:x="11.203cm" svg:y="6.49cm" svg:viewBox="0 0 67 100" svg:d="M33 100l-33-100h67zM15 11l18 56 18-56z">
          <text:p/>
        </draw:path>
        <draw:polygon draw:style-name="gr18" draw:text-style-name="P9" draw:layer="layout" svg:width="0.098cm" svg:height="0.096cm" svg:x="10.547cm" svg:y="5.602cm" svg:viewBox="0 0 99 97" draw:points="79,6 66,4 66,2 66,0 99,0 99,2 99,4 86,6 86,51 86,97 80,97 20,10 20,50 20,91 34,93 34,95 34,97 0,97 0,95 0,93 13,91 13,48 13,6 0,4 0,2 0,0 30,0 79,72 79,39">
          <text:p/>
        </draw:polygon>
        <draw:path draw:style-name="gr18" draw:text-style-name="P9" draw:layer="layout" svg:width="0.061cm" svg:height="0.071cm" svg:x="10.654cm" svg:y="5.629cm" svg:viewBox="0 0 62 72" svg:d="M31 0c21 0 31 13 31 36 0 22-10 36-31 36s-31-14-31-36 10-36 31-36zM31 66c16 0 19-15 19-30 0-16-3-30-19-30s-18 14-18 30 2 29 18 30z">
          <text:p/>
        </draw:path>
        <draw:path draw:style-name="gr18" draw:text-style-name="P9" draw:layer="layout" svg:width="0.062cm" svg:height="0.098cm" svg:x="10.818cm" svg:y="6.676cm" svg:viewBox="0 0 63 99" svg:d="M63 70c0 32-39 33-63 24v-11-11h5c0 14 9 21 25 21 20 0 28-24 13-33-16-10-43-9-43-35 0-28 35-27 58-22v10 10h-5l-2-12c-13-11-50-3-37 17 12 18 49 10 49 42z">
          <text:p/>
        </draw:path>
        <draw:path draw:style-name="gr18" draw:text-style-name="P9" draw:layer="layout" svg:width="0.07cm" svg:height="0.101cm" svg:x="10.892cm" svg:y="6.671cm" svg:viewBox="0 0 71 102" svg:d="M22 69l28-29c-3-2-8 0-7-5h24c1 5-6 3-9 5l-19 19 25 39c3 1 8-1 7 4h-28c-1-4 4-3 6-4l-18-30-9 9v11 10c3 1 9-1 8 4h-29v-1-2l9-1v-47-46l-10-2v-1-2h22v35z">
          <text:p/>
        </draw:path>
        <draw:path draw:style-name="gr18" draw:text-style-name="P9" draw:layer="layout" svg:width="0.034cm" svg:height="0.097cm" svg:x="10.966cm" svg:y="6.676cm" svg:viewBox="0 0 35 98" svg:d="M16 16c-9 0-10-16 0-16 6 0 8 3 8 8 0 4-3 8-8 8zM24 93l11 1v2 2h-35v-2-2l12-1v-29-29l-10-2v-1-2h22v31z">
          <text:p/>
        </draw:path>
        <draw:path draw:style-name="gr18" draw:text-style-name="P9" draw:layer="layout" svg:width="0.065cm" svg:height="0.1cm" svg:x="11.006cm" svg:y="6.704cm" svg:viewBox="0 0 66 101" svg:d="M66 35c1 28-18 42-46 35l1 26 12 2v1 2h-33v-2-1l9-2v-44-45c-3-1-9 0-8-5h19v4c5-4 11-6 19-6 19 1 26 15 27 35zM21 65c21 5 34-6 32-30 3-21-14-33-32-25v28z">
          <text:p/>
        </draw:path>
        <draw:polygon draw:style-name="gr18" draw:text-style-name="P9" draw:layer="layout" svg:width="0.038cm" svg:height="0.096cm" svg:x="11.12cm" svg:y="6.677cm" svg:viewBox="0 0 39 97" draw:points="26,91 39,93 39,95 39,97 0,97 0,95 0,93 12,91 12,49 12,6 0,4 0,2 0,0 39,0 39,2 39,4 26,6 26,49">
          <text:p/>
        </draw:polygon>
        <draw:path draw:style-name="gr18" draw:text-style-name="P9" draw:layer="layout" svg:width="0.071cm" svg:height="0.096cm" svg:x="11.167cm" svg:y="6.677cm" svg:viewBox="0 0 72 97" svg:d="M27 53c20 1 31-5 31-24s-11-23-31-22v23zM72 29c0 25-19 32-45 30v16 16l15 2v2 2h-41v-2-2l12-2v-42-43l-13-2v-2-2c33 1 73-6 72 29z">
          <text:p/>
        </draw:path>
        <draw:path draw:style-name="gr18" draw:text-style-name="P9" draw:layer="layout" svg:width="0.069cm" svg:height="0.068cm" svg:x="11.278cm" svg:y="6.706cm" svg:viewBox="0 0 70 69" svg:d="M49 63c-14 8-40 11-40-14v-22-22c-4-2-10 1-9-5h21v24 24c-1 16 17 13 28 11v-27-27l-10-2v-1-2h22v31 32c3 1 10-1 9 5h-20z">
          <text:p/>
        </draw:path>
        <draw:path draw:style-name="gr18" draw:text-style-name="P9" draw:layer="layout" svg:width="0.065cm" svg:height="0.1cm" svg:x="11.352cm" svg:y="6.704cm" svg:viewBox="0 0 66 101" svg:d="M66 35c1 28-19 42-46 35v26l12 2v1 2h-32v-2-1l9-2v-44-45c-3-1-9 0-8-5h18l1 4c5-4 11-6 19-6 19 1 26 15 27 35zM20 65c22 5 35-6 33-30 3-21-14-33-33-25v28z">
          <text:p/>
        </draw:path>
        <draw:path draw:style-name="gr18" draw:text-style-name="P9" draw:layer="layout" svg:width="0.066cm" svg:height="0.103cm" svg:x="11.428cm" svg:y="6.671cm" svg:viewBox="0 0 67 104" svg:d="M0 69c0-29 19-41 47-35v-29l-12-2v-1-2h23v49 49c3 1 10-1 9 4h-19l-1-4c-19 14-47 4-47-29zM32 39c-16 0-18 13-19 30 0 16 4 27 19 27 6 0 11-1 15-3v-26-27c-5 0-10-1-15-1z">
          <text:p/>
        </draw:path>
        <draw:path draw:style-name="gr18" draw:text-style-name="P9" draw:layer="layout" svg:width="0.058cm" svg:height="0.07cm" svg:x="11.502cm" svg:y="6.704cm" svg:viewBox="0 0 59 71" svg:d="M8 2c17-4 42-5 42 16v24 23c3 1 10-1 9 5h-19l-2-7c-9 12-42 12-38-12-1-21 18-21 38-21 1-15-2-29-17-23-3 0-5 1-7 2-1 3 0 9-6 8v-7zM12 50c0 17 17 14 26 9v-12-12c-14 0-26 0-26 15z">
          <text:p/>
        </draw:path>
        <draw:path draw:style-name="gr18" draw:text-style-name="P9" draw:layer="layout" svg:width="0.038cm" svg:height="0.084cm" svg:x="11.563cm" svg:y="6.69cm" svg:viewBox="0 0 39 85" svg:d="M21 68c0 10 10 10 18 8v2 3c-11 7-30 6-30-12v-24-23h-9c-1-6 6-4 9-6l7-16h5v8 8h15v3 3h-15v23z">
          <text:p/>
        </draw:path>
        <draw:path draw:style-name="gr18" draw:text-style-name="P9" draw:layer="layout" svg:width="0.054cm" svg:height="0.071cm" svg:x="11.608cm" svg:y="6.704cm" svg:viewBox="0 0 55 72" svg:d="M29 0c20 0 27 14 26 36h-41c-4 24 15 32 38 25v3 2c-5 3-13 6-21 6-22 0-31-14-31-37 0-22 9-35 29-35zM42 30c6-23-23-34-28-10 0 3 0 6 0 10z">
          <text:p/>
        </draw:path>
        <draw:path draw:style-name="gr21" draw:text-style-name="P6" draw:layer="layout" svg:width="0.628cm" svg:height="0.407cm" svg:x="6.238cm" svg:y="5.47cm" svg:viewBox="0 0 629 408" svg:d="M0 33c0-18 15-33 33-33h563c18 0 33 15 33 33v342c0 18-15 33-33 33h-563c-18 0-33-15-33-33z">
          <text:p/>
        </draw:path>
        <draw:path draw:style-name="gr16" draw:text-style-name="P7" draw:layer="layout" svg:width="0.071cm" svg:height="0.096cm" svg:x="6.318cm" svg:y="5.607cm" svg:viewBox="0 0 72 97" svg:d="M27 52c19 2 31-5 31-23 0-19-12-24-31-23v23zM72 29c0 24-19 32-45 30v16 16l15 2v2 2h-41v-2-2l12-2v-43-42l-13-2v-2-2c33 1 73-6 72 29z">
          <text:p/>
        </draw:path>
        <draw:path draw:style-name="gr16" draw:text-style-name="P7" draw:layer="layout" svg:width="0.069cm" svg:height="0.101cm" svg:x="6.398cm" svg:y="5.601cm" svg:viewBox="0 0 70 102" svg:d="M50 54c1-16-17-13-28-10v26 28l9 1v2 1h-30v-1-2l9-1v-47-46l-10-2v-1-2h22l-1 40c13-9 41-13 41 13v22 23c3 1 9-1 8 4h-29v-1-2l9-1v-22z">
          <text:p/>
        </draw:path>
        <draw:path draw:style-name="gr16" draw:text-style-name="P7" draw:layer="layout" svg:width="0.058cm" svg:height="0.069cm" svg:x="6.475cm" svg:y="5.634cm" svg:viewBox="0 0 59 70" svg:d="M8 2c17-3 42-5 42 16v23 24c3 1 10-1 9 4h-19l-1-7c-10 13-43 13-39-12-1-20 19-20 38-21 2-14-2-28-17-22-2 1-5 1-6 2-2 3 0 9-7 8v-7zM13 50c0 17 16 14 25 9v-12-12c-14 0-25-1-25 15z">
          <text:p/>
        </draw:path>
        <draw:path draw:style-name="gr16" draw:text-style-name="P7" draw:layer="layout" svg:width="0.045cm" svg:height="0.07cm" svg:x="6.54cm" svg:y="5.634cm" svg:viewBox="0 0 46 71" svg:d="M11 16c3 20 35 10 35 35 0 23-28 23-46 16v-7-9c8 0 4 12 13 13 14 8 31-11 17-20-12-8-30-6-30-25 0-20 24-21 41-17v7 8c-8 0-3-10-11-10-9-3-21-1-19 9z">
          <text:p/>
        </draw:path>
        <draw:path draw:style-name="gr16" draw:text-style-name="P7" draw:layer="layout" svg:width="0.054cm" svg:height="0.071cm" svg:x="6.597cm" svg:y="5.634cm" svg:viewBox="0 0 55 72" svg:d="M29 0c20 0 27 14 26 36h-42c-3 24 16 33 39 26v2 2c-5 3-13 6-22 6-22 0-30-14-30-37-1-22 9-35 29-35zM42 30c5-23-23-33-28-10-1 3-1 6-1 10z">
          <text:p/>
        </draw:path>
        <draw:polygon draw:style-name="gr16" draw:text-style-name="P7" draw:layer="layout" svg:width="0.038cm" svg:height="0.096cm" svg:x="6.699cm" svg:y="5.60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47cm" svg:y="5.607cm" svg:viewBox="0 0 39 97" draw:points="26,91 39,93 39,95 39,97 0,97 0,95 0,93 13,91 13,48 13,6 0,4 0,2 0,0 39,0 39,2 39,4 26,6 26,48">
          <text:p/>
        </draw:polygon>
        <draw:path draw:style-name="gr21" draw:text-style-name="P6" draw:layer="layout" svg:width="0.656cm" svg:height="0.407cm" svg:x="6.248cm" svg:y="5.95cm" svg:viewBox="0 0 657 408" svg:d="M0 33c0-18 15-33 33-33h591c18 0 33 15 33 33v342c0 18-15 33-33 33h-591c-18 0-33-15-33-33z">
          <text:p/>
        </draw:path>
        <draw:path draw:style-name="gr16" draw:text-style-name="P7" draw:layer="layout" svg:width="0.071cm" svg:height="0.096cm" svg:x="6.321cm" svg:y="6.087cm" svg:viewBox="0 0 72 97" svg:d="M26 52c20 2 32-5 32-23 0-19-12-24-32-22v22zM72 29c0 24-19 32-46 30v16 16l16 2v2 2h-41v-2-2l12-2v-43-42l-13-2v-2-2c33 1 73-6 72 29z">
          <text:p/>
        </draw:path>
        <draw:path draw:style-name="gr16" draw:text-style-name="P7" draw:layer="layout" svg:width="0.069cm" svg:height="0.101cm" svg:x="6.4cm" svg:y="6.081cm" svg:viewBox="0 0 70 102" svg:d="M50 53c1-15-17-12-28-10v27 28l9 1v2 1h-30v-1-2l9-1v-47-46l-10-2v-1-2h22l-1 40c13-9 41-13 41 13v22 23c3 1 10-1 8 4h-29v-1-2l9-1v-22z">
          <text:p/>
        </draw:path>
        <draw:path draw:style-name="gr16" draw:text-style-name="P7" draw:layer="layout" svg:width="0.058cm" svg:height="0.069cm" svg:x="6.477cm" svg:y="6.114cm" svg:viewBox="0 0 59 70" svg:d="M9 3c16-5 41-6 41 15v23 23c3 2 10-1 9 5h-19l-1-7c-10 13-43 13-39-12 0-20 19-20 39-21 1-14-3-28-18-23-2 1-5 2-6 3-2 3 0 9-6 8v-7zM12 50c0 17 17 13 27 9v-12-12c-14 0-27-1-27 15z">
          <text:p/>
        </draw:path>
        <draw:path draw:style-name="gr16" draw:text-style-name="P7" draw:layer="layout" svg:width="0.045cm" svg:height="0.07cm" svg:x="6.543cm" svg:y="6.114cm" svg:viewBox="0 0 46 71" svg:d="M10 16c3 20 36 9 36 35 0 23-29 23-46 16v-8-8c8 0 3 12 13 13 14 8 31-11 16-20-11-8-29-6-29-25 0-20 24-21 41-17v8 7c-8 0-3-10-12-10-8-3-20-1-19 9z">
          <text:p/>
        </draw:path>
        <draw:path draw:style-name="gr16" draw:text-style-name="P7" draw:layer="layout" svg:width="0.054cm" svg:height="0.071cm" svg:x="6.6cm" svg:y="6.114cm" svg:viewBox="0 0 55 72" svg:d="M28 0c21 0 28 14 27 36h-42c-3 24 15 33 39 26v2 2c-5 3-13 6-21 6-23 0-31-14-31-37 0-22 9-35 28-35zM42 30c5-23-23-33-28-10 0 3-1 6-1 10z">
          <text:p/>
        </draw:path>
        <draw:polygon draw:style-name="gr16" draw:text-style-name="P7" draw:layer="layout" svg:width="0.038cm" svg:height="0.096cm" svg:x="6.701cm" svg:y="6.08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5cm" svg:y="6.087cm" svg:viewBox="0 0 39 97" draw:points="26,91 39,93 39,95 39,97 0,97 0,95 0,93 13,91 13,48 13,6 0,4 0,2 0,0 39,0 39,2 39,4 26,6 26,48">
          <text:p/>
        </draw:polygon>
        <draw:polygon draw:style-name="gr16" draw:text-style-name="P7" draw:layer="layout" svg:width="0.038cm" svg:height="0.096cm" svg:x="6.798cm" svg:y="6.087cm" svg:viewBox="0 0 39 97" draw:points="26,91 39,93 39,95 39,97 0,97 0,95 0,93 12,91 12,48 12,6 0,4 0,2 0,0 39,0 39,2 39,4 26,6 26,48">
          <text:p/>
        </draw:polygon>
        <draw:path draw:style-name="gr16" draw:text-style-name="P7" draw:layer="layout" svg:width="0.089cm" svg:height="0.125cm" svg:x="6.956cm" svg:y="6.087cm" svg:viewBox="0 0 90 126" svg:d="M90 44l-1 3c-12 1-18 4-25 11l-19 16 11 29c3 6 5 11 10 11 6 0 10-8 14-14l3 2c-2 4-11 24-24 24-8 0-12-10-14-15l-12-27-10 9-8 31h-15l28-109c0-1 0-3 0-4 0-2-1-4-6-4-2 0-3 0-5 0v-2l29-5-21 85 31-28c2-2 4-4 4-7 0-2-3-3-5-3h-2v-3z">
          <text:p/>
        </draw:path>
        <draw:polygon draw:style-name="gr17" draw:text-style-name="P8" draw:layer="layout" svg:width="1.427cm" svg:height="0.281cm" svg:x="8.673cm" svg:y="6.611cm" svg:viewBox="0 0 1428 282" draw:points="0,0 1428,0 1428,282 0,282">
          <text:p/>
        </draw:polygon>
        <draw:path draw:style-name="gr16" draw:text-style-name="P7" draw:layer="layout" svg:width="0.142cm" svg:height="0.182cm" svg:x="8.683cm" svg:y="6.667cm" svg:viewBox="0 0 143 183" svg:d="M143 129l-9 54h-134l70-91-65-92h133v45h-5c-4-25-10-34-34-34h-58l52 71-60 78h74c20 0 27-12 31-31z">
          <text:p/>
        </draw:path>
        <draw:path draw:style-name="gr16" draw:text-style-name="P7" draw:layer="layout" svg:width="0.108cm" svg:height="0.082cm" svg:x="8.841cm" svg:y="6.633cm" svg:viewBox="0 0 109 83" svg:d="M109 0v2h-3c-9 0-12 3-13 8l-18 73h-3l-35-67h-1l-13 57c0 1 0 2 0 4s1 4 9 4h2v2h-34l1-2h2c10 0 12-4 14-8l16-64c-3-6-9-7-12-7h-3l1-2h25l30 59 13-49c0-1 1-2 1-3 0-3-3-5-10-5h-3v-2z">
          <text:p/>
        </draw:path>
        <draw:polygon draw:style-name="gr16" draw:text-style-name="P7" draw:layer="layout" svg:width="0.07cm" svg:height="0.007cm" svg:x="8.958cm" svg:y="6.679cm" svg:viewBox="0 0 71 8" draw:points="71,8 0,8 0,0 71,0">
          <text:p/>
        </draw:polygon>
        <draw:path draw:style-name="gr16" draw:text-style-name="P7" draw:layer="layout" svg:width="0.035cm" svg:height="0.085cm" svg:x="9.051cm" svg:y="6.63cm" svg:viewBox="0 0 36 86" svg:d="M36 86h-35v-2c9-1 12-3 12-10v-57c0-4-1-6-4-6-1 0-3 0-5 2l-4 1v-2l23-12h1v76c0 6 2 8 12 8z">
          <text:p/>
        </draw:path>
        <draw:path draw:style-name="gr16" draw:text-style-name="P7" draw:layer="layout" svg:width="0.048cm" svg:height="0.101cm" svg:x="8.834cm" svg:y="6.778cm" svg:viewBox="0 0 49 102" svg:d="M49 6c0 3-2 6-6 6-3 0-6-3-6-6s3-6 6-6c4 0 6 3 6 6zM47 22l-14 54c-3 12-9 26-24 26-6 0-9-4-9-8 0-3 2-6 6-6 2 0 4 2 4 4s-2 2-2 5l1 1c7 0 11-9 14-22l11-46c0-2-1-3-3-3-1 0-3 0-4 0v-1z">
          <text:p/>
        </draw:path>
        <draw:path draw:style-name="gr16" draw:text-style-name="P7" draw:layer="layout" svg:width="0.074cm" svg:height="0.033cm" svg:x="8.892cm" svg:y="6.807cm" svg:viewBox="0 0 75 34" svg:d="M75 8h-75v-8h75zM75 34h-75v-8h75z">
          <text:p/>
        </draw:path>
        <draw:path draw:style-name="gr16" draw:text-style-name="P7" draw:layer="layout" svg:width="0.057cm" svg:height="0.087cm" svg:x="8.975cm" svg:y="6.77cm" svg:viewBox="0 0 58 88" svg:d="M58 44c0 22-8 44-29 44-22 0-29-23-29-45s9-43 30-43c16 0 28 18 28 44zM45 45c0-27-5-42-17-42-10 0-16 15-16 41s6 41 17 41 16-15 16-40z">
          <text:p/>
        </draw:path>
        <draw:path draw:style-name="gr16" draw:text-style-name="P7" draw:layer="layout" svg:width="0.077cm" svg:height="0.121cm" svg:x="9.156cm" svg:y="6.683cm" svg:viewBox="0 0 78 122" svg:d="M76 101l2 2c-4 6-13 19-23 19-3 0-7-2-7-8 0-2 0-5 11-48 0-1 1-6 1-8 0-3-1-6-4-6-7 0-18 15-24 23-7 10-12 19-12 23l-6 22h-14l27-108c0-1 0-1 0-2 0-2-1-4-5-4-2 0-4 1-5 1v-3l28-4-20 74h1c10-10 23-34 39-34 8 0 10 7 10 13 0 4-1 7-2 11l-10 42c0 1 0 1 0 2s0 2 2 2c4 0 9-6 11-9z">
          <text:p/>
        </draw:path>
        <draw:path draw:style-name="gr16" draw:text-style-name="P7" draw:layer="layout" svg:width="0.065cm" svg:height="0.077cm" svg:x="9.244cm" svg:y="6.775cm" svg:viewBox="0 0 66 78" svg:d="M66 0l-11 43c0 2-1 4-1 5s1 2 2 2c3 0 6-4 7-7l3 1c-3 6-11 14-17 14-4 0-6-2-6-6 0-3 3-11 5-21-12 19-19 24-25 24-1 0-4-2-5-3-4 18-5 23-8 26h-10c2-3 5-7 6-15l16-63h10l-9 38c0 1 0 2 0 3 0 3 1 6 6 6 7 0 23-27 25-38l2-9z">
          <text:p/>
        </draw:path>
        <draw:path draw:style-name="gr16" draw:text-style-name="P7" draw:layer="layout" svg:width="0.045cm" svg:height="0.152cm" svg:x="9.34cm" svg:y="6.682cm" svg:viewBox="0 0 46 153" svg:d="M46 150l-2 3c-28-16-44-46-44-77 0-33 16-59 44-76l2 3c-25 21-30 38-30 73 0 33 5 53 30 74z">
          <text:p/>
        </draw:path>
        <draw:path draw:style-name="gr16" draw:text-style-name="P7" draw:layer="layout" svg:width="0.069cm" svg:height="0.142cm" svg:x="9.388cm" svg:y="6.693cm" svg:viewBox="0 0 70 143" svg:d="M70 9c0 4-4 8-9 8s-8-4-8-8c0-5 3-9 8-9s9 4 9 9zM66 31l-19 76c-4 16-15 36-34 36-10 0-13-5-13-10 0-4 2-9 8-9 4 0 7 2 7 6 0 3-3 4-3 6 0 1 1 2 1 2 9 0 15-13 19-31l17-65c0-2-2-4-6-4-2 0-4 1-5 1v-3z">
          <text:p/>
        </draw:path>
        <draw:path draw:style-name="gr16" draw:text-style-name="P7" draw:layer="layout" svg:width="0.045cm" svg:height="0.152cm" svg:x="9.466cm" svg:y="6.682cm" svg:viewBox="0 0 46 153" svg:d="M0 3l2-3c28 16 44 46 44 77 0 33-16 59-44 76l-2-3c26-21 31-38 31-73 0-33-5-54-31-74z">
          <text:p/>
        </draw:path>
        <draw:path draw:style-name="gr16" draw:text-style-name="P7" draw:layer="layout" svg:width="0.185cm" svg:height="0.119cm" svg:x="9.531cm" svg:y="6.686cm" svg:viewBox="0 0 186 120" svg:d="M186 0v3c-12 0-20 7-24 13l-79 104h-5v-80h-2l-53 80h-5v-103c0-9-6-14-17-14h-1v-3h52v3h-2c-6 0-13 0-13 12v68h1l40-59v-11c0-6-3-10-14-10h-2l1-3h51l-1 3h-3c-11 0-13 6-13 12v71h1l50-66c3-4 7-10 7-13s-2-4-9-4h-4l1-3z">
          <text:p/>
        </draw:path>
        <draw:path draw:style-name="gr16" draw:text-style-name="P7" draw:layer="layout" svg:width="0.045cm" svg:height="0.152cm" svg:x="9.726cm" svg:y="6.682cm" svg:viewBox="0 0 46 153" svg:d="M46 150l-2 3c-29-16-44-46-44-77 0-33 16-59 44-76l2 3c-25 21-31 38-31 73 0 33 5 53 31 74z">
          <text:p/>
        </draw:path>
        <draw:path draw:style-name="gr16" draw:text-style-name="P7" draw:layer="layout" svg:width="0.06cm" svg:height="0.08cm" svg:x="9.787cm" svg:y="6.724cm" svg:viewBox="0 0 61 81" svg:d="M61 0l-5 27h-2c0-12-6-22-17-22-4 0-9 3-9 11 0 10 24 26 24 43 0 11-8 22-24 22-6 0-18-4-20-4-1 0-3 1-6 4h-2l4-27h3c0 11 7 23 19 23 10 0 13-9 13-16 0-15-24-24-24-42 0-13 11-19 21-19 8 0 12 4 16 4 3 0 4-2 6-4z">
          <text:p/>
        </draw:path>
        <draw:path draw:style-name="gr16" draw:text-style-name="P7" draw:layer="layout" svg:width="0.03cm" svg:height="0.073cm" svg:x="9.861cm" svg:y="6.758cm" svg:viewBox="0 0 31 74" svg:d="M31 17l-1 5h-9l-10 40c0 1 0 1 0 2 0 0 0 1 2 1 0 0 3 0 8-6l1 1c-3 4-9 14-17 14-4 0-5-4-5-7 0-2 0-3 0-5l11-40h-10l1-4c10-2 17-7 23-18h1l-4 17z">
          <text:p/>
        </draw:path>
        <draw:polygon draw:style-name="gr16" draw:text-style-name="P7" draw:layer="layout" svg:width="0.011cm" svg:height="0.156cm" svg:x="9.936cm" svg:y="6.679cm" svg:viewBox="0 0 12 157" draw:points="12,157 0,157 0,0 12,0">
          <text:p/>
        </draw:polygon>
        <draw:path draw:style-name="gr16" draw:text-style-name="P7" draw:layer="layout" svg:width="0.069cm" svg:height="0.142cm" svg:x="9.968cm" svg:y="6.693cm" svg:viewBox="0 0 70 143" svg:d="M70 9c0 4-4 8-9 8s-8-4-8-8c0-5 3-9 8-9s9 4 9 9zM66 31l-19 76c-4 16-14 36-34 36-9 0-13-5-13-10 0-4 2-9 9-9 3 0 6 2 6 6 0 3-3 4-3 6 0 1 1 2 2 2 8 0 14-13 19-31l16-65c0-2-2-4-6-4-1 0-3 1-5 1v-3z">
          <text:p/>
        </draw:path>
        <draw:path draw:style-name="gr16" draw:text-style-name="P7" draw:layer="layout" svg:width="0.045cm" svg:height="0.152cm" svg:x="10.046cm" svg:y="6.682cm" svg:viewBox="0 0 46 153" svg:d="M0 3l2-3c27 16 44 46 44 77 0 33-16 59-44 76l-2-3c25-21 31-38 31-73 0-33-5-54-31-74z">
          <text:p/>
        </draw:path>
        <draw:frame draw:style-name="gr22" draw:text-style-name="P14" draw:layer="layout" svg:width="1.323cm" svg:height="0.727cm" svg:x="0.058cm" svg:y="7.699cm">
          <draw:text-box>
            <text:p text:style-name="P13">Iteration latency</text:p>
          </draw:text-box>
        </draw:frame>
        <draw:line draw:style-name="gr23" draw:text-style-name="P15" draw:layer="layout" svg:x1="6.096cm" svg:y1="1cm" svg:x2="6.096cm" svg:y2="8.382cm">
          <text:p/>
        </draw:line>
        <draw:frame draw:style-name="gr24" draw:text-style-name="P17" draw:layer="layout" svg:width="11.991cm" svg:height="0.489cm" svg:x="0cm" svg:y="1.608cm">
          <draw:text-box>
            <text:p text:style-name="P16"><text:span text:style-name="T4">Init</text:span><text:span text:style-name="T4">iati</text:span><text:span text:style-name="T4">on </text:span><text:span text:style-name="T4">int</text:span><text:span text:style-name="T4">e</text:span><text:span text:style-name="T5">r</text:span><text:span text:style-name="T5">val </text:span><text:span text:style-name="T5"><text:s text:c="4"/></text:span><text:span text:style-name="T6"><text:s text:c="2"/></text:span><text:span text:style-name="T6"><text:s text:c="6"/></text:span><text:span text:style-name="T6"><text:s text:c="3"/></text:span><text:span text:style-name="T6">M</text:span><text:span text:style-name="T6">ulti</text:span><text:span text:style-name="T6">pli</text:span><text:span text:style-name="T6">cat</text:span><text:span text:style-name="T6">ion </text:span><text:span text:style-name="T6"><text:s/></text:span><text:span text:style-name="T4"><text:s text:c="4"/></text:span><text:span text:style-name="T4">Ac</text:span><text:span text:style-name="T4">cu</text:span><text:span text:style-name="T4">m</text:span><text:span text:style-name="T5">ula</text:span><text:span text:style-name="T5">tio</text:span><text:span text:style-name="T5">n <text:s text:c="3"/></text:span><text:span text:style-name="T5"><text:s text:c="6"/></text:span><text:span text:style-name="T5"><text:s text:c="2"/></text:span><text:span text:style-name="T5">Init</text:span><text:span text:style-name="T5">iati</text:span><text:span text:style-name="T5">on </text:span><text:span text:style-name="T5">int</text:span><text:span text:style-name="T5">er</text:span><text:span text:style-name="T5">val </text:span><text:span text:style-name="T5"><text:s text:c="4"/></text:span><text:span text:style-name="T6"><text:s text:c="2"/></text:span><text:span text:style-name="T6"><text:s text:c="2"/></text:span><text:span text:style-name="T6">M</text:span><text:span text:style-name="T6">ulti</text:span><text:span text:style-name="T6">pli</text:span><text:span text:style-name="T6">cat</text:span><text:span text:style-name="T6">ion </text:span><text:span text:style-name="T6"><text:s text:c="6"/></text:span><text:span text:style-name="T6"><text:s text:c="5"/></text:span><text:span text:style-name="T5">Ac</text:span><text:span text:style-name="T5">cu</text:span><text:span text:style-name="T5">m</text:span><text:span text:style-name="T5">ula</text:span><text:span text:style-name="T5">tio</text:span><text:span text:style-name="T5">n</text:span><text:span text:style-name="T6"> </text:span></text:p>
          </draw:text-box>
        </draw:frame>
        <draw:frame draw:style-name="gr25" draw:text-style-name="P14" draw:layer="layout" svg:width="2.005cm" svg:height="0.489cm" svg:x="6.615cm" svg:y="5.464cm">
          <draw:text-box>
            <text:p text:style-name="P13">Iteration latency</text:p>
          </draw:text-box>
        </draw:frame>
        <draw:frame draw:style-name="gr25" draw:text-style-name="P19" draw:layer="layout" svg:width="8.812cm" svg:height="0.538cm" svg:x="1.359cm" svg:y="7.756cm">
          <draw:text-box>
            <text:p text:style-name="P18"><text:span text:style-name="T7">L</text:span><text:span text:style-name="T7"> </text:span><text:span text:style-name="T7">=</text:span><text:span text:style-name="T7"> </text:span><text:span text:style-name="T7">(</text:span><text:span text:style-name="T7">N</text:span><text:span text:style-name="T7">-</text:span><text:span text:style-name="T7">1</text:span><text:span text:style-name="T7">) </text:span><text:span text:style-name="T7">I</text:span><text:span text:style-name="T7">I </text:span><text:span text:style-name="T7">+</text:span><text:span text:style-name="T7"> </text:span><text:span text:style-name="T7">I</text:span><text:span text:style-name="T7">L</text:span><text:span text:style-name="T7"> </text:span><text:span text:style-name="T8"><text:s/></text:span><text:span text:style-name="T8"><text:s text:c="2"/></text:span><text:span text:style-name="T8"><text:s text:c="2"/></text:span><text:span text:style-name="T8"><text:s text:c="2"/></text:span><text:span text:style-name="T8">L</text:span><text:span text:style-name="T9">f</text:span><text:span text:style-name="T9">3</text:span><text:span text:style-name="T9">2</text:span><text:span text:style-name="T8"> </text:span><text:span text:style-name="T8">=</text:span><text:span text:style-name="T8"> </text:span><text:span text:style-name="T8">1</text:span><text:span text:style-name="T8">0</text:span><text:span text:style-name="T8">N</text:span><text:span text:style-name="T8"> </text:span><text:span text:style-name="T8">+</text:span><text:span text:style-name="T8"> </text:span><text:span text:style-name="T8">9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L</text:span><text:span text:style-name="T9">l</text:span><text:span text:style-name="T9">o</text:span><text:span text:style-name="T9">g</text:span><text:span text:style-name="T8"> </text:span><text:span text:style-name="T8">=</text:span><text:span text:style-name="T8"> </text:span><text:span text:style-name="T8">2</text:span><text:span text:style-name="T8">N</text:span><text:span text:style-name="T8">+</text:span><text:span text:style-name="T8">7</text:span></text:p>
          </draw:text-box>
        </draw:frame>
        <draw:line draw:style-name="gr26" draw:text-style-name="P15" draw:layer="layout" svg:x1="8.72cm" svg:y1="2.017cm" svg:x2="8.72cm" svg:y2="3.709cm">
          <text:p/>
        </draw:line>
        <draw:line draw:style-name="gr26" draw:text-style-name="P15" draw:layer="layout" svg:x1="3.015cm" svg:y1="2.017cm" svg:x2="3.015cm" svg:y2="4.1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0T02:32:39.253797450</dc:date>
    <meta:editing-duration>PT6H12M</meta:editing-duration>
    <meta:editing-cycles>62</meta:editing-cycles>
    <meta:generator>LibreOffice/6.4.7.2$Linux_X86_64 LibreOffice_project/40$Build-2</meta:generator>
    <meta:document-statistic meta:object-count="730"/>
  </office:meta>
</office:document-meta>
</file>